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cript-lb.xml" manifest:media-type="text/xml"/>
  <manifest:file-entry manifest:full-path="Basic/VBAProject/Sheet6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3.28mm"/>
    </style:style>
    <style:style style:name="co2" style:family="table-column">
      <style:table-column-properties fo:break-before="auto" style:column-width="20.37mm"/>
    </style:style>
    <style:style style:name="co3" style:family="table-column">
      <style:table-column-properties fo:break-before="auto" style:column-width="20.76mm"/>
    </style:style>
    <style:style style:name="co4" style:family="table-column">
      <style:table-column-properties fo:break-before="auto" style:column-width="25.03mm"/>
    </style:style>
    <style:style style:name="co5" style:family="table-column">
      <style:table-column-properties fo:break-before="auto" style:column-width="22.31mm"/>
    </style:style>
    <style:style style:name="co6" style:family="table-column">
      <style:table-column-properties fo:break-before="auto" style:column-width="24.64mm"/>
    </style:style>
    <style:style style:name="co7" style:family="table-column">
      <style:table-column-properties fo:break-before="auto" style:column-width="24.25mm"/>
    </style:style>
    <style:style style:name="co8" style:family="table-column">
      <style:table-column-properties fo:break-before="auto" style:column-width="24.06mm"/>
    </style:style>
    <style:style style:name="co9" style:family="table-column">
      <style:table-column-properties fo:break-before="auto" style:column-width="17.07mm"/>
    </style:style>
    <style:style style:name="co10" style:family="table-column">
      <style:table-column-properties fo:break-before="auto" style:column-width="19.4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16.3mm"/>
    </style:style>
    <style:style style:name="co13" style:family="table-column">
      <style:table-column-properties fo:break-before="auto" style:column-width="15.72mm"/>
    </style:style>
    <style:style style:name="co14" style:family="table-column">
      <style:table-column-properties fo:break-before="auto" style:column-width="18.82mm"/>
    </style:style>
    <style:style style:name="co15" style:family="table-column">
      <style:table-column-properties fo:break-before="auto" style:column-width="20.18mm"/>
    </style:style>
    <style:style style:name="co16" style:family="table-column">
      <style:table-column-properties fo:break-before="auto" style:column-width="24.45mm"/>
    </style:style>
    <style:style style:name="co17" style:family="table-column">
      <style:table-column-properties fo:break-before="auto" style:column-width="26.39mm"/>
    </style:style>
    <style:style style:name="co18" style:family="table-column">
      <style:table-column-properties fo:break-before="auto" style:column-width="17.46mm"/>
    </style:style>
    <style:style style:name="co19" style:family="table-column">
      <style:table-column-properties fo:break-before="auto" style:column-width="20.7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1.22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6.77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6.99mm" fo:break-before="auto" style:use-optimal-row-height="false"/>
    </style:style>
    <style:style style:name="ro8" style:family="table-row">
      <style:table-row-properties style:row-height="0.21mm" fo:break-before="auto" style:use-optimal-row-height="false"/>
    </style:style>
    <style:style style:name="ro9" style:family="table-row">
      <style:table-row-properties style:row-height="11.64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5.5mm" fo:break-before="auto" style:use-optimal-row-height="false"/>
    </style:style>
    <style:style style:name="ro12" style:family="table-row">
      <style:table-row-properties style:row-height="1.59mm" fo:break-before="auto" style:use-optimal-row-height="false"/>
    </style:style>
    <style:style style:name="ro13" style:family="table-row">
      <style:table-row-properties style:row-height="14.08mm" fo:break-before="auto" style:use-optimal-row-height="false"/>
    </style:style>
    <style:style style:name="ro14" style:family="table-row">
      <style:table-row-properties style:row-height="8.04mm" fo:break-before="auto" style:use-optimal-row-height="false"/>
    </style:style>
    <style:style style:name="ro15" style:family="table-row">
      <style:table-row-properties style:row-height="10.58mm" fo:break-before="auto" style:use-optimal-row-height="false"/>
    </style:style>
    <style:style style:name="ro16" style:family="table-row">
      <style:table-row-properties style:row-height="7.83mm" fo:break-before="auto" style:use-optimal-row-height="false"/>
    </style:style>
    <style:style style:name="ro17" style:family="table-row">
      <style:table-row-properties style:row-height="8.1mm" fo:break-before="auto" style:use-optimal-row-height="false"/>
    </style:style>
    <style:style style:name="ro18" style:family="table-row">
      <style:table-row-properties style:row-height="6.14mm" fo:break-before="auto" style:use-optimal-row-height="false"/>
    </style:style>
    <style:style style:name="ro19" style:family="table-row">
      <style:table-row-properties style:row-height="6.03mm" fo:break-before="auto" style:use-optimal-row-height="false"/>
    </style:style>
    <style:style style:name="ro20" style:family="table-row">
      <style:table-row-properties style:row-height="8.47mm" fo:break-before="auto" style:use-optimal-row-height="false"/>
    </style:style>
    <style:style style:name="ro21" style:family="table-row">
      <style:table-row-properties style:row-height="1.06mm" fo:break-before="auto" style:use-optimal-row-height="false"/>
    </style:style>
    <style:style style:name="ro22" style:family="table-row">
      <style:table-row-properties style:row-height="7.2mm" fo:break-before="auto" style:use-optimal-row-height="false"/>
    </style:style>
    <style:style style:name="ro23" style:family="table-row">
      <style:table-row-properties style:row-height="5.98mm" fo:break-before="auto" style:use-optimal-row-height="false"/>
    </style:style>
    <style:style style:name="ro24" style:family="table-row">
      <style:table-row-properties style:row-height="9.53mm" fo:break-before="auto" style:use-optimal-row-height="false"/>
    </style:style>
    <style:style style:name="ro25" style:family="table-row">
      <style:table-row-properties style:row-height="8.2mm" fo:break-before="auto" style:use-optimal-row-height="false"/>
    </style:style>
    <style:style style:name="ro26" style:family="table-row">
      <style:table-row-properties style:row-height="4.76mm" fo:break-before="auto" style:use-optimal-row-height="false"/>
    </style:style>
    <style:style style:name="ro27" style:family="table-row">
      <style:table-row-properties style:row-height="2.91mm" fo:break-before="auto" style:use-optimal-row-height="false"/>
    </style:style>
    <style:style style:name="ro28" style:family="table-row">
      <style:table-row-properties style:row-height="8.68mm" fo:break-before="auto" style:use-optimal-row-height="false"/>
    </style:style>
    <style:style style:name="ro29" style:family="table-row">
      <style:table-row-properties style:row-height="8.78mm" fo:break-before="auto" style:use-optimal-row-height="false"/>
    </style:style>
    <style:style style:name="ro30" style:family="table-row">
      <style:table-row-properties style:row-height="1.69mm" fo:break-before="auto" style:use-optimal-row-height="false"/>
    </style:style>
    <style:style style:name="ta1" style:family="table" style:master-page-name="PageStyle_5f_年月別_20_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年齡結構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 style:data-style-name="N19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Excel_5f_BuiltIn_5f_Comma_5f_0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4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5f_BuiltIn_5f_Comma_5f_0" style:data-style-name="N18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_5f_0" style:data-style-name="N18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Excel_5f_BuiltIn_5f_Comma_5f_0" style:data-style-name="N2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5f_BuiltIn_5f_Comma_5f_0" style:data-style-name="N19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6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6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75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76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7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8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83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84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7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88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89" style:family="table-cell" style:parent-style-name="Excel_5f_BuiltIn_5f_Comma_5f_0" style:data-style-name="N18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0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1" style:family="table-cell" style:parent-style-name="Excel_5f_BuiltIn_5f_Comma_5f_0" style:data-style-name="N19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2" style:family="table-cell" style:parent-style-name="Excel_5f_BuiltIn_5f_Comma_5f_0" style:data-style-name="N19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4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5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6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7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98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99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1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2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04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05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6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13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14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5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6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一般_5f_新表號03_2c_04_2c_速報3階段年齡-公式100.0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一般_5f_新表號03_2c_04_2c_速報3階段年齡-公式100.0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一般_5f_新表號03_2c_04_2c_速報3階段年齡-公式100.0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新表號03_2c_04_2c_速報3階段年齡-公式100.02">
      <style:table-cell-properties style:diagonal-bl-tr="none" style:diagonal-tl-br="none" fo:border="none" fo:padding="0.71mm" style:rotation-align="none"/>
    </style:style>
    <style:style style:name="ce124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26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8" style:family="table-cell" style:parent-style-name="一般_5f_新表號03_2c_04_2c_速報3階段年齡-公式100.0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9" style:family="table-cell" style:parent-style-name="一般_5f_新表號03_2c_04_2c_速報3階段年齡-公式100.0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0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一般_5f_Book2" style:data-style-name="N19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Book2" style:data-style-name="N19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Book2" style:data-style-name="N19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8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9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0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2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3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Book2" style:data-style-name="N16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48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9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1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2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3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4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Book2" style:data-style-name="N16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一般_5f_Book2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60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一般_5f_Book2" style:data-style-name="N15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5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 " table:style-name="ta1" table:print-ranges="'年月別 '.A2:'年月別 '.P38">
        <office:forms form:automatic-focus="false" form:apply-design-mode="false"/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241" table:default-cell-style-name="ce1"/>
        <table:table-column table:style-name="co3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100 年 2 月 戶 口 統 計 速 報 表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/>
          <table:table-cell table:style-name="ce14"/>
          <table:table-cell table:style-name="ce25" office:value-type="string" calcext:value-type="string">
            <text:p>人</text:p>
          </table:table-cell>
          <table:table-cell table:style-name="ce25" office:value-type="string" calcext:value-type="string">
            <text:p>口</text:p>
          </table:table-cell>
          <table:table-cell table:style-name="ce25" office:value-type="string" calcext:value-type="string">
            <text:p>數</text:p>
          </table:table-cell>
          <table:table-cell table:style-name="ce30" office:value-type="string" calcext:value-type="string" table:number-columns-spanned="2" table:number-rows-spanned="1">
            <text:p>出　　　　生</text:p>
          </table:table-cell>
          <table:covered-table-cell table:style-name="ce25"/>
          <table:table-cell table:style-name="ce30" office:value-type="string" calcext:value-type="string" table:number-columns-spanned="2" table:number-rows-spanned="1">
            <text:p>死　　　　亡</text:p>
          </table:table-cell>
          <table:covered-table-cell table:style-name="ce25"/>
          <table:table-cell table:style-name="ce41" office:value-type="string" calcext:value-type="string" table:number-columns-spanned="2" table:number-rows-spanned="1">
            <text:p>自　然　增　加</text:p>
          </table:table-cell>
          <table:covered-table-cell table:style-name="ce49"/>
          <table:table-cell table:style-name="ce41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49"/>
          <table:table-cell table:style-name="ce41" office:value-type="string" calcext:value-type="string" table:number-columns-spanned="2" table:number-rows-spanned="1">
            <text:p>離　 <text:s text:c="3"/>　婚</text:p>
          </table:table-cell>
          <table:covered-table-cell table:style-name="ce49"/>
          <table:table-cell table:style-name="ce52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月別</text:p>
          </table:table-cell>
          <table:table-cell table:style-name="ce15" office:value-type="string" calcext:value-type="string" table:number-columns-spanned="1" table:number-rows-spanned="2">
            <text:p>戶　數</text:p>
          </table:table-cell>
          <table:table-cell table:style-name="ce26" table:number-columns-repeated="4"/>
          <table:table-cell table:style-name="ce31" office:value-type="string" calcext:value-type="string">
            <text:p>折合年</text:p>
          </table:table-cell>
          <table:table-cell table:style-name="ce26"/>
          <table:table-cell table:style-name="ce31" office:value-type="string" calcext:value-type="string">
            <text:p>折合年</text:p>
          </table:table-cell>
          <table:table-cell table:style-name="ce26" office:value-type="string" calcext:value-type="string">
            <text:p><text:s/></text:p>
          </table:table-cell>
          <table:table-cell table:style-name="ce50" office:value-type="string" calcext:value-type="string">
            <text:p>折合年自</text:p>
          </table:table-cell>
          <table:table-cell table:style-name="ce26" office:value-type="string" calcext:value-type="string">
            <text:p><text:s/></text:p>
          </table:table-cell>
          <table:table-cell table:style-name="ce31" office:value-type="string" calcext:value-type="string">
            <text:p>折合年</text:p>
          </table:table-cell>
          <table:table-cell table:style-name="ce26"/>
          <table:table-cell table:style-name="ce31" office:value-type="string" calcext:value-type="string">
            <text:p>折合年</text:p>
          </table:table-cell>
          <table:covered-table-cell table:style-name="ce53"/>
          <table:table-cell table:number-columns-repeated="1008"/>
        </table:table-row>
        <table:table-row table:style-name="ro4">
          <table:covered-table-cell table:style-name="ce5"/>
          <table:covered-table-cell table:style-name="ce16"/>
          <table:table-cell table:style-name="ce15" office:value-type="string" calcext:value-type="string">
            <text:p>計</text:p>
          </table:table-cell>
          <table:table-cell table:style-name="ce15" office:value-type="string" calcext:value-type="string">
            <text:p>男</text:p>
          </table:table-cell>
          <table:table-cell table:style-name="ce15" office:value-type="string" calcext:value-type="string">
            <text:p>女</text:p>
          </table:table-cell>
          <table:table-cell table:style-name="ce15" office:value-type="string" calcext:value-type="string">
            <text:p>人　數</text:p>
          </table:table-cell>
          <table:table-cell table:style-name="ce32" office:value-type="string" calcext:value-type="string">
            <text:p>粗出生率</text:p>
          </table:table-cell>
          <table:table-cell table:style-name="ce15" office:value-type="string" calcext:value-type="string">
            <text:p>人　數</text:p>
          </table:table-cell>
          <table:table-cell table:style-name="ce32" office:value-type="string" calcext:value-type="string">
            <text:p>粗死亡率</text:p>
          </table:table-cell>
          <table:table-cell table:style-name="ce15" office:value-type="string" calcext:value-type="string">
            <text:p>人　數</text:p>
          </table:table-cell>
          <table:table-cell table:style-name="ce50" office:value-type="string" calcext:value-type="string">
            <text:p>然增加率</text:p>
          </table:table-cell>
          <table:table-cell table:style-name="ce15" office:value-type="string" calcext:value-type="string">
            <text:p>對　數</text:p>
          </table:table-cell>
          <table:table-cell table:style-name="ce32" office:value-type="string" calcext:value-type="string">
            <text:p>粗結婚率</text:p>
          </table:table-cell>
          <table:table-cell table:style-name="ce15" office:value-type="string" calcext:value-type="string">
            <text:p>對　數</text:p>
          </table:table-cell>
          <table:table-cell table:style-name="ce32" office:value-type="string" calcext:value-type="string">
            <text:p>粗離婚率</text:p>
          </table:table-cell>
          <table:covered-table-cell table:style-name="ce53"/>
          <table:table-cell table:number-columns-repeated="1008"/>
        </table:table-row>
        <table:table-row table:style-name="ro4">
          <table:table-cell table:style-name="ce6"/>
          <table:table-cell table:style-name="ce17"/>
          <table:table-cell table:style-name="ce27"/>
          <table:table-cell table:style-name="ce29" table:number-columns-repeated="3"/>
          <table:table-cell table:style-name="ce33" office:value-type="string" calcext:value-type="string">
            <text:p>‰</text:p>
          </table:table-cell>
          <table:table-cell table:style-name="ce29"/>
          <table:table-cell table:style-name="ce33" office:value-type="string" calcext:value-type="string">
            <text:p>‰</text:p>
          </table:table-cell>
          <table:table-cell table:style-name="ce29"/>
          <table:table-cell table:style-name="ce33" office:value-type="string" calcext:value-type="string">
            <text:p>‰</text:p>
          </table:table-cell>
          <table:table-cell table:style-name="ce29"/>
          <table:table-cell table:style-name="ce33" office:value-type="string" calcext:value-type="string">
            <text:p>‰</text:p>
          </table:table-cell>
          <table:table-cell table:style-name="ce29"/>
          <table:table-cell table:style-name="ce33" office:value-type="string" calcext:value-type="string">
            <text:p>‰</text:p>
          </table:table-cell>
          <table:covered-table-cell table:style-name="ce54"/>
          <table:table-cell table:number-columns-repeated="1008"/>
        </table:table-row>
        <table:table-row table:style-name="ro5">
          <table:table-cell table:style-name="ce7" office:value-type="string" calcext:value-type="string">
            <text:p>87 年</text:p>
          </table:table-cell>
          <table:table-cell table:style-name="ce18" office:value-type="float" office:value="6369768" calcext:value-type="float">
            <text:p>6,369,768</text:p>
          </table:table-cell>
          <table:table-cell table:style-name="ce18" office:value-type="float" office:value="21928591" calcext:value-type="float">
            <text:p>21,928,591</text:p>
          </table:table-cell>
          <table:table-cell table:style-name="ce18" office:value-type="float" office:value="11243408" calcext:value-type="float">
            <text:p>11,243,408</text:p>
          </table:table-cell>
          <table:table-cell table:style-name="ce18" office:value-type="float" office:value="10685183" calcext:value-type="float">
            <text:p>10,685,183</text:p>
          </table:table-cell>
          <table:table-cell table:style-name="ce18" office:value-type="float" office:value="271450" calcext:value-type="float">
            <text:p>271,450</text:p>
          </table:table-cell>
          <table:table-cell table:style-name="ce34" office:value-type="float" office:value="12.43" calcext:value-type="float">
            <text:p>12.43</text:p>
          </table:table-cell>
          <table:table-cell table:style-name="ce18" office:value-type="float" office:value="123180" calcext:value-type="float">
            <text:p>123,180</text:p>
          </table:table-cell>
          <table:table-cell table:style-name="ce34" office:value-type="float" office:value="5.64" calcext:value-type="float">
            <text:p>5.64</text:p>
          </table:table-cell>
          <table:table-cell table:style-name="ce42" office:value-type="float" office:value="148270" calcext:value-type="float">
            <text:p>148,270</text:p>
          </table:table-cell>
          <table:table-cell table:style-name="ce34" office:value-type="float" office:value="6.79" calcext:value-type="float">
            <text:p>6.79</text:p>
          </table:table-cell>
          <table:table-cell table:style-name="ce18" office:value-type="float" office:value="145976" calcext:value-type="float">
            <text:p>145,976</text:p>
          </table:table-cell>
          <table:table-cell table:style-name="ce34" office:value-type="float" office:value="6.69" calcext:value-type="float">
            <text:p>6.69</text:p>
          </table:table-cell>
          <table:table-cell table:style-name="ce18" office:value-type="float" office:value="43603" calcext:value-type="float">
            <text:p>43,603</text:p>
          </table:table-cell>
          <table:table-cell table:style-name="ce34" office:value-type="float" office:value="2" calcext:value-type="float">
            <text:p>2.00</text:p>
          </table:table-cell>
          <table:table-cell table:style-name="ce55" office:value-type="float" office:value="396094" calcext:value-type="float">
            <text:p>396,094</text:p>
          </table:table-cell>
          <table:table-cell table:style-name="ce62" table:number-columns-repeated="1008"/>
        </table:table-row>
        <table:table-row table:style-name="ro6">
          <table:table-cell table:style-name="ce7" office:value-type="string" calcext:value-type="string">
            <text:p>88 年</text:p>
          </table:table-cell>
          <table:table-cell table:style-name="ce18" office:value-type="float" office:value="6532466" calcext:value-type="float">
            <text:p>6,532,466</text:p>
          </table:table-cell>
          <table:table-cell table:style-name="ce18" office:value-type="float" office:value="22092387" calcext:value-type="float">
            <text:p>22,092,387</text:p>
          </table:table-cell>
          <table:table-cell table:style-name="ce18" office:value-type="float" office:value="11312728" calcext:value-type="float">
            <text:p>11,312,728</text:p>
          </table:table-cell>
          <table:table-cell table:style-name="ce18" office:value-type="float" office:value="10779659" calcext:value-type="float">
            <text:p>10,779,659</text:p>
          </table:table-cell>
          <table:table-cell table:style-name="ce18" office:value-type="float" office:value="283661" calcext:value-type="float">
            <text:p>283,661</text:p>
          </table:table-cell>
          <table:table-cell table:style-name="ce34" office:value-type="float" office:value="12.89" calcext:value-type="float">
            <text:p>12.89</text:p>
          </table:table-cell>
          <table:table-cell table:style-name="ce18" office:value-type="float" office:value="126113" calcext:value-type="float">
            <text:p>126,113</text:p>
          </table:table-cell>
          <table:table-cell table:style-name="ce34" office:value-type="float" office:value="5.73" calcext:value-type="float">
            <text:p>5.73</text:p>
          </table:table-cell>
          <table:table-cell table:style-name="ce42" office:value-type="float" office:value="157548" calcext:value-type="float">
            <text:p>157,548</text:p>
          </table:table-cell>
          <table:table-cell table:style-name="ce34" office:value-type="float" office:value="7.16" calcext:value-type="float">
            <text:p>7.16</text:p>
          </table:table-cell>
          <table:table-cell table:style-name="ce18" office:value-type="float" office:value="173209" calcext:value-type="float">
            <text:p>173,209</text:p>
          </table:table-cell>
          <table:table-cell table:style-name="ce34" office:value-type="float" office:value="7.86" calcext:value-type="float">
            <text:p>7.86</text:p>
          </table:table-cell>
          <table:table-cell table:style-name="ce18" office:value-type="float" office:value="49003" calcext:value-type="float">
            <text:p>49,003</text:p>
          </table:table-cell>
          <table:table-cell table:style-name="ce34" office:value-type="float" office:value="2.23" calcext:value-type="float">
            <text:p>2.23</text:p>
          </table:table-cell>
          <table:table-cell table:style-name="ce55" office:value-type="float" office:value="401989" calcext:value-type="float">
            <text:p>401,989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89 年</text:p>
          </table:table-cell>
          <table:table-cell table:style-name="ce18" office:value-type="float" office:value="6681685" calcext:value-type="float">
            <text:p>6,681,685</text:p>
          </table:table-cell>
          <table:table-cell table:style-name="ce18" office:value-type="float" office:value="22276672" calcext:value-type="float">
            <text:p>22,276,672</text:p>
          </table:table-cell>
          <table:table-cell table:style-name="ce18" office:value-type="float" office:value="11392050" calcext:value-type="float">
            <text:p>11,392,050</text:p>
          </table:table-cell>
          <table:table-cell table:style-name="ce18" office:value-type="float" office:value="10884622" calcext:value-type="float">
            <text:p>10,884,622</text:p>
          </table:table-cell>
          <table:table-cell table:style-name="ce18" office:value-type="float" office:value="305312" calcext:value-type="float">
            <text:p>305,312</text:p>
          </table:table-cell>
          <table:table-cell table:style-name="ce34" office:value-type="float" office:value="13.76" calcext:value-type="float">
            <text:p>13.76</text:p>
          </table:table-cell>
          <table:table-cell table:style-name="ce18" office:value-type="float" office:value="125958" calcext:value-type="float">
            <text:p>125,958</text:p>
          </table:table-cell>
          <table:table-cell table:style-name="ce34" office:value-type="float" office:value="5.68" calcext:value-type="float">
            <text:p>5.68</text:p>
          </table:table-cell>
          <table:table-cell table:style-name="ce42" office:value-type="float" office:value="179354" calcext:value-type="float">
            <text:p>179,354</text:p>
          </table:table-cell>
          <table:table-cell table:style-name="ce34" office:value-type="float" office:value="8.08" calcext:value-type="float">
            <text:p>8.08</text:p>
          </table:table-cell>
          <table:table-cell table:style-name="ce18" office:value-type="float" office:value="181642" calcext:value-type="float">
            <text:p>181,642</text:p>
          </table:table-cell>
          <table:table-cell table:style-name="ce34" office:value-type="float" office:value="8.19" calcext:value-type="float">
            <text:p>8.19</text:p>
          </table:table-cell>
          <table:table-cell table:style-name="ce18" office:value-type="float" office:value="52670" calcext:value-type="float">
            <text:p>52,670</text:p>
          </table:table-cell>
          <table:table-cell table:style-name="ce34" office:value-type="float" office:value="2.37" calcext:value-type="float">
            <text:p>2.37</text:p>
          </table:table-cell>
          <table:table-cell table:style-name="ce55" office:value-type="float" office:value="408030" calcext:value-type="float">
            <text:p>408,030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90 年</text:p>
          </table:table-cell>
          <table:table-cell table:style-name="ce18" office:value-type="float" office:value="6802281" calcext:value-type="float">
            <text:p>6,802,281</text:p>
          </table:table-cell>
          <table:table-cell table:style-name="ce18" office:value-type="float" office:value="22405568" calcext:value-type="float">
            <text:p>22,405,568</text:p>
          </table:table-cell>
          <table:table-cell table:style-name="ce18" office:value-type="float" office:value="11441651" calcext:value-type="float">
            <text:p>11,441,651</text:p>
          </table:table-cell>
          <table:table-cell table:style-name="ce18" office:value-type="float" office:value="10963917" calcext:value-type="float">
            <text:p>10,963,917</text:p>
          </table:table-cell>
          <table:table-cell table:style-name="ce18" office:value-type="float" office:value="260354" calcext:value-type="float">
            <text:p>260,354</text:p>
          </table:table-cell>
          <table:table-cell table:style-name="ce34" office:value-type="float" office:value="11.65" calcext:value-type="float">
            <text:p>11.65</text:p>
          </table:table-cell>
          <table:table-cell table:style-name="ce18" office:value-type="float" office:value="127647" calcext:value-type="float">
            <text:p>127,647</text:p>
          </table:table-cell>
          <table:table-cell table:style-name="ce34" office:value-type="float" office:value="5.71" calcext:value-type="float">
            <text:p>5.71</text:p>
          </table:table-cell>
          <table:table-cell table:style-name="ce42" office:value-type="float" office:value="132707" calcext:value-type="float">
            <text:p>132,707</text:p>
          </table:table-cell>
          <table:table-cell table:style-name="ce34" office:value-type="float" office:value="5.94" calcext:value-type="float">
            <text:p>5.94</text:p>
          </table:table-cell>
          <table:table-cell table:style-name="ce18" office:value-type="float" office:value="170515" calcext:value-type="float">
            <text:p>170,515</text:p>
          </table:table-cell>
          <table:table-cell table:style-name="ce34" office:value-type="float" office:value="7.63" calcext:value-type="float">
            <text:p>7.63</text:p>
          </table:table-cell>
          <table:table-cell table:style-name="ce18" office:value-type="float" office:value="56538" calcext:value-type="float">
            <text:p>56,538</text:p>
          </table:table-cell>
          <table:table-cell table:style-name="ce34" office:value-type="float" office:value="2.53" calcext:value-type="float">
            <text:p>2.53</text:p>
          </table:table-cell>
          <table:table-cell table:style-name="ce55" office:value-type="float" office:value="420892" calcext:value-type="float">
            <text:p>420,892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91 年</text:p>
          </table:table-cell>
          <table:table-cell table:style-name="ce18" office:value-type="float" office:value="6925019" calcext:value-type="float">
            <text:p>6,925,019</text:p>
          </table:table-cell>
          <table:table-cell table:style-name="ce18" office:value-type="float" office:value="22520776" calcext:value-type="float">
            <text:p>22,520,776</text:p>
          </table:table-cell>
          <table:table-cell table:style-name="ce18" office:value-type="float" office:value="11485409" calcext:value-type="float">
            <text:p>11,485,409</text:p>
          </table:table-cell>
          <table:table-cell table:style-name="ce18" office:value-type="float" office:value="11035367" calcext:value-type="float">
            <text:p>11,035,367</text:p>
          </table:table-cell>
          <table:table-cell table:style-name="ce18" office:value-type="float" office:value="247530" calcext:value-type="float">
            <text:p>247,530</text:p>
          </table:table-cell>
          <table:table-cell table:style-name="ce34" office:value-type="float" office:value="11.02" calcext:value-type="float">
            <text:p>11.02</text:p>
          </table:table-cell>
          <table:table-cell table:style-name="ce18" office:value-type="float" office:value="128636" calcext:value-type="float">
            <text:p>128,636</text:p>
          </table:table-cell>
          <table:table-cell table:style-name="ce34" office:value-type="float" office:value="5.73" calcext:value-type="float">
            <text:p>5.73</text:p>
          </table:table-cell>
          <table:table-cell table:style-name="ce42" office:value-type="float" office:value="118894" calcext:value-type="float">
            <text:p>118,894</text:p>
          </table:table-cell>
          <table:table-cell table:style-name="ce34" office:value-type="float" office:value="5.29" calcext:value-type="float">
            <text:p>5.29</text:p>
          </table:table-cell>
          <table:table-cell table:style-name="ce18" office:value-type="float" office:value="172655" calcext:value-type="float">
            <text:p>172,655</text:p>
          </table:table-cell>
          <table:table-cell table:style-name="ce34" office:value-type="float" office:value="7.69" calcext:value-type="float">
            <text:p>7.69</text:p>
          </table:table-cell>
          <table:table-cell table:style-name="ce18" office:value-type="float" office:value="61213" calcext:value-type="float">
            <text:p>61,213</text:p>
          </table:table-cell>
          <table:table-cell table:style-name="ce34" office:value-type="float" office:value="2.73" calcext:value-type="float">
            <text:p>2.73</text:p>
          </table:table-cell>
          <table:table-cell table:style-name="ce55" office:value-type="float" office:value="433689" calcext:value-type="float">
            <text:p>433,689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92 年</text:p>
          </table:table-cell>
          <table:table-cell table:style-name="ce18" office:value-type="float" office:value="7047168" calcext:value-type="float">
            <text:p>7,047,168</text:p>
          </table:table-cell>
          <table:table-cell table:style-name="ce18" office:value-type="float" office:value="22604550" calcext:value-type="float">
            <text:p>22,604,550</text:p>
          </table:table-cell>
          <table:table-cell table:style-name="ce18" office:value-type="float" office:value="11515062" calcext:value-type="float">
            <text:p>11,515,062</text:p>
          </table:table-cell>
          <table:table-cell table:style-name="ce18" office:value-type="float" office:value="11089488" calcext:value-type="float">
            <text:p>11,089,488</text:p>
          </table:table-cell>
          <table:table-cell table:style-name="ce18" office:value-type="float" office:value="227070" calcext:value-type="float">
            <text:p>227,070</text:p>
          </table:table-cell>
          <table:table-cell table:style-name="ce34" office:value-type="float" office:value="10.06" calcext:value-type="float">
            <text:p>10.06</text:p>
          </table:table-cell>
          <table:table-cell table:style-name="ce18" office:value-type="float" office:value="130801" calcext:value-type="float">
            <text:p>130,801</text:p>
          </table:table-cell>
          <table:table-cell table:style-name="ce34" office:value-type="float" office:value="5.8" calcext:value-type="float">
            <text:p>5.80</text:p>
          </table:table-cell>
          <table:table-cell table:style-name="ce42" office:value-type="float" office:value="96269" calcext:value-type="float">
            <text:p>96,269</text:p>
          </table:table-cell>
          <table:table-cell table:style-name="ce34" office:value-type="float" office:value="4.27" calcext:value-type="float">
            <text:p>4.27</text:p>
          </table:table-cell>
          <table:table-cell table:style-name="ce18" office:value-type="float" office:value="171483" calcext:value-type="float">
            <text:p>171,483</text:p>
          </table:table-cell>
          <table:table-cell table:style-name="ce34" office:value-type="float" office:value="7.6" calcext:value-type="float">
            <text:p>7.60</text:p>
          </table:table-cell>
          <table:table-cell table:style-name="ce18" office:value-type="float" office:value="64866" calcext:value-type="float">
            <text:p>64,866</text:p>
          </table:table-cell>
          <table:table-cell table:style-name="ce34" office:value-type="float" office:value="2.87" calcext:value-type="float">
            <text:p>2.87</text:p>
          </table:table-cell>
          <table:table-cell table:style-name="ce55" office:value-type="float" office:value="444823" calcext:value-type="float">
            <text:p>444,823</text:p>
          </table:table-cell>
          <table:table-cell table:style-name="ce63" table:number-columns-repeated="1008"/>
        </table:table-row>
        <table:table-row table:style-name="ro6">
          <table:table-cell table:style-name="ce7" office:value-type="string" calcext:value-type="string">
            <text:p>93 年</text:p>
          </table:table-cell>
          <table:table-cell table:style-name="ce18" office:value-type="float" office:value="7179943" calcext:value-type="float">
            <text:p>7,179,943</text:p>
          </table:table-cell>
          <table:table-cell table:style-name="ce18" office:value-type="float" office:value="22689122" calcext:value-type="float">
            <text:p>22,689,122</text:p>
          </table:table-cell>
          <table:table-cell table:style-name="ce18" office:value-type="float" office:value="11541585" calcext:value-type="float">
            <text:p>11,541,585</text:p>
          </table:table-cell>
          <table:table-cell table:style-name="ce18" office:value-type="float" office:value="11147537" calcext:value-type="float">
            <text:p>11,147,537</text:p>
          </table:table-cell>
          <table:table-cell table:style-name="ce18" office:value-type="float" office:value="216419" calcext:value-type="float">
            <text:p>216,419</text:p>
          </table:table-cell>
          <table:table-cell table:style-name="ce34" office:value-type="float" office:value="9.56" calcext:value-type="float">
            <text:p>9.56</text:p>
          </table:table-cell>
          <table:table-cell table:style-name="ce18" office:value-type="float" office:value="135092" calcext:value-type="float">
            <text:p>135,092</text:p>
          </table:table-cell>
          <table:table-cell table:style-name="ce34" office:value-type="float" office:value="5.97" calcext:value-type="float">
            <text:p>5.97</text:p>
          </table:table-cell>
          <table:table-cell table:style-name="ce42" office:value-type="float" office:value="81327" calcext:value-type="float">
            <text:p>81,327</text:p>
          </table:table-cell>
          <table:table-cell table:style-name="ce34" office:value-type="float" office:value="3.59" calcext:value-type="float">
            <text:p>3.59</text:p>
          </table:table-cell>
          <table:table-cell table:style-name="ce18" office:value-type="float" office:value="131453" calcext:value-type="float">
            <text:p>131,453</text:p>
          </table:table-cell>
          <table:table-cell table:style-name="ce34" office:value-type="float" office:value="5.81" calcext:value-type="float">
            <text:p>5.81</text:p>
          </table:table-cell>
          <table:table-cell table:style-name="ce18" office:value-type="float" office:value="62796" calcext:value-type="float">
            <text:p>62,796</text:p>
          </table:table-cell>
          <table:table-cell table:style-name="ce34" office:value-type="float" office:value="2.77" calcext:value-type="float">
            <text:p>2.77</text:p>
          </table:table-cell>
          <table:table-cell table:style-name="ce55" office:value-type="float" office:value="454951" calcext:value-type="float">
            <text:p>454,951</text:p>
          </table:table-cell>
          <table:table-cell table:style-name="ce64" table:number-columns-repeated="1008"/>
        </table:table-row>
        <table:table-row table:style-name="ro6">
          <table:table-cell table:style-name="ce7" office:value-type="string" calcext:value-type="string">
            <text:p>94 年</text:p>
          </table:table-cell>
          <table:table-cell table:style-name="ce18" office:value-type="float" office:value="7292879" calcext:value-type="float">
            <text:p>7,292,879</text:p>
          </table:table-cell>
          <table:table-cell table:style-name="ce18" office:value-type="float" office:value="22770383" calcext:value-type="float">
            <text:p>22,770,383</text:p>
          </table:table-cell>
          <table:table-cell table:style-name="ce18" office:value-type="float" office:value="11562440" calcext:value-type="float">
            <text:p>11,562,440</text:p>
          </table:table-cell>
          <table:table-cell table:style-name="ce18" office:value-type="float" office:value="11207943" calcext:value-type="float">
            <text:p>11,207,943</text:p>
          </table:table-cell>
          <table:table-cell table:style-name="ce18" office:value-type="float" office:value="205854" calcext:value-type="float">
            <text:p>205,854</text:p>
          </table:table-cell>
          <table:table-cell table:style-name="ce34" office:value-type="float" office:value="9.06" calcext:value-type="float">
            <text:p>9.06</text:p>
          </table:table-cell>
          <table:table-cell table:style-name="ce18" office:value-type="float" office:value="139398" calcext:value-type="float">
            <text:p>139,398</text:p>
          </table:table-cell>
          <table:table-cell table:style-name="ce34" office:value-type="float" office:value="6.13" calcext:value-type="float">
            <text:p>6.13</text:p>
          </table:table-cell>
          <table:table-cell table:style-name="ce42" office:value-type="float" office:value="66456" calcext:value-type="float">
            <text:p>66,456</text:p>
          </table:table-cell>
          <table:table-cell table:style-name="ce34" office:value-type="float" office:value="2.92" calcext:value-type="float">
            <text:p>2.92</text:p>
          </table:table-cell>
          <table:table-cell table:style-name="ce18" office:value-type="float" office:value="141140" calcext:value-type="float">
            <text:p>141,140</text:p>
          </table:table-cell>
          <table:table-cell table:style-name="ce34" office:value-type="float" office:value="6.21" calcext:value-type="float">
            <text:p>6.21</text:p>
          </table:table-cell>
          <table:table-cell table:style-name="ce18" office:value-type="float" office:value="62571" calcext:value-type="float">
            <text:p>62,571</text:p>
          </table:table-cell>
          <table:table-cell table:style-name="ce34" office:value-type="float" office:value="2.75" calcext:value-type="float">
            <text:p>2.75</text:p>
          </table:table-cell>
          <table:table-cell table:style-name="ce55" office:value-type="float" office:value="464961" calcext:value-type="float">
            <text:p>464,961</text:p>
          </table:table-cell>
          <table:table-cell table:style-name="ce64" table:number-columns-repeated="1008"/>
        </table:table-row>
        <table:table-row table:style-name="ro6">
          <table:table-cell table:style-name="ce7" office:value-type="string" calcext:value-type="string">
            <text:p>95 年</text:p>
          </table:table-cell>
          <table:table-cell table:style-name="ce18" office:value-type="float" office:value="7394758" calcext:value-type="float">
            <text:p>7,394,758</text:p>
          </table:table-cell>
          <table:table-cell table:style-name="ce18" office:value-type="float" office:value="22876527" calcext:value-type="float">
            <text:p>22,876,527</text:p>
          </table:table-cell>
          <table:table-cell table:style-name="ce18" office:value-type="float" office:value="11591707" calcext:value-type="float">
            <text:p>11,591,707</text:p>
          </table:table-cell>
          <table:table-cell table:style-name="ce18" office:value-type="float" office:value="11284820" calcext:value-type="float">
            <text:p>11,284,820</text:p>
          </table:table-cell>
          <table:table-cell table:style-name="ce18" office:value-type="float" office:value="204459" calcext:value-type="float">
            <text:p>204,459</text:p>
          </table:table-cell>
          <table:table-cell table:style-name="ce34" office:value-type="float" office:value="8.96" calcext:value-type="float">
            <text:p>8.96</text:p>
          </table:table-cell>
          <table:table-cell table:style-name="ce18" office:value-type="float" office:value="135839" calcext:value-type="float">
            <text:p>135,839</text:p>
          </table:table-cell>
          <table:table-cell table:style-name="ce34" office:value-type="float" office:value="5.95" calcext:value-type="float">
            <text:p>5.95</text:p>
          </table:table-cell>
          <table:table-cell table:style-name="ce42" office:value-type="float" office:value="68620" calcext:value-type="float">
            <text:p>68,620</text:p>
          </table:table-cell>
          <table:table-cell table:style-name="ce34" office:value-type="float" office:value="3.01" calcext:value-type="float">
            <text:p>3.01</text:p>
          </table:table-cell>
          <table:table-cell table:style-name="ce18" office:value-type="float" office:value="142669" calcext:value-type="float">
            <text:p>142,669</text:p>
          </table:table-cell>
          <table:table-cell table:style-name="ce34" office:value-type="float" office:value="6.25" calcext:value-type="float">
            <text:p>6.25</text:p>
          </table:table-cell>
          <table:table-cell table:style-name="ce18" office:value-type="float" office:value="64540" calcext:value-type="float">
            <text:p>64,540</text:p>
          </table:table-cell>
          <table:table-cell table:style-name="ce34" office:value-type="float" office:value="2.83" calcext:value-type="float">
            <text:p>2.83</text:p>
          </table:table-cell>
          <table:table-cell table:style-name="ce55" office:value-type="float" office:value="474919" calcext:value-type="float">
            <text:p>474,919</text:p>
          </table:table-cell>
          <table:table-cell table:style-name="ce64" table:number-columns-repeated="1008"/>
        </table:table-row>
        <table:table-row table:style-name="ro6">
          <table:table-cell table:style-name="ce7" office:value-type="string" calcext:value-type="string">
            <text:p>96 年</text:p>
          </table:table-cell>
          <table:table-cell table:style-name="ce18" office:value-type="float" office:value="7512449" calcext:value-type="float">
            <text:p>7,512,449</text:p>
          </table:table-cell>
          <table:table-cell table:style-name="ce18" office:value-type="float" office:value="22958360" calcext:value-type="float">
            <text:p>22,958,360</text:p>
          </table:table-cell>
          <table:table-cell table:style-name="ce18" office:value-type="float" office:value="11608767" calcext:value-type="float">
            <text:p>11,608,767</text:p>
          </table:table-cell>
          <table:table-cell table:style-name="ce18" office:value-type="float" office:value="11349593" calcext:value-type="float">
            <text:p>11,349,593</text:p>
          </table:table-cell>
          <table:table-cell table:style-name="ce18" office:value-type="float" office:value="204414" calcext:value-type="float">
            <text:p>204,414</text:p>
          </table:table-cell>
          <table:table-cell table:style-name="ce34" office:value-type="float" office:value="8.93" calcext:value-type="float">
            <text:p>8.93</text:p>
          </table:table-cell>
          <table:table-cell table:style-name="ce18" office:value-type="float" office:value="141111" calcext:value-type="float">
            <text:p>141,111</text:p>
          </table:table-cell>
          <table:table-cell table:style-name="ce34" office:value-type="float" office:value="6.16" calcext:value-type="float">
            <text:p>6.16</text:p>
          </table:table-cell>
          <table:table-cell table:style-name="ce42" office:value-type="float" office:value="63303" calcext:value-type="float">
            <text:p>63,303</text:p>
          </table:table-cell>
          <table:table-cell table:style-name="ce34" office:value-type="float" office:value="2.76" calcext:value-type="float">
            <text:p>2.76</text:p>
          </table:table-cell>
          <table:table-cell table:style-name="ce18" office:value-type="float" office:value="135041" calcext:value-type="float">
            <text:p>135,041</text:p>
          </table:table-cell>
          <table:table-cell table:style-name="ce34" office:value-type="float" office:value="5.9" calcext:value-type="float">
            <text:p>5.90</text:p>
          </table:table-cell>
          <table:table-cell table:style-name="ce18" office:value-type="float" office:value="58518" calcext:value-type="float">
            <text:p>58,518</text:p>
          </table:table-cell>
          <table:table-cell table:style-name="ce34" office:value-type="float" office:value="2.56" calcext:value-type="float">
            <text:p>2.56</text:p>
          </table:table-cell>
          <table:table-cell table:style-name="ce55" office:value-type="float" office:value="484174" calcext:value-type="float">
            <text:p>484,174</text:p>
          </table:table-cell>
          <table:table-cell table:style-name="ce64" table:number-columns-repeated="1008"/>
        </table:table-row>
        <table:table-row table:style-name="ro6">
          <table:table-cell table:style-name="ce7" office:value-type="string" calcext:value-type="string">
            <text:p>97 年</text:p>
          </table:table-cell>
          <table:table-cell table:style-name="ce18" office:value-type="float" office:value="7655772" calcext:value-type="float">
            <text:p>7,655,772</text:p>
          </table:table-cell>
          <table:table-cell table:style-name="ce18" office:value-type="float" office:value="23037031" calcext:value-type="float">
            <text:p>23,037,031</text:p>
          </table:table-cell>
          <table:table-cell table:style-name="ce18" office:value-type="float" office:value="11626351" calcext:value-type="float">
            <text:p>11,626,351</text:p>
          </table:table-cell>
          <table:table-cell table:style-name="ce18" office:value-type="float" office:value="11410680" calcext:value-type="float">
            <text:p>11,410,680</text:p>
          </table:table-cell>
          <table:table-cell table:style-name="ce18" office:value-type="float" office:value="198733" calcext:value-type="float">
            <text:p>198,733</text:p>
          </table:table-cell>
          <table:table-cell table:style-name="ce34" office:value-type="float" office:value="8.64" calcext:value-type="float">
            <text:p>8.64</text:p>
          </table:table-cell>
          <table:table-cell table:style-name="ce18" office:value-type="float" office:value="143624" calcext:value-type="float">
            <text:p>143,624</text:p>
          </table:table-cell>
          <table:table-cell table:style-name="ce34" office:value-type="float" office:value="6.25" calcext:value-type="float">
            <text:p>6.25</text:p>
          </table:table-cell>
          <table:table-cell table:style-name="ce42" office:value-type="float" office:value="55109" calcext:value-type="float">
            <text:p>55,109</text:p>
          </table:table-cell>
          <table:table-cell table:style-name="ce34" office:value-type="float" office:value="2.4" calcext:value-type="float">
            <text:p>2.40</text:p>
          </table:table-cell>
          <table:table-cell table:style-name="ce18" office:value-type="float" office:value="154866" calcext:value-type="float">
            <text:p>154,866</text:p>
          </table:table-cell>
          <table:table-cell table:style-name="ce34" office:value-type="float" office:value="6.73" calcext:value-type="float">
            <text:p>6.73</text:p>
          </table:table-cell>
          <table:table-cell table:style-name="ce18" office:value-type="float" office:value="55995" calcext:value-type="float">
            <text:p>55,995</text:p>
          </table:table-cell>
          <table:table-cell table:style-name="ce34" office:value-type="float" office:value="2.44" calcext:value-type="float">
            <text:p>2.44</text:p>
          </table:table-cell>
          <table:table-cell table:style-name="ce55" office:value-type="float" office:value="494107" calcext:value-type="float">
            <text:p>494,107</text:p>
          </table:table-cell>
          <table:table-cell table:style-name="ce64" table:number-columns-repeated="1008"/>
        </table:table-row>
        <table:table-row table:style-name="ro6">
          <table:table-cell table:style-name="ce7" office:value-type="string" calcext:value-type="string">
            <text:p>98 年</text:p>
          </table:table-cell>
          <table:table-cell table:style-name="ce18" office:value-type="float" office:value="7805834" calcext:value-type="float">
            <text:p>7,805,834</text:p>
          </table:table-cell>
          <table:table-cell table:style-name="ce18" office:value-type="float" office:value="23119772" calcext:value-type="float">
            <text:p>23,119,772</text:p>
          </table:table-cell>
          <table:table-cell table:style-name="ce18" office:value-type="float" office:value="11636734" calcext:value-type="float">
            <text:p>11,636,734</text:p>
          </table:table-cell>
          <table:table-cell table:style-name="ce18" office:value-type="float" office:value="11483038" calcext:value-type="float">
            <text:p>11,483,038</text:p>
          </table:table-cell>
          <table:table-cell table:style-name="ce18" office:value-type="float" office:value="191310" calcext:value-type="float">
            <text:p>191,310</text:p>
          </table:table-cell>
          <table:table-cell table:style-name="ce34" office:value-type="float" office:value="8.29" calcext:value-type="float">
            <text:p>8.29</text:p>
          </table:table-cell>
          <table:table-cell table:style-name="ce18" office:value-type="float" office:value="143582" calcext:value-type="float">
            <text:p>143,582</text:p>
          </table:table-cell>
          <table:table-cell table:style-name="ce34" office:value-type="float" office:value="6.22" calcext:value-type="float">
            <text:p>6.22</text:p>
          </table:table-cell>
          <table:table-cell table:style-name="ce42" office:value-type="float" office:value="47728" calcext:value-type="float">
            <text:p>47,728</text:p>
          </table:table-cell>
          <table:table-cell table:style-name="ce34" office:value-type="float" office:value="2.07" calcext:value-type="float">
            <text:p>2.07</text:p>
          </table:table-cell>
          <table:table-cell table:style-name="ce18" office:value-type="float" office:value="117099" calcext:value-type="float">
            <text:p>117,099</text:p>
          </table:table-cell>
          <table:table-cell table:style-name="ce34" office:value-type="float" office:value="5.08" calcext:value-type="float">
            <text:p>5.08</text:p>
          </table:table-cell>
          <table:table-cell table:style-name="ce18" office:value-type="float" office:value="57223" calcext:value-type="float">
            <text:p>57,223</text:p>
          </table:table-cell>
          <table:table-cell table:style-name="ce34" office:value-type="float" office:value="2.48" calcext:value-type="float">
            <text:p>2.48</text:p>
          </table:table-cell>
          <table:table-cell table:style-name="ce55" office:value-type="float" office:value="504531" calcext:value-type="float">
            <text:p>504,531</text:p>
          </table:table-cell>
          <table:table-cell table:style-name="ce64" table:number-columns-repeated="1008"/>
        </table:table-row>
        <table:table-row table:style-name="ro6">
          <table:table-cell table:style-name="ce7" office:value-type="string" calcext:value-type="string">
            <text:p>99 年</text:p>
          </table:table-cell>
          <table:table-cell table:style-name="ce18" office:value-type="float" office:value="7937024" calcext:value-type="float">
            <text:p>7,937,024</text:p>
          </table:table-cell>
          <table:table-cell table:style-name="ce18" office:value-type="float" office:value="23162123" calcext:value-type="float">
            <text:p>23,162,123</text:p>
          </table:table-cell>
          <table:table-cell table:style-name="ce18" office:value-type="float" office:value="11635225" calcext:value-type="float">
            <text:p>11,635,225</text:p>
          </table:table-cell>
          <table:table-cell table:style-name="ce18" office:value-type="float" office:value="11526898" calcext:value-type="float">
            <text:p>11,526,898</text:p>
          </table:table-cell>
          <table:table-cell table:style-name="ce18" office:value-type="float" office:value="166886" calcext:value-type="float">
            <text:p>166,886</text:p>
          </table:table-cell>
          <table:table-cell table:style-name="ce34" office:value-type="float" office:value="7.21" calcext:value-type="float">
            <text:p>7.21</text:p>
          </table:table-cell>
          <table:table-cell table:style-name="ce18" office:value-type="float" office:value="145772" calcext:value-type="float">
            <text:p>145,772</text:p>
          </table:table-cell>
          <table:table-cell table:style-name="ce34" office:value-type="float" office:value="6.3" calcext:value-type="float">
            <text:p>6.30</text:p>
          </table:table-cell>
          <table:table-cell table:style-name="ce42" office:value-type="float" office:value="21114" calcext:value-type="float">
            <text:p>21,114</text:p>
          </table:table-cell>
          <table:table-cell table:style-name="ce34" office:value-type="float" office:value="0.91" calcext:value-type="float">
            <text:p>0.91</text:p>
          </table:table-cell>
          <table:table-cell table:style-name="ce18" office:value-type="float" office:value="138819" calcext:value-type="float">
            <text:p>138,819</text:p>
          </table:table-cell>
          <table:table-cell table:style-name="ce34" office:value-type="float" office:value="6" calcext:value-type="float">
            <text:p>6.00</text:p>
          </table:table-cell>
          <table:table-cell table:style-name="ce18" office:value-type="float" office:value="58115" calcext:value-type="float">
            <text:p>58,115</text:p>
          </table:table-cell>
          <table:table-cell table:style-name="ce34" office:value-type="float" office:value="2.51" calcext:value-type="float">
            <text:p>2.51</text:p>
          </table:table-cell>
          <table:table-cell table:style-name="ce55" office:value-type="float" office:value="512701" calcext:value-type="float">
            <text:p>512,701</text:p>
          </table:table-cell>
          <table:table-cell table:style-name="ce63" table:number-columns-repeated="1008"/>
        </table:table-row>
        <table:table-row table:style-name="ro6">
          <table:table-cell table:style-name="ce8" office:value-type="string" calcext:value-type="string">
            <text:p>1 月</text:p>
          </table:table-cell>
          <table:table-cell table:style-name="ce19" office:value-type="float" office:value="7813696" calcext:value-type="float">
            <text:p>7,813,696</text:p>
          </table:table-cell>
          <table:table-cell table:style-name="ce19" office:value-type="float" office:value="23124514" calcext:value-type="float">
            <text:p>23,124,514</text:p>
          </table:table-cell>
          <table:table-cell table:style-name="ce19" office:value-type="float" office:value="11637227" calcext:value-type="float">
            <text:p>11,637,227</text:p>
          </table:table-cell>
          <table:table-cell table:style-name="ce19" office:value-type="float" office:value="11487287" calcext:value-type="float">
            <text:p>11,487,287</text:p>
          </table:table-cell>
          <table:table-cell table:style-name="ce19" office:value-type="float" office:value="15603" calcext:value-type="float">
            <text:p>15,603</text:p>
          </table:table-cell>
          <table:table-cell table:style-name="ce35" office:value-type="float" office:value="7.95" calcext:value-type="float">
            <text:p>7.95</text:p>
          </table:table-cell>
          <table:table-cell table:style-name="ce19" office:value-type="float" office:value="12496" calcext:value-type="float">
            <text:p>12,496</text:p>
          </table:table-cell>
          <table:table-cell table:style-name="ce35" office:value-type="float" office:value="6.36" calcext:value-type="float">
            <text:p>6.36</text:p>
          </table:table-cell>
          <table:table-cell table:style-name="ce43" office:value-type="float" office:value="3107" calcext:value-type="float">
            <text:p>3,107</text:p>
          </table:table-cell>
          <table:table-cell table:style-name="ce35" office:value-type="float" office:value="1.58" calcext:value-type="float">
            <text:p>1.58</text:p>
          </table:table-cell>
          <table:table-cell table:style-name="ce19" office:value-type="float" office:value="14345" calcext:value-type="float">
            <text:p>14,345</text:p>
          </table:table-cell>
          <table:table-cell table:style-name="ce35" office:value-type="float" office:value="7.3" calcext:value-type="float">
            <text:p>7.30</text:p>
          </table:table-cell>
          <table:table-cell table:style-name="ce19" office:value-type="float" office:value="4320" calcext:value-type="float">
            <text:p>4,320</text:p>
          </table:table-cell>
          <table:table-cell table:style-name="ce35" office:value-type="float" office:value="2.2" calcext:value-type="float">
            <text:p>2.20</text:p>
          </table:table-cell>
          <table:table-cell table:style-name="ce56" office:value-type="float" office:value="505159" calcext:value-type="float">
            <text:p>505,159</text:p>
          </table:table-cell>
          <table:table-cell table:style-name="ce64" table:number-columns-repeated="1008"/>
        </table:table-row>
        <table:table-row table:style-name="ro6">
          <table:table-cell table:style-name="ce8" office:value-type="string" calcext:value-type="string">
            <text:p>2 月</text:p>
          </table:table-cell>
          <table:table-cell table:style-name="ce19" office:value-type="float" office:value="7819420" calcext:value-type="float">
            <text:p>7,819,420</text:p>
          </table:table-cell>
          <table:table-cell table:style-name="ce19" office:value-type="float" office:value="23127845" calcext:value-type="float">
            <text:p>23,127,845</text:p>
          </table:table-cell>
          <table:table-cell table:style-name="ce19" office:value-type="float" office:value="11636930" calcext:value-type="float">
            <text:p>11,636,930</text:p>
          </table:table-cell>
          <table:table-cell table:style-name="ce19" office:value-type="float" office:value="11490915" calcext:value-type="float">
            <text:p>11,490,915</text:p>
          </table:table-cell>
          <table:table-cell table:style-name="ce19" office:value-type="float" office:value="12364" calcext:value-type="float">
            <text:p>12,364</text:p>
          </table:table-cell>
          <table:table-cell table:style-name="ce35" office:value-type="float" office:value="6.97" calcext:value-type="float">
            <text:p>6.97</text:p>
          </table:table-cell>
          <table:table-cell table:style-name="ce19" office:value-type="float" office:value="11150" calcext:value-type="float">
            <text:p>11,150</text:p>
          </table:table-cell>
          <table:table-cell table:style-name="ce35" office:value-type="float" office:value="6.29" calcext:value-type="float">
            <text:p>6.29</text:p>
          </table:table-cell>
          <table:table-cell table:style-name="ce43" office:value-type="float" office:value="1214" calcext:value-type="float">
            <text:p>1,214</text:p>
          </table:table-cell>
          <table:table-cell table:style-name="ce35" office:value-type="float" office:value="0.68" calcext:value-type="float">
            <text:p>0.68</text:p>
          </table:table-cell>
          <table:table-cell table:style-name="ce19" office:value-type="float" office:value="9034" calcext:value-type="float">
            <text:p>9,034</text:p>
          </table:table-cell>
          <table:table-cell table:style-name="ce35" office:value-type="float" office:value="5.09" calcext:value-type="float">
            <text:p>5.09</text:p>
          </table:table-cell>
          <table:table-cell table:style-name="ce19" office:value-type="float" office:value="3521" calcext:value-type="float">
            <text:p>3,521</text:p>
          </table:table-cell>
          <table:table-cell table:style-name="ce35" office:value-type="float" office:value="1.98" calcext:value-type="float">
            <text:p>1.98</text:p>
          </table:table-cell>
          <table:table-cell table:style-name="ce56" office:value-type="float" office:value="505742" calcext:value-type="float">
            <text:p>505,742</text:p>
          </table:table-cell>
          <table:table-cell table:style-name="ce64" table:number-columns-repeated="1008"/>
        </table:table-row>
        <table:table-row table:style-name="ro6">
          <table:table-cell table:style-name="ce8" office:value-type="string" calcext:value-type="string">
            <text:p>3 月</text:p>
          </table:table-cell>
          <table:table-cell table:style-name="ce19" office:value-type="float" office:value="7835375" calcext:value-type="float">
            <text:p>7,835,375</text:p>
          </table:table-cell>
          <table:table-cell table:style-name="ce19" office:value-type="float" office:value="23131093" calcext:value-type="float">
            <text:p>23,131,093</text:p>
          </table:table-cell>
          <table:table-cell table:style-name="ce19" office:value-type="float" office:value="11636573" calcext:value-type="float">
            <text:p>11,636,573</text:p>
          </table:table-cell>
          <table:table-cell table:style-name="ce19" office:value-type="float" office:value="11494520" calcext:value-type="float">
            <text:p>11,494,520</text:p>
          </table:table-cell>
          <table:table-cell table:style-name="ce19" office:value-type="float" office:value="15750" calcext:value-type="float">
            <text:p>15,750</text:p>
          </table:table-cell>
          <table:table-cell table:style-name="ce35" office:value-type="float" office:value="8.02" calcext:value-type="float">
            <text:p>8.02</text:p>
          </table:table-cell>
          <table:table-cell table:style-name="ce19" office:value-type="float" office:value="13943" calcext:value-type="float">
            <text:p>13,943</text:p>
          </table:table-cell>
          <table:table-cell table:style-name="ce35" office:value-type="float" office:value="7.1" calcext:value-type="float">
            <text:p>7.10</text:p>
          </table:table-cell>
          <table:table-cell table:style-name="ce43" office:value-type="float" office:value="1807" calcext:value-type="float">
            <text:p>1,807</text:p>
          </table:table-cell>
          <table:table-cell table:style-name="ce35" office:value-type="float" office:value="0.92" calcext:value-type="float">
            <text:p>0.92</text:p>
          </table:table-cell>
          <table:table-cell table:style-name="ce19" office:value-type="float" office:value="11425" calcext:value-type="float">
            <text:p>11,425</text:p>
          </table:table-cell>
          <table:table-cell table:style-name="ce35" office:value-type="float" office:value="5.82" calcext:value-type="float">
            <text:p>5.82</text:p>
          </table:table-cell>
          <table:table-cell table:style-name="ce19" office:value-type="float" office:value="5565" calcext:value-type="float">
            <text:p>5,565</text:p>
          </table:table-cell>
          <table:table-cell table:style-name="ce35" office:value-type="float" office:value="2.83" calcext:value-type="float">
            <text:p>2.83</text:p>
          </table:table-cell>
          <table:table-cell table:style-name="ce56" office:value-type="float" office:value="506494" calcext:value-type="float">
            <text:p>506,494</text:p>
          </table:table-cell>
          <table:table-cell table:style-name="ce64" table:number-columns-repeated="1008"/>
        </table:table-row>
        <table:table-row table:style-name="ro6">
          <table:table-cell table:style-name="ce8" office:value-type="string" calcext:value-type="string">
            <text:p>4 月</text:p>
          </table:table-cell>
          <table:table-cell table:style-name="ce19" office:value-type="float" office:value="7848068" calcext:value-type="float">
            <text:p>7,848,068</text:p>
          </table:table-cell>
          <table:table-cell table:style-name="ce19" office:value-type="float" office:value="23133074" calcext:value-type="float">
            <text:p>23,133,074</text:p>
          </table:table-cell>
          <table:table-cell table:style-name="ce19" office:value-type="float" office:value="11635562" calcext:value-type="float">
            <text:p>11,635,562</text:p>
          </table:table-cell>
          <table:table-cell table:style-name="ce19" office:value-type="float" office:value="11497512" calcext:value-type="float">
            <text:p>11,497,512</text:p>
          </table:table-cell>
          <table:table-cell table:style-name="ce19" office:value-type="float" office:value="13371" calcext:value-type="float">
            <text:p>13,371</text:p>
          </table:table-cell>
          <table:table-cell table:style-name="ce35" office:value-type="float" office:value="7.03" calcext:value-type="float">
            <text:p>7.03</text:p>
          </table:table-cell>
          <table:table-cell table:style-name="ce19" office:value-type="float" office:value="12125" calcext:value-type="float">
            <text:p>12,125</text:p>
          </table:table-cell>
          <table:table-cell table:style-name="ce35" office:value-type="float" office:value="6.38" calcext:value-type="float">
            <text:p>6.38</text:p>
          </table:table-cell>
          <table:table-cell table:style-name="ce43" office:value-type="float" office:value="1246" calcext:value-type="float">
            <text:p>1,246</text:p>
          </table:table-cell>
          <table:table-cell table:style-name="ce35" office:value-type="float" office:value="0.66" calcext:value-type="float">
            <text:p>0.66</text:p>
          </table:table-cell>
          <table:table-cell table:style-name="ce19" office:value-type="float" office:value="12217" calcext:value-type="float">
            <text:p>12,217</text:p>
          </table:table-cell>
          <table:table-cell table:style-name="ce35" office:value-type="float" office:value="6.43" calcext:value-type="float">
            <text:p>6.43</text:p>
          </table:table-cell>
          <table:table-cell table:style-name="ce19" office:value-type="float" office:value="4882" calcext:value-type="float">
            <text:p>4,882</text:p>
          </table:table-cell>
          <table:table-cell table:style-name="ce35" office:value-type="float" office:value="2.57" calcext:value-type="float">
            <text:p>2.57</text:p>
          </table:table-cell>
          <table:table-cell table:style-name="ce56" office:value-type="float" office:value="507071" calcext:value-type="float">
            <text:p>507,071</text:p>
          </table:table-cell>
          <table:table-cell table:style-name="ce64" table:number-columns-repeated="1008"/>
        </table:table-row>
        <table:table-row table:style-name="ro6">
          <table:table-cell table:style-name="ce8" office:value-type="string" calcext:value-type="string">
            <text:p>5 月</text:p>
          </table:table-cell>
          <table:table-cell table:style-name="ce19" office:value-type="float" office:value="7860131" calcext:value-type="float">
            <text:p>7,860,131</text:p>
          </table:table-cell>
          <table:table-cell table:style-name="ce19" office:value-type="float" office:value="23135715" calcext:value-type="float">
            <text:p>23,135,715</text:p>
          </table:table-cell>
          <table:table-cell table:style-name="ce19" office:value-type="float" office:value="11635040" calcext:value-type="float">
            <text:p>11,635,040</text:p>
          </table:table-cell>
          <table:table-cell table:style-name="ce19" office:value-type="float" office:value="11500675" calcext:value-type="float">
            <text:p>11,500,675</text:p>
          </table:table-cell>
          <table:table-cell table:style-name="ce19" office:value-type="float" office:value="12902" calcext:value-type="float">
            <text:p>12,902</text:p>
          </table:table-cell>
          <table:table-cell table:style-name="ce35" office:value-type="float" office:value="6.57" calcext:value-type="float">
            <text:p>6.57</text:p>
          </table:table-cell>
          <table:table-cell table:style-name="ce19" office:value-type="float" office:value="11379" calcext:value-type="float">
            <text:p>11,379</text:p>
          </table:table-cell>
          <table:table-cell table:style-name="ce35" office:value-type="float" office:value="5.79" calcext:value-type="float">
            <text:p>5.79</text:p>
          </table:table-cell>
          <table:table-cell table:style-name="ce43" office:value-type="float" office:value="1523" calcext:value-type="float">
            <text:p>1,523</text:p>
          </table:table-cell>
          <table:table-cell table:style-name="ce35" office:value-type="float" office:value="0.78" calcext:value-type="float">
            <text:p>0.78</text:p>
          </table:table-cell>
          <table:table-cell table:style-name="ce19" office:value-type="float" office:value="12501" calcext:value-type="float">
            <text:p>12,501</text:p>
          </table:table-cell>
          <table:table-cell table:style-name="ce35" office:value-type="float" office:value="6.36" calcext:value-type="float">
            <text:p>6.36</text:p>
          </table:table-cell>
          <table:table-cell table:style-name="ce19" office:value-type="float" office:value="4992" calcext:value-type="float">
            <text:p>4,992</text:p>
          </table:table-cell>
          <table:table-cell table:style-name="ce35" office:value-type="float" office:value="2.54" calcext:value-type="float">
            <text:p>2.54</text:p>
          </table:table-cell>
          <table:table-cell table:style-name="ce56" office:value-type="float" office:value="507690" calcext:value-type="float">
            <text:p>507,690</text:p>
          </table:table-cell>
          <table:table-cell table:style-name="ce64" table:number-columns-repeated="1008"/>
        </table:table-row>
        <table:table-row table:style-name="ro6">
          <table:table-cell table:style-name="ce8" office:value-type="string" calcext:value-type="string">
            <text:p>6 月</text:p>
          </table:table-cell>
          <table:table-cell table:style-name="ce19" office:value-type="float" office:value="7875068" calcext:value-type="float">
            <text:p>7,875,068</text:p>
          </table:table-cell>
          <table:table-cell table:style-name="ce19" office:value-type="float" office:value="23138381" calcext:value-type="float">
            <text:p>23,138,381</text:p>
          </table:table-cell>
          <table:table-cell table:style-name="ce19" office:value-type="float" office:value="11634792" calcext:value-type="float">
            <text:p>11,634,792</text:p>
          </table:table-cell>
          <table:table-cell table:style-name="ce19" office:value-type="float" office:value="11503589" calcext:value-type="float">
            <text:p>11,503,589</text:p>
          </table:table-cell>
          <table:table-cell table:style-name="ce19" office:value-type="float" office:value="12722" calcext:value-type="float">
            <text:p>12,722</text:p>
          </table:table-cell>
          <table:table-cell table:style-name="ce35" office:value-type="float" office:value="6.69" calcext:value-type="float">
            <text:p>6.69</text:p>
          </table:table-cell>
          <table:table-cell table:style-name="ce19" office:value-type="float" office:value="11714" calcext:value-type="float">
            <text:p>11,714</text:p>
          </table:table-cell>
          <table:table-cell table:style-name="ce35" office:value-type="float" office:value="6.16" calcext:value-type="float">
            <text:p>6.16</text:p>
          </table:table-cell>
          <table:table-cell table:style-name="ce43" office:value-type="float" office:value="1008" calcext:value-type="float">
            <text:p>1,008</text:p>
          </table:table-cell>
          <table:table-cell table:style-name="ce35" office:value-type="float" office:value="0.53" calcext:value-type="float">
            <text:p>0.53</text:p>
          </table:table-cell>
          <table:table-cell table:style-name="ce19" office:value-type="float" office:value="9224" calcext:value-type="float">
            <text:p>9,224</text:p>
          </table:table-cell>
          <table:table-cell table:style-name="ce35" office:value-type="float" office:value="4.85" calcext:value-type="float">
            <text:p>4.85</text:p>
          </table:table-cell>
          <table:table-cell table:style-name="ce19" office:value-type="float" office:value="4892" calcext:value-type="float">
            <text:p>4,892</text:p>
          </table:table-cell>
          <table:table-cell table:style-name="ce35" office:value-type="float" office:value="2.57" calcext:value-type="float">
            <text:p>2.57</text:p>
          </table:table-cell>
          <table:table-cell table:style-name="ce56" office:value-type="float" office:value="508380" calcext:value-type="float">
            <text:p>508,380</text:p>
          </table:table-cell>
          <table:table-cell table:style-name="ce64" table:number-columns-repeated="1008"/>
        </table:table-row>
        <table:table-row table:style-name="ro6">
          <table:table-cell table:style-name="ce8" office:value-type="string" calcext:value-type="string">
            <text:p>7 月</text:p>
          </table:table-cell>
          <table:table-cell table:style-name="ce19" office:value-type="float" office:value="7886689" calcext:value-type="float">
            <text:p>7,886,689</text:p>
          </table:table-cell>
          <table:table-cell table:style-name="ce19" office:value-type="float" office:value="23142460" calcext:value-type="float">
            <text:p>23,142,460</text:p>
          </table:table-cell>
          <table:table-cell table:style-name="ce19" office:value-type="float" office:value="11634623" calcext:value-type="float">
            <text:p>11,634,623</text:p>
          </table:table-cell>
          <table:table-cell table:style-name="ce19" office:value-type="float" office:value="11507837" calcext:value-type="float">
            <text:p>11,507,837</text:p>
          </table:table-cell>
          <table:table-cell table:style-name="ce19" office:value-type="float" office:value="12668" calcext:value-type="float">
            <text:p>12,668</text:p>
          </table:table-cell>
          <table:table-cell table:style-name="ce35" office:value-type="float" office:value="6.45" calcext:value-type="float">
            <text:p>6.45</text:p>
          </table:table-cell>
          <table:table-cell table:style-name="ce19" office:value-type="float" office:value="12259" calcext:value-type="float">
            <text:p>12,259</text:p>
          </table:table-cell>
          <table:table-cell table:style-name="ce35" office:value-type="float" office:value="6.24" calcext:value-type="float">
            <text:p>6.24</text:p>
          </table:table-cell>
          <table:table-cell table:style-name="ce43" office:value-type="float" office:value="409" calcext:value-type="float">
            <text:p>409</text:p>
          </table:table-cell>
          <table:table-cell table:style-name="ce35" office:value-type="float" office:value="0.21" calcext:value-type="float">
            <text:p>0.21</text:p>
          </table:table-cell>
          <table:table-cell table:style-name="ce19" office:value-type="float" office:value="9177" calcext:value-type="float">
            <text:p>9,177</text:p>
          </table:table-cell>
          <table:table-cell table:style-name="ce35" office:value-type="float" office:value="4.67" calcext:value-type="float">
            <text:p>4.67</text:p>
          </table:table-cell>
          <table:table-cell table:style-name="ce19" office:value-type="float" office:value="5163" calcext:value-type="float">
            <text:p>5,163</text:p>
          </table:table-cell>
          <table:table-cell table:style-name="ce35" office:value-type="float" office:value="2.63" calcext:value-type="float">
            <text:p>2.63</text:p>
          </table:table-cell>
          <table:table-cell table:style-name="ce56" office:value-type="float" office:value="509148" calcext:value-type="float">
            <text:p>509,148</text:p>
          </table:table-cell>
          <table:table-cell table:style-name="ce64" table:number-columns-repeated="1008"/>
        </table:table-row>
        <table:table-row table:style-name="ro6">
          <table:table-cell table:style-name="ce8" office:value-type="string" calcext:value-type="string">
            <text:p>8 月</text:p>
          </table:table-cell>
          <table:table-cell table:style-name="ce19" office:value-type="float" office:value="7900989" calcext:value-type="float">
            <text:p>7,900,989</text:p>
          </table:table-cell>
          <table:table-cell table:style-name="ce19" office:value-type="float" office:value="23145020" calcext:value-type="float">
            <text:p>23,145,020</text:p>
          </table:table-cell>
          <table:table-cell table:style-name="ce19" office:value-type="float" office:value="11634150" calcext:value-type="float">
            <text:p>11,634,150</text:p>
          </table:table-cell>
          <table:table-cell table:style-name="ce19" office:value-type="float" office:value="11510870" calcext:value-type="float">
            <text:p>11,510,870</text:p>
          </table:table-cell>
          <table:table-cell table:style-name="ce19" office:value-type="float" office:value="13761" calcext:value-type="float">
            <text:p>13,761</text:p>
          </table:table-cell>
          <table:table-cell table:style-name="ce35" office:value-type="float" office:value="7" calcext:value-type="float">
            <text:p>7.00</text:p>
          </table:table-cell>
          <table:table-cell table:style-name="ce19" office:value-type="float" office:value="12184" calcext:value-type="float">
            <text:p>12,184</text:p>
          </table:table-cell>
          <table:table-cell table:style-name="ce35" office:value-type="float" office:value="6.2" calcext:value-type="float">
            <text:p>6.20</text:p>
          </table:table-cell>
          <table:table-cell table:style-name="ce43" office:value-type="float" office:value="1577" calcext:value-type="float">
            <text:p>1,577</text:p>
          </table:table-cell>
          <table:table-cell table:style-name="ce35" office:value-type="float" office:value="0.8" calcext:value-type="float">
            <text:p>0.80</text:p>
          </table:table-cell>
          <table:table-cell table:style-name="ce19" office:value-type="float" office:value="5447" calcext:value-type="float">
            <text:p>5,447</text:p>
          </table:table-cell>
          <table:table-cell table:style-name="ce35" office:value-type="float" office:value="2.77" calcext:value-type="float">
            <text:p>2.77</text:p>
          </table:table-cell>
          <table:table-cell table:style-name="ce19" office:value-type="float" office:value="5339" calcext:value-type="float">
            <text:p>5,339</text:p>
          </table:table-cell>
          <table:table-cell table:style-name="ce35" office:value-type="float" office:value="2.72" calcext:value-type="float">
            <text:p>2.72</text:p>
          </table:table-cell>
          <table:table-cell table:style-name="ce56" office:value-type="float" office:value="510203" calcext:value-type="float">
            <text:p>510,203</text:p>
          </table:table-cell>
          <table:table-cell table:style-name="ce64" table:number-columns-repeated="1008"/>
        </table:table-row>
        <table:table-row table:style-name="ro6">
          <table:table-cell table:style-name="ce8" office:value-type="string" calcext:value-type="string">
            <text:p>9 月</text:p>
          </table:table-cell>
          <table:table-cell table:style-name="ce19" office:value-type="float" office:value="7918304" calcext:value-type="float">
            <text:p>7,918,304</text:p>
          </table:table-cell>
          <table:table-cell table:style-name="ce19" office:value-type="float" office:value="23146090" calcext:value-type="float">
            <text:p>23,146,090</text:p>
          </table:table-cell>
          <table:table-cell table:style-name="ce19" office:value-type="float" office:value="11633260" calcext:value-type="float">
            <text:p>11,633,260</text:p>
          </table:table-cell>
          <table:table-cell table:style-name="ce19" office:value-type="float" office:value="11512830" calcext:value-type="float">
            <text:p>11,512,830</text:p>
          </table:table-cell>
          <table:table-cell table:style-name="ce19" office:value-type="float" office:value="13637" calcext:value-type="float">
            <text:p>13,637</text:p>
          </table:table-cell>
          <table:table-cell table:style-name="ce35" office:value-type="float" office:value="7.17" calcext:value-type="float">
            <text:p>7.17</text:p>
          </table:table-cell>
          <table:table-cell table:style-name="ce19" office:value-type="float" office:value="11722" calcext:value-type="float">
            <text:p>11,722</text:p>
          </table:table-cell>
          <table:table-cell table:style-name="ce35" office:value-type="float" office:value="6.16" calcext:value-type="float">
            <text:p>6.16</text:p>
          </table:table-cell>
          <table:table-cell table:style-name="ce43" office:value-type="float" office:value="1915" calcext:value-type="float">
            <text:p>1,915</text:p>
          </table:table-cell>
          <table:table-cell table:style-name="ce35" office:value-type="float" office:value="1.01" calcext:value-type="float">
            <text:p>1.01</text:p>
          </table:table-cell>
          <table:table-cell table:style-name="ce19" office:value-type="float" office:value="15843" calcext:value-type="float">
            <text:p>15,843</text:p>
          </table:table-cell>
          <table:table-cell table:style-name="ce35" office:value-type="float" office:value="8.33" calcext:value-type="float">
            <text:p>8.33</text:p>
          </table:table-cell>
          <table:table-cell table:style-name="ce19" office:value-type="float" office:value="4905" calcext:value-type="float">
            <text:p>4,905</text:p>
          </table:table-cell>
          <table:table-cell table:style-name="ce35" office:value-type="float" office:value="2.58" calcext:value-type="float">
            <text:p>2.58</text:p>
          </table:table-cell>
          <table:table-cell table:style-name="ce56" office:value-type="float" office:value="510997" calcext:value-type="float">
            <text:p>510,997</text:p>
          </table:table-cell>
          <table:table-cell table:style-name="ce64" table:number-columns-repeated="1008"/>
        </table:table-row>
        <table:table-row table:style-name="ro6">
          <table:table-cell table:style-name="ce8" office:value-type="string" calcext:value-type="string">
            <text:p>10 月</text:p>
          </table:table-cell>
          <table:table-cell table:style-name="ce19" office:value-type="float" office:value="7923934" calcext:value-type="float">
            <text:p>7,923,934</text:p>
          </table:table-cell>
          <table:table-cell table:style-name="ce19" office:value-type="float" office:value="23150923" calcext:value-type="float">
            <text:p>23,150,923</text:p>
          </table:table-cell>
          <table:table-cell table:style-name="ce19" office:value-type="float" office:value="11633580" calcext:value-type="float">
            <text:p>11,633,580</text:p>
          </table:table-cell>
          <table:table-cell table:style-name="ce19" office:value-type="float" office:value="11517343" calcext:value-type="float">
            <text:p>11,517,343</text:p>
          </table:table-cell>
          <table:table-cell table:style-name="ce19" office:value-type="float" office:value="13487" calcext:value-type="float">
            <text:p>13,487</text:p>
          </table:table-cell>
          <table:table-cell table:style-name="ce35" office:value-type="float" office:value="6.86" calcext:value-type="float">
            <text:p>6.86</text:p>
          </table:table-cell>
          <table:table-cell table:style-name="ce19" office:value-type="float" office:value="11469" calcext:value-type="float">
            <text:p>11,469</text:p>
          </table:table-cell>
          <table:table-cell table:style-name="ce35" office:value-type="float" office:value="5.83" calcext:value-type="float">
            <text:p>5.83</text:p>
          </table:table-cell>
          <table:table-cell table:style-name="ce43" office:value-type="float" office:value="2018" calcext:value-type="float">
            <text:p>2,018</text:p>
          </table:table-cell>
          <table:table-cell table:style-name="ce35" office:value-type="float" office:value="1.03" calcext:value-type="float">
            <text:p>1.03</text:p>
          </table:table-cell>
          <table:table-cell table:style-name="ce19" office:value-type="float" office:value="12807" calcext:value-type="float">
            <text:p>12,807</text:p>
          </table:table-cell>
          <table:table-cell table:style-name="ce35" office:value-type="float" office:value="6.51" calcext:value-type="float">
            <text:p>6.51</text:p>
          </table:table-cell>
          <table:table-cell table:style-name="ce19" office:value-type="float" office:value="4853" calcext:value-type="float">
            <text:p>4,853</text:p>
          </table:table-cell>
          <table:table-cell table:style-name="ce35" office:value-type="float" office:value="2.47" calcext:value-type="float">
            <text:p>2.47</text:p>
          </table:table-cell>
          <table:table-cell table:style-name="ce56" office:value-type="float" office:value="511567" calcext:value-type="float">
            <text:p>511,567</text:p>
          </table:table-cell>
          <table:table-cell table:style-name="ce64" table:number-columns-repeated="1008"/>
        </table:table-row>
        <table:table-row table:style-name="ro6">
          <table:table-cell table:style-name="ce8" office:value-type="string" calcext:value-type="string">
            <text:p>11 月</text:p>
          </table:table-cell>
          <table:table-cell table:style-name="ce19" office:value-type="float" office:value="7928663" calcext:value-type="float">
            <text:p>7,928,663</text:p>
          </table:table-cell>
          <table:table-cell table:style-name="ce19" office:value-type="float" office:value="23157178" calcext:value-type="float">
            <text:p>23,157,178</text:p>
          </table:table-cell>
          <table:table-cell table:style-name="ce19" office:value-type="float" office:value="11634702" calcext:value-type="float">
            <text:p>11,634,702</text:p>
          </table:table-cell>
          <table:table-cell table:style-name="ce19" office:value-type="float" office:value="11522476" calcext:value-type="float">
            <text:p>11,522,476</text:p>
          </table:table-cell>
          <table:table-cell table:style-name="ce19" office:value-type="float" office:value="15406" calcext:value-type="float">
            <text:p>15,406</text:p>
          </table:table-cell>
          <table:table-cell table:style-name="ce35" office:value-type="float" office:value="8.1" calcext:value-type="float">
            <text:p>8.10</text:p>
          </table:table-cell>
          <table:table-cell table:style-name="ce19" office:value-type="float" office:value="12444" calcext:value-type="float">
            <text:p>12,444</text:p>
          </table:table-cell>
          <table:table-cell table:style-name="ce35" office:value-type="float" office:value="6.54" calcext:value-type="float">
            <text:p>6.54</text:p>
          </table:table-cell>
          <table:table-cell table:style-name="ce43" office:value-type="float" office:value="2962" calcext:value-type="float">
            <text:p>2,962</text:p>
          </table:table-cell>
          <table:table-cell table:style-name="ce35" office:value-type="float" office:value="1.56" calcext:value-type="float">
            <text:p>1.56</text:p>
          </table:table-cell>
          <table:table-cell table:style-name="ce19" office:value-type="float" office:value="10320" calcext:value-type="float">
            <text:p>10,320</text:p>
          </table:table-cell>
          <table:table-cell table:style-name="ce35" office:value-type="float" office:value="5.42" calcext:value-type="float">
            <text:p>5.42</text:p>
          </table:table-cell>
          <table:table-cell table:style-name="ce19" office:value-type="float" office:value="4796" calcext:value-type="float">
            <text:p>4,796</text:p>
          </table:table-cell>
          <table:table-cell table:style-name="ce35" office:value-type="float" office:value="2.52" calcext:value-type="float">
            <text:p>2.52</text:p>
          </table:table-cell>
          <table:table-cell table:style-name="ce56" office:value-type="float" office:value="512197" calcext:value-type="float">
            <text:p>512,197</text:p>
          </table:table-cell>
          <table:table-cell table:style-name="ce64" table:number-columns-repeated="1008"/>
        </table:table-row>
        <table:table-row table:style-name="ro6">
          <table:table-cell table:style-name="ce8" office:value-type="string" calcext:value-type="string">
            <text:p>12 月</text:p>
          </table:table-cell>
          <table:table-cell table:style-name="ce19" office:value-type="float" office:value="7937024" calcext:value-type="float">
            <text:p>7,937,024</text:p>
          </table:table-cell>
          <table:table-cell table:style-name="ce19" office:value-type="float" office:value="23162123" calcext:value-type="float">
            <text:p>23,162,123</text:p>
          </table:table-cell>
          <table:table-cell table:style-name="ce19" office:value-type="float" office:value="11635225" calcext:value-type="float">
            <text:p>11,635,225</text:p>
          </table:table-cell>
          <table:table-cell table:style-name="ce19" office:value-type="float" office:value="11526898" calcext:value-type="float">
            <text:p>11,526,898</text:p>
          </table:table-cell>
          <table:table-cell table:style-name="ce19" office:value-type="float" office:value="15215" calcext:value-type="float">
            <text:p>15,215</text:p>
          </table:table-cell>
          <table:table-cell table:style-name="ce35" office:value-type="float" office:value="7.74" calcext:value-type="float">
            <text:p>7.74</text:p>
          </table:table-cell>
          <table:table-cell table:style-name="ce19" office:value-type="float" office:value="12887" calcext:value-type="float">
            <text:p>12,887</text:p>
          </table:table-cell>
          <table:table-cell table:style-name="ce35" office:value-type="float" office:value="6.55" calcext:value-type="float">
            <text:p>6.55</text:p>
          </table:table-cell>
          <table:table-cell table:style-name="ce43" office:value-type="float" office:value="2328" calcext:value-type="float">
            <text:p>2,328</text:p>
          </table:table-cell>
          <table:table-cell table:style-name="ce35" office:value-type="float" office:value="1.18" calcext:value-type="float">
            <text:p>1.18</text:p>
          </table:table-cell>
          <table:table-cell table:style-name="ce19" office:value-type="float" office:value="16479" calcext:value-type="float">
            <text:p>16,479</text:p>
          </table:table-cell>
          <table:table-cell table:style-name="ce35" office:value-type="float" office:value="8.38" calcext:value-type="float">
            <text:p>8.38</text:p>
          </table:table-cell>
          <table:table-cell table:style-name="ce19" office:value-type="float" office:value="4887" calcext:value-type="float">
            <text:p>4,887</text:p>
          </table:table-cell>
          <table:table-cell table:style-name="ce35" office:value-type="float" office:value="2.48" calcext:value-type="float">
            <text:p>2.48</text:p>
          </table:table-cell>
          <table:table-cell table:style-name="ce56" office:value-type="float" office:value="512701" calcext:value-type="float">
            <text:p>512,701</text:p>
          </table:table-cell>
          <table:table-cell table:style-name="ce64" table:number-columns-repeated="1008"/>
        </table:table-row>
        <table:table-row table:style-name="ro7">
          <table:table-cell table:style-name="ce7" office:value-type="string" calcext:value-type="string">
            <text:p>100年1~2月</text:p>
          </table:table-cell>
          <table:table-cell table:style-name="ce18" office:value-type="float" office:value="7947403" calcext:value-type="float">
            <text:p>7,947,403</text:p>
          </table:table-cell>
          <table:table-cell table:style-name="ce18" office:value-type="float" office:value="23164457" calcext:value-type="float">
            <text:p>23,164,457</text:p>
          </table:table-cell>
          <table:table-cell table:style-name="ce18" office:value-type="float" office:value="11632909" calcext:value-type="float">
            <text:p>11,632,909</text:p>
          </table:table-cell>
          <table:table-cell table:style-name="ce18" office:value-type="float" office:value="11531548" calcext:value-type="float">
            <text:p>11,531,548</text:p>
          </table:table-cell>
          <table:table-cell table:style-name="ce18" office:value-type="float" office:value="26973" calcext:value-type="float">
            <text:p>26,973</text:p>
          </table:table-cell>
          <table:table-cell table:style-name="ce36" office:value-type="float" office:value="7.2" calcext:value-type="float">
            <text:p><text:s text:c="3"/>7.20</text:p>
          </table:table-cell>
          <table:table-cell table:style-name="ce18" office:value-type="float" office:value="27096" calcext:value-type="float">
            <text:p>27,096</text:p>
          </table:table-cell>
          <table:table-cell table:style-name="ce36" office:value-type="float" office:value="7.24" calcext:value-type="float">
            <text:p><text:s text:c="3"/>7.24</text:p>
          </table:table-cell>
          <table:table-cell table:style-name="ce44" office:value-type="float" office:value="-123" calcext:value-type="float">
            <text:p>－ <text:s text:c="3"/>123</text:p>
          </table:table-cell>
          <table:table-cell table:style-name="ce34" office:value-type="float" office:value="-0.03" calcext:value-type="float">
            <text:p>－ <text:s text:c="2"/>0.03</text:p>
          </table:table-cell>
          <table:table-cell table:style-name="ce18" office:value-type="float" office:value="26949" calcext:value-type="float">
            <text:p>26,949</text:p>
          </table:table-cell>
          <table:table-cell table:style-name="ce36" office:value-type="float" office:value="7.2" calcext:value-type="float">
            <text:p><text:s text:c="3"/>7.20</text:p>
          </table:table-cell>
          <table:table-cell table:style-name="ce18" office:value-type="float" office:value="7790" calcext:value-type="float">
            <text:p>7,790</text:p>
          </table:table-cell>
          <table:table-cell table:style-name="ce36" office:value-type="float" office:value="2.08" calcext:value-type="float">
            <text:p><text:s text:c="3"/>2.08</text:p>
          </table:table-cell>
          <table:table-cell table:style-name="ce55" office:value-type="float" office:value="513640" calcext:value-type="float">
            <text:p>513,640</text:p>
          </table:table-cell>
          <table:table-cell table:style-name="ce64" table:number-columns-repeated="1008"/>
        </table:table-row>
        <table:table-row table:style-name="ro3">
          <table:table-cell table:style-name="ce9" office:value-type="string" calcext:value-type="string">
            <text:p>1 月</text:p>
          </table:table-cell>
          <table:table-cell table:style-name="ce20" office:value-type="float" office:value="7942075" calcext:value-type="float">
            <text:p>7,942,075</text:p>
          </table:table-cell>
          <table:table-cell table:style-name="ce20" office:value-type="float" office:value="23164628" calcext:value-type="float">
            <text:p>23,164,628</text:p>
          </table:table-cell>
          <table:table-cell table:style-name="ce20" office:value-type="float" office:value="11634515" calcext:value-type="float">
            <text:p>11,634,515</text:p>
          </table:table-cell>
          <table:table-cell table:style-name="ce20" office:value-type="float" office:value="11530113" calcext:value-type="float">
            <text:p>11,530,113</text:p>
          </table:table-cell>
          <table:table-cell table:style-name="ce20" office:value-type="float" office:value="14703" calcext:value-type="float">
            <text:p>14,703</text:p>
          </table:table-cell>
          <table:table-cell table:style-name="ce37" office:value-type="float" office:value="7.47" calcext:value-type="float">
            <text:p>7.47</text:p>
          </table:table-cell>
          <table:table-cell table:style-name="ce20" office:value-type="float" office:value="14313" calcext:value-type="float">
            <text:p>14,313</text:p>
          </table:table-cell>
          <table:table-cell table:style-name="ce37" office:value-type="float" office:value="7.28" calcext:value-type="float">
            <text:p>7.28</text:p>
          </table:table-cell>
          <table:table-cell table:style-name="ce45" office:value-type="float" office:value="390" calcext:value-type="float">
            <text:p>390</text:p>
          </table:table-cell>
          <table:table-cell table:style-name="ce37" office:value-type="float" office:value="0.2" calcext:value-type="float">
            <text:p>0.20</text:p>
          </table:table-cell>
          <table:table-cell table:style-name="ce20" office:value-type="float" office:value="18015" calcext:value-type="float">
            <text:p>18,015</text:p>
          </table:table-cell>
          <table:table-cell table:style-name="ce37" office:value-type="float" office:value="9.16" calcext:value-type="float">
            <text:p>9.16</text:p>
          </table:table-cell>
          <table:table-cell table:style-name="ce20" office:value-type="float" office:value="4131" calcext:value-type="float">
            <text:p>4,131</text:p>
          </table:table-cell>
          <table:table-cell table:style-name="ce37" office:value-type="float" office:value="2.1" calcext:value-type="float">
            <text:p>2.10</text:p>
          </table:table-cell>
          <table:table-cell table:style-name="ce57" office:value-type="float" office:value="513103" calcext:value-type="float">
            <text:p>513,103</text:p>
          </table:table-cell>
          <table:table-cell table:style-name="ce64" table:number-columns-repeated="1008"/>
        </table:table-row>
        <table:table-row table:style-name="ro6">
          <table:table-cell table:style-name="ce9" office:value-type="string" calcext:value-type="string">
            <text:p>2 月</text:p>
          </table:table-cell>
          <table:table-cell table:style-name="ce20" office:value-type="float" office:value="7947403" calcext:value-type="float">
            <text:p>7,947,403</text:p>
          </table:table-cell>
          <table:table-cell table:style-name="ce20" office:value-type="float" office:value="23164457" calcext:value-type="float">
            <text:p>23,164,457</text:p>
          </table:table-cell>
          <table:table-cell table:style-name="ce20" office:value-type="float" office:value="11632909" calcext:value-type="float">
            <text:p>11,632,909</text:p>
          </table:table-cell>
          <table:table-cell table:style-name="ce20" office:value-type="float" office:value="11531548" calcext:value-type="float">
            <text:p>11,531,548</text:p>
          </table:table-cell>
          <table:table-cell table:style-name="ce20" office:value-type="float" office:value="12270" calcext:value-type="float">
            <text:p>12,270</text:p>
          </table:table-cell>
          <table:table-cell table:style-name="ce37" office:value-type="float" office:value="6.9" calcext:value-type="float">
            <text:p>6.90</text:p>
          </table:table-cell>
          <table:table-cell table:style-name="ce20" office:value-type="float" office:value="12783" calcext:value-type="float">
            <text:p>12,783</text:p>
          </table:table-cell>
          <table:table-cell table:style-name="ce37" office:value-type="float" office:value="7.19" calcext:value-type="float">
            <text:p>7.19</text:p>
          </table:table-cell>
          <table:table-cell table:style-name="ce46" office:value-type="float" office:value="-513" calcext:value-type="float">
            <text:p>－ <text:s text:c="3"/>513</text:p>
          </table:table-cell>
          <table:table-cell table:style-name="ce37" office:value-type="float" office:value="-0.29" calcext:value-type="float">
            <text:p>－ <text:s text:c="2"/>0.29</text:p>
          </table:table-cell>
          <table:table-cell table:style-name="ce20" office:value-type="float" office:value="8934" calcext:value-type="float">
            <text:p>8,934</text:p>
          </table:table-cell>
          <table:table-cell table:style-name="ce37" office:value-type="float" office:value="5.03" calcext:value-type="float">
            <text:p>5.03</text:p>
          </table:table-cell>
          <table:table-cell table:style-name="ce20" office:value-type="float" office:value="3659" calcext:value-type="float">
            <text:p>3,659</text:p>
          </table:table-cell>
          <table:table-cell table:style-name="ce37" office:value-type="float" office:value="2.06" calcext:value-type="float">
            <text:p>2.06</text:p>
          </table:table-cell>
          <table:table-cell table:style-name="ce57" office:value-type="float" office:value="513640" calcext:value-type="float">
            <text:p>513,640</text:p>
          </table:table-cell>
          <table:table-cell table:style-name="ce64" table:number-columns-repeated="1008"/>
        </table:table-row>
        <table:table-row table:style-name="ro8">
          <table:table-cell table:style-name="ce10"/>
          <table:table-cell table:style-name="ce21" table:number-columns-repeated="5"/>
          <table:table-cell table:style-name="ce38"/>
          <table:table-cell table:style-name="ce21"/>
          <table:table-cell table:style-name="ce38"/>
          <table:table-cell table:style-name="ce47"/>
          <table:table-cell table:style-name="ce38"/>
          <table:table-cell table:style-name="ce21"/>
          <table:table-cell table:style-name="ce38"/>
          <table:table-cell table:style-name="ce21"/>
          <table:table-cell table:style-name="ce38"/>
          <table:table-cell table:style-name="ce58"/>
          <table:table-cell table:style-name="ce64" table:number-columns-repeated="1008"/>
        </table:table-row>
        <table:table-row table:style-name="ro9">
          <table:table-cell table:style-name="ce11" office:value-type="string" calcext:value-type="string">
            <text:p>較上年同月</text:p>
            <text:p>増減 (%) △</text:p>
          </table:table-cell>
          <table:table-cell table:style-name="ce22" office:value-type="float" office:value="1.64" calcext:value-type="float">
            <text:p>1.64</text:p>
          </table:table-cell>
          <table:table-cell table:style-name="ce22" office:value-type="float" office:value="0.16" calcext:value-type="float">
            <text:p>0.16</text:p>
          </table:table-cell>
          <table:table-cell table:style-name="ce22" office:value-type="float" office:value="-0.03" calcext:value-type="float">
            <text:p>－ <text:s text:c="2"/>0.03</text:p>
          </table:table-cell>
          <table:table-cell table:style-name="ce22" office:value-type="float" office:value="0.35" calcext:value-type="float">
            <text:p>0.35</text:p>
          </table:table-cell>
          <table:table-cell table:style-name="ce22" office:value-type="float" office:value="-0.76" calcext:value-type="float">
            <text:p>－ <text:s text:c="2"/>0.76</text:p>
          </table:table-cell>
          <table:table-cell table:style-name="ce22" office:value-type="float" office:value="-0.0699999999999994" calcext:value-type="float">
            <text:p>－ <text:s text:c="2"/>0.07</text:p>
          </table:table-cell>
          <table:table-cell table:style-name="ce22" office:value-type="float" office:value="14.65" calcext:value-type="float">
            <text:p>14.65</text:p>
          </table:table-cell>
          <table:table-cell table:style-name="ce22" office:value-type="float" office:value="0.9" calcext:value-type="float">
            <text:p>0.90</text:p>
          </table:table-cell>
          <table:table-cell table:style-name="ce22" office:value-type="float" office:value="-142.26" calcext:value-type="float">
            <text:p>－ <text:s text:c="2"/>142.26</text:p>
          </table:table-cell>
          <table:table-cell table:style-name="ce22" office:value-type="float" office:value="-0.97" calcext:value-type="float">
            <text:p>－ <text:s text:c="2"/>0.97</text:p>
          </table:table-cell>
          <table:table-cell table:style-name="ce51" office:value-type="float" office:value="-1.11" calcext:value-type="float">
            <text:p>－ <text:s text:c="4"/>1.11</text:p>
          </table:table-cell>
          <table:table-cell table:style-name="ce22" office:value-type="float" office:value="-0.0599999999999996" calcext:value-type="float">
            <text:p>－ <text:s text:c="2"/>0.06</text:p>
          </table:table-cell>
          <table:table-cell table:style-name="ce22" office:value-type="float" office:value="3.92" calcext:value-type="float">
            <text:p>3.92</text:p>
          </table:table-cell>
          <table:table-cell table:style-name="ce22" office:value-type="float" office:value="0.0800000000000001" calcext:value-type="float">
            <text:p>0.08</text:p>
          </table:table-cell>
          <table:table-cell table:style-name="ce59" office:value-type="float" office:value="1.56" calcext:value-type="float">
            <text:p>1.56</text:p>
          </table:table-cell>
          <table:table-cell table:style-name="ce63" table:number-columns-repeated="1008"/>
        </table:table-row>
        <table:table-row table:style-name="ro9">
          <table:table-cell table:style-name="ce12" office:value-type="string" calcext:value-type="string">
            <text:p>較本年上月</text:p>
            <text:p>増減 (%) △</text:p>
          </table:table-cell>
          <table:table-cell table:style-name="ce23" office:value-type="float" office:value="0.07" calcext:value-type="float">
            <text:p>0.07</text:p>
          </table:table-cell>
          <table:table-cell table:style-name="ce28" office:value-type="string" calcext:value-type="string">
            <text:p>－ <text:s/>0.00</text:p>
          </table:table-cell>
          <table:table-cell table:style-name="ce23" office:value-type="float" office:value="-0.01" calcext:value-type="float">
            <text:p>－ <text:s text:c="2"/>0.01</text:p>
          </table:table-cell>
          <table:table-cell table:style-name="ce23" office:value-type="float" office:value="0.01" calcext:value-type="float">
            <text:p>0.01</text:p>
          </table:table-cell>
          <table:table-cell table:style-name="ce23" office:value-type="float" office:value="-16.55" calcext:value-type="float">
            <text:p>－ <text:s text:c="2"/>16.55</text:p>
          </table:table-cell>
          <table:table-cell table:style-name="ce23" office:value-type="float" office:value="-0.569999999999999" calcext:value-type="float">
            <text:p>－ <text:s text:c="2"/>0.57</text:p>
          </table:table-cell>
          <table:table-cell table:style-name="ce23" office:value-type="float" office:value="-10.69" calcext:value-type="float">
            <text:p>－ <text:s text:c="2"/>10.69</text:p>
          </table:table-cell>
          <table:table-cell table:style-name="ce23" office:value-type="float" office:value="-0.0899999999999999" calcext:value-type="float">
            <text:p>－ <text:s text:c="2"/>0.09</text:p>
          </table:table-cell>
          <table:table-cell table:style-name="ce23" office:value-type="float" office:value="-231.54" calcext:value-type="float">
            <text:p>－ <text:s text:c="2"/>231.54</text:p>
          </table:table-cell>
          <table:table-cell table:style-name="ce23" office:value-type="float" office:value="-0.49" calcext:value-type="float">
            <text:p>－ <text:s text:c="2"/>0.49</text:p>
          </table:table-cell>
          <table:table-cell table:style-name="ce23" office:value-type="float" office:value="-50.41" calcext:value-type="float">
            <text:p>－ <text:s text:c="2"/>50.41</text:p>
          </table:table-cell>
          <table:table-cell table:style-name="ce23" office:value-type="float" office:value="-4.13" calcext:value-type="float">
            <text:p>－ <text:s text:c="2"/>4.13</text:p>
          </table:table-cell>
          <table:table-cell table:style-name="ce23" office:value-type="float" office:value="-11.43" calcext:value-type="float">
            <text:p>－ <text:s text:c="2"/>11.43</text:p>
          </table:table-cell>
          <table:table-cell table:style-name="ce23" office:value-type="float" office:value="-0.04" calcext:value-type="float">
            <text:p>－ <text:s text:c="2"/>0.04</text:p>
          </table:table-cell>
          <table:table-cell table:style-name="ce60" office:value-type="float" office:value="0.1" calcext:value-type="float">
            <text:p>0.10</text:p>
          </table:table-cell>
          <table:table-cell table:style-name="ce63" table:number-columns-repeated="1008"/>
        </table:table-row>
        <table:table-row table:style-name="ro6">
          <table:table-cell table:style-name="ce13" office:value-type="string" calcext:value-type="string">
            <text:p><text:s text:c="2"/>附 註 : △凡計量單位為千分率者，其増減比較數為千分點。表內列有「－」者表示無數值，「0.00」表示未滿百分之0.005。</text:p>
          </table:table-cell>
          <table:table-cell table:style-name="ce24" table:number-columns-repeated="6"/>
          <table:table-cell/>
          <table:table-cell table:style-name="ce40"/>
          <table:table-cell table:style-name="ce48"/>
          <table:table-cell table:number-columns-repeated="2"/>
          <table:table-cell table:style-name="ce40"/>
          <table:table-cell table:style-name="ce48"/>
          <table:table-cell/>
          <table:table-cell table:style-name="ce48"/>
          <table:table-cell table:number-columns-repeated="1008"/>
        </table:table-row>
        <table:table-row table:style-name="ro4">
          <table:table-cell table:style-name="ce13"/>
          <table:table-cell table:number-columns-repeated="1023"/>
        </table:table-row>
        <table:table-row table:style-name="ro10">
          <table:table-cell table:number-columns-repeated="7"/>
          <table:table-cell table:style-name="ce39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15"/>
          <table:table-cell table:style-name="ce61"/>
          <table:table-cell table:number-columns-repeated="1008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年月別 '.$A$1" table:cell-range-address="$'年月別 '.$A$2:.$P$38" table:range-usable-as="print-range"/>
        </table:named-expressions>
      </table:table>
      <table:table table:name="縣市別" table:style-name="ta2" table:print-ranges="縣市別.A2:縣市別.P35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241" table:default-cell-style-name="ce1"/>
        <table:table-column table:style-name="co3" table:number-columns-repeated="767" table:default-cell-style-name="Default"/>
        <table:table-row table:style-name="ro12">
          <table:table-cell table:number-columns-repeated="13"/>
          <table:table-cell table:style-name="ce99"/>
          <table:table-cell table:number-columns-repeated="1010"/>
        </table:table-row>
        <table:table-row table:style-name="ro13">
          <table:table-cell table:style-name="ce2" office:value-type="string" calcext:value-type="string" table:number-columns-spanned="16" table:number-rows-spanned="1">
            <text:p>民 國 100 年 2 月 戶 口 統 計 速 報 表 (續)</text:p>
          </table:table-cell>
          <table:covered-table-cell table:number-columns-repeated="10" table:style-name="ce2"/>
          <table:covered-table-cell table:style-name="ce97"/>
          <table:covered-table-cell table:style-name="ce2"/>
          <table:covered-table-cell table:style-name="ce63"/>
          <table:covered-table-cell table:style-name="ce2"/>
          <table:covered-table-cell table:style-name="ce63"/>
          <table:table-cell table:number-columns-repeated="1008"/>
        </table:table-row>
        <table:table-row table:style-name="ro14">
          <table:table-cell table:style-name="ce65"/>
          <table:table-cell table:style-name="ce72"/>
          <table:table-cell table:style-name="ce25" office:value-type="string" calcext:value-type="string">
            <text:p>人</text:p>
          </table:table-cell>
          <table:table-cell table:style-name="ce25" office:value-type="string" calcext:value-type="string">
            <text:p>口</text:p>
          </table:table-cell>
          <table:table-cell table:style-name="ce25" office:value-type="string" calcext:value-type="string">
            <text:p>數</text:p>
          </table:table-cell>
          <table:table-cell table:style-name="ce30" office:value-type="string" calcext:value-type="string" table:number-columns-spanned="2" table:number-rows-spanned="1">
            <text:p>出　　　　生</text:p>
          </table:table-cell>
          <table:covered-table-cell table:style-name="ce25"/>
          <table:table-cell table:style-name="ce30" office:value-type="string" calcext:value-type="string" table:number-columns-spanned="2" table:number-rows-spanned="1">
            <text:p>死　　　　亡</text:p>
          </table:table-cell>
          <table:covered-table-cell table:style-name="ce25"/>
          <table:table-cell table:style-name="ce41" office:value-type="string" calcext:value-type="string" table:number-columns-spanned="2" table:number-rows-spanned="1">
            <text:p>自　然　增　加</text:p>
          </table:table-cell>
          <table:covered-table-cell table:style-name="ce49"/>
          <table:table-cell table:style-name="ce41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98"/>
          <table:table-cell table:style-name="ce41" office:value-type="string" calcext:value-type="string" table:number-columns-spanned="2" table:number-rows-spanned="1">
            <text:p>離　 <text:s text:c="3"/>　婚</text:p>
          </table:table-cell>
          <table:covered-table-cell table:style-name="ce49"/>
          <table:table-cell table:style-name="ce52" office:value-type="string" calcext:value-type="string" table:number-columns-spanned="1" table:number-rows-spanned="4">
            <text:p>原住民</text:p>
            <text:p>人口數</text:p>
          </table:table-cell>
          <table:table-cell table:style-name="ce108"/>
          <table:table-cell table:number-columns-repeated="1007"/>
        </table:table-row>
        <table:table-row table:style-name="ro6">
          <table:table-cell table:style-name="ce4" office:value-type="string" calcext:value-type="string" table:number-columns-spanned="1" table:number-rows-spanned="2">
            <text:p>區 域 別</text:p>
          </table:table-cell>
          <table:table-cell table:style-name="ce15" office:value-type="string" calcext:value-type="string" table:number-columns-spanned="1" table:number-rows-spanned="2">
            <text:p>戶　數</text:p>
          </table:table-cell>
          <table:table-cell table:style-name="ce79" table:number-columns-repeated="4"/>
          <table:table-cell table:style-name="ce81" office:value-type="string" calcext:value-type="string">
            <text:p>折合年</text:p>
          </table:table-cell>
          <table:table-cell table:style-name="ce79"/>
          <table:table-cell table:style-name="ce81" office:value-type="string" calcext:value-type="string">
            <text:p>折合年</text:p>
          </table:table-cell>
          <table:table-cell table:style-name="ce86"/>
          <table:table-cell table:style-name="ce86" office:value-type="string" calcext:value-type="string">
            <text:p>折合年自</text:p>
          </table:table-cell>
          <table:table-cell table:style-name="ce86"/>
          <table:table-cell table:style-name="ce81" office:value-type="string" calcext:value-type="string">
            <text:p>折合年</text:p>
          </table:table-cell>
          <table:table-cell table:style-name="ce86"/>
          <table:table-cell table:style-name="ce81" office:value-type="string" calcext:value-type="string">
            <text:p>折合年</text:p>
          </table:table-cell>
          <table:covered-table-cell table:style-name="ce53"/>
          <table:table-cell table:style-name="ce108"/>
          <table:table-cell table:number-columns-repeated="1007"/>
        </table:table-row>
        <table:table-row table:style-name="ro6">
          <table:covered-table-cell table:style-name="ce5"/>
          <table:covered-table-cell table:style-name="ce16"/>
          <table:table-cell table:style-name="ce15" office:value-type="string" calcext:value-type="string">
            <text:p>計</text:p>
          </table:table-cell>
          <table:table-cell table:style-name="ce15" office:value-type="string" calcext:value-type="string">
            <text:p>男</text:p>
          </table:table-cell>
          <table:table-cell table:style-name="ce15" office:value-type="string" calcext:value-type="string">
            <text:p>女</text:p>
          </table:table-cell>
          <table:table-cell table:style-name="ce15" office:value-type="string" calcext:value-type="string">
            <text:p>人　數</text:p>
          </table:table-cell>
          <table:table-cell table:style-name="ce32" office:value-type="string" calcext:value-type="string">
            <text:p>粗出生率</text:p>
          </table:table-cell>
          <table:table-cell table:style-name="ce15" office:value-type="string" calcext:value-type="string">
            <text:p>人　數</text:p>
          </table:table-cell>
          <table:table-cell table:style-name="ce32" office:value-type="string" calcext:value-type="string">
            <text:p>粗死亡率</text:p>
          </table:table-cell>
          <table:table-cell table:style-name="ce15" office:value-type="string" calcext:value-type="string">
            <text:p>人　數</text:p>
          </table:table-cell>
          <table:table-cell table:style-name="ce93" office:value-type="string" office:string-value="然增加率" calcext:value-type="string">
            <text:p><text:s/>然增加率 </text:p>
          </table:table-cell>
          <table:table-cell table:style-name="ce15" office:value-type="string" calcext:value-type="string">
            <text:p>對　數</text:p>
          </table:table-cell>
          <table:table-cell table:style-name="ce32" office:value-type="string" calcext:value-type="string">
            <text:p>粗結婚率</text:p>
          </table:table-cell>
          <table:table-cell table:style-name="ce15" office:value-type="string" calcext:value-type="string">
            <text:p>對　數</text:p>
          </table:table-cell>
          <table:table-cell table:style-name="ce32" office:value-type="string" calcext:value-type="string">
            <text:p>粗離婚率</text:p>
          </table:table-cell>
          <table:covered-table-cell table:style-name="ce53"/>
          <table:table-cell table:style-name="ce109"/>
          <table:table-cell table:number-columns-repeated="1007"/>
        </table:table-row>
        <table:table-row table:style-name="ro6">
          <table:table-cell table:style-name="ce66"/>
          <table:table-cell table:style-name="ce73"/>
          <table:table-cell table:style-name="ce80"/>
          <table:table-cell table:style-name="ce29" table:number-columns-repeated="3"/>
          <table:table-cell table:style-name="ce33" office:value-type="string" calcext:value-type="string">
            <text:p>‰</text:p>
          </table:table-cell>
          <table:table-cell table:style-name="ce29"/>
          <table:table-cell table:style-name="ce33" office:value-type="string" calcext:value-type="string">
            <text:p>‰</text:p>
          </table:table-cell>
          <table:table-cell table:style-name="ce29"/>
          <table:table-cell table:style-name="ce33" office:value-type="string" calcext:value-type="string">
            <text:p>‰</text:p>
          </table:table-cell>
          <table:table-cell table:style-name="ce29"/>
          <table:table-cell table:style-name="ce33" office:value-type="string" calcext:value-type="string">
            <text:p>‰</text:p>
          </table:table-cell>
          <table:table-cell table:style-name="ce29"/>
          <table:table-cell table:style-name="ce33" office:value-type="string" calcext:value-type="string">
            <text:p>‰</text:p>
          </table:table-cell>
          <table:covered-table-cell table:style-name="ce54"/>
          <table:table-cell table:style-name="ce110"/>
          <table:table-cell table:number-columns-repeated="1007"/>
        </table:table-row>
        <table:table-row table:style-name="ro15">
          <table:table-cell table:style-name="ce67" office:value-type="string" calcext:value-type="string">
            <text:p>總 <text:s text:c="7"/>計</text:p>
          </table:table-cell>
          <table:table-cell table:style-name="ce74" office:value-type="float" office:value="7947403" calcext:value-type="float">
            <text:p><text:s text:c="3"/>7,947,403</text:p>
          </table:table-cell>
          <table:table-cell table:style-name="ce74" office:value-type="float" office:value="23164457" calcext:value-type="float">
            <text:p><text:s text:c="3"/>23,164,457</text:p>
          </table:table-cell>
          <table:table-cell table:style-name="ce74" office:value-type="float" office:value="11632909" calcext:value-type="float">
            <text:p><text:s text:c="3"/>11,632,909</text:p>
          </table:table-cell>
          <table:table-cell table:style-name="ce74" office:value-type="float" office:value="11531548" calcext:value-type="float">
            <text:p><text:s text:c="3"/>11,531,548</text:p>
          </table:table-cell>
          <table:table-cell table:style-name="ce74" office:value-type="float" office:value="12270" calcext:value-type="float">
            <text:p><text:s text:c="3"/>12,270</text:p>
          </table:table-cell>
          <table:table-cell table:style-name="ce82" office:value-type="float" office:value="6.9" calcext:value-type="float">
            <text:p><text:s text:c="3"/>6.90</text:p>
          </table:table-cell>
          <table:table-cell table:style-name="ce74" office:value-type="float" office:value="12783" calcext:value-type="float">
            <text:p><text:s text:c="3"/>12,783</text:p>
          </table:table-cell>
          <table:table-cell table:style-name="ce82" office:value-type="float" office:value="7.19" calcext:value-type="float">
            <text:p><text:s text:c="3"/>7.19</text:p>
          </table:table-cell>
          <table:table-cell table:style-name="ce87" office:value-type="float" office:value="-513" calcext:value-type="float">
            <text:p>－ <text:s/>513</text:p>
          </table:table-cell>
          <table:table-cell table:style-name="ce94" office:value-type="float" office:value="-0.29" calcext:value-type="float">
            <text:p>－ <text:s text:c="2"/>0.29</text:p>
          </table:table-cell>
          <table:table-cell table:style-name="ce74" office:value-type="float" office:value="8934" calcext:value-type="float">
            <text:p><text:s text:c="3"/>8,934</text:p>
          </table:table-cell>
          <table:table-cell table:style-name="ce82" office:value-type="float" office:value="5.03" calcext:value-type="float">
            <text:p><text:s text:c="3"/>5.03</text:p>
          </table:table-cell>
          <table:table-cell table:style-name="ce74" office:value-type="float" office:value="3659" calcext:value-type="float">
            <text:p><text:s text:c="3"/>3,659</text:p>
          </table:table-cell>
          <table:table-cell table:style-name="ce82" office:value-type="float" office:value="2.06" calcext:value-type="float">
            <text:p><text:s text:c="3"/>2.06</text:p>
          </table:table-cell>
          <table:table-cell table:style-name="ce103" office:value-type="float" office:value="513640" calcext:value-type="float">
            <text:p><text:s text:c="3"/>513,640</text:p>
          </table:table-cell>
          <table:table-cell table:number-columns-repeated="1008"/>
        </table:table-row>
        <table:table-row table:style-name="ro6">
          <table:table-cell table:style-name="ce68" office:value-type="string" calcext:value-type="string">
            <text:p>新 <text:s/>北 <text:s/>市</text:p>
          </table:table-cell>
          <table:table-cell table:style-name="ce75" office:value-type="float" office:value="1407106" calcext:value-type="float">
            <text:p><text:s text:c="3"/>1,407,106</text:p>
          </table:table-cell>
          <table:table-cell table:style-name="ce75" office:value-type="float" office:value="3897888" calcext:value-type="float">
            <text:p><text:s text:c="3"/>3,897,888</text:p>
          </table:table-cell>
          <table:table-cell table:style-name="ce75" office:value-type="float" office:value="1934965" calcext:value-type="float">
            <text:p><text:s text:c="3"/>1,934,965</text:p>
          </table:table-cell>
          <table:table-cell table:style-name="ce75" office:value-type="float" office:value="1962923" calcext:value-type="float">
            <text:p><text:s text:c="3"/>1,962,923</text:p>
          </table:table-cell>
          <table:table-cell table:style-name="ce75" office:value-type="float" office:value="2021" calcext:value-type="float">
            <text:p><text:s text:c="3"/>2,021</text:p>
          </table:table-cell>
          <table:table-cell table:style-name="ce83" office:value-type="float" office:value="6.76" calcext:value-type="float">
            <text:p><text:s text:c="3"/>6.76</text:p>
          </table:table-cell>
          <table:table-cell table:style-name="ce75" office:value-type="float" office:value="1656" calcext:value-type="float">
            <text:p><text:s text:c="3"/>1,656</text:p>
          </table:table-cell>
          <table:table-cell table:style-name="ce83" office:value-type="float" office:value="5.54" calcext:value-type="float">
            <text:p><text:s text:c="3"/>5.54</text:p>
          </table:table-cell>
          <table:table-cell table:style-name="ce75" office:value-type="float" office:value="365" calcext:value-type="float">
            <text:p><text:s text:c="3"/>365</text:p>
          </table:table-cell>
          <table:table-cell table:style-name="ce83" office:value-type="float" office:value="1.22" calcext:value-type="float">
            <text:p><text:s text:c="3"/>1.22</text:p>
          </table:table-cell>
          <table:table-cell table:style-name="ce75" office:value-type="float" office:value="1616" calcext:value-type="float">
            <text:p><text:s text:c="3"/>1,616</text:p>
          </table:table-cell>
          <table:table-cell table:style-name="ce83" office:value-type="float" office:value="5.4" calcext:value-type="float">
            <text:p><text:s text:c="3"/>5.40</text:p>
          </table:table-cell>
          <table:table-cell table:style-name="ce75" office:value-type="float" office:value="715" calcext:value-type="float">
            <text:p><text:s text:c="3"/>715</text:p>
          </table:table-cell>
          <table:table-cell table:style-name="ce83" office:value-type="float" office:value="2.39" calcext:value-type="float">
            <text:p><text:s text:c="3"/>2.39</text:p>
          </table:table-cell>
          <table:table-cell table:style-name="ce104" office:value-type="float" office:value="48997" calcext:value-type="float">
            <text:p><text:s text:c="3"/>48,997</text:p>
          </table:table-cell>
          <table:table-cell table:number-columns-repeated="1008"/>
        </table:table-row>
        <table:table-row table:style-name="ro3">
          <table:table-cell table:style-name="ce68" office:value-type="string" calcext:value-type="string">
            <text:p>臺 <text:s/>北 <text:s/>市</text:p>
          </table:table-cell>
          <table:table-cell table:style-name="ce75" office:value-type="float" office:value="984431" calcext:value-type="float">
            <text:p><text:s text:c="3"/>984,431</text:p>
          </table:table-cell>
          <table:table-cell table:style-name="ce75" office:value-type="float" office:value="2624791" calcext:value-type="float">
            <text:p><text:s text:c="3"/>2,624,791</text:p>
          </table:table-cell>
          <table:table-cell table:style-name="ce75" office:value-type="float" office:value="1265280" calcext:value-type="float">
            <text:p><text:s text:c="3"/>1,265,280</text:p>
          </table:table-cell>
          <table:table-cell table:style-name="ce75" office:value-type="float" office:value="1359511" calcext:value-type="float">
            <text:p><text:s text:c="3"/>1,359,511</text:p>
          </table:table-cell>
          <table:table-cell table:style-name="ce75" office:value-type="float" office:value="1550" calcext:value-type="float">
            <text:p><text:s text:c="3"/>1,550</text:p>
          </table:table-cell>
          <table:table-cell table:style-name="ce83" office:value-type="float" office:value="7.7" calcext:value-type="float">
            <text:p><text:s text:c="3"/>7.70</text:p>
          </table:table-cell>
          <table:table-cell table:style-name="ce75" office:value-type="float" office:value="1385" calcext:value-type="float">
            <text:p><text:s text:c="3"/>1,385</text:p>
          </table:table-cell>
          <table:table-cell table:style-name="ce83" office:value-type="float" office:value="6.88" calcext:value-type="float">
            <text:p><text:s text:c="3"/>6.88</text:p>
          </table:table-cell>
          <table:table-cell table:style-name="ce75" office:value-type="float" office:value="165" calcext:value-type="float">
            <text:p><text:s text:c="3"/>165</text:p>
          </table:table-cell>
          <table:table-cell table:style-name="ce83" office:value-type="float" office:value="0.82" calcext:value-type="float">
            <text:p><text:s text:c="3"/>0.82</text:p>
          </table:table-cell>
          <table:table-cell table:style-name="ce75" office:value-type="float" office:value="1069" calcext:value-type="float">
            <text:p><text:s text:c="3"/>1,069</text:p>
          </table:table-cell>
          <table:table-cell table:style-name="ce83" office:value-type="float" office:value="5.31" calcext:value-type="float">
            <text:p><text:s text:c="3"/>5.31</text:p>
          </table:table-cell>
          <table:table-cell table:style-name="ce75" office:value-type="float" office:value="350" calcext:value-type="float">
            <text:p><text:s text:c="3"/>350</text:p>
          </table:table-cell>
          <table:table-cell table:style-name="ce83" office:value-type="float" office:value="1.74" calcext:value-type="float">
            <text:p><text:s text:c="3"/>1.74</text:p>
          </table:table-cell>
          <table:table-cell table:style-name="ce104" office:value-type="float" office:value="13833" calcext:value-type="float">
            <text:p><text:s text:c="3"/>13,833</text:p>
          </table:table-cell>
          <table:table-cell table:number-columns-repeated="1008"/>
        </table:table-row>
        <table:table-row table:style-name="ro3">
          <table:table-cell table:style-name="ce68" office:value-type="string" calcext:value-type="string">
            <text:p>臺 <text:s/>中 <text:s/>市</text:p>
          </table:table-cell>
          <table:table-cell table:style-name="ce75" office:value-type="float" office:value="854346" calcext:value-type="float">
            <text:p><text:s text:c="3"/>854,346</text:p>
          </table:table-cell>
          <table:table-cell table:style-name="ce75" office:value-type="float" office:value="2649892" calcext:value-type="float">
            <text:p><text:s text:c="3"/>2,649,892</text:p>
          </table:table-cell>
          <table:table-cell table:style-name="ce75" office:value-type="float" office:value="1319470" calcext:value-type="float">
            <text:p><text:s text:c="3"/>1,319,470</text:p>
          </table:table-cell>
          <table:table-cell table:style-name="ce75" office:value-type="float" office:value="1330422" calcext:value-type="float">
            <text:p><text:s text:c="3"/>1,330,422</text:p>
          </table:table-cell>
          <table:table-cell table:style-name="ce75" office:value-type="float" office:value="1509" calcext:value-type="float">
            <text:p><text:s text:c="3"/>1,509</text:p>
          </table:table-cell>
          <table:table-cell table:style-name="ce83" office:value-type="float" office:value="7.42" calcext:value-type="float">
            <text:p><text:s text:c="3"/>7.42</text:p>
          </table:table-cell>
          <table:table-cell table:style-name="ce75" office:value-type="float" office:value="1298" calcext:value-type="float">
            <text:p><text:s text:c="3"/>1,298</text:p>
          </table:table-cell>
          <table:table-cell table:style-name="ce83" office:value-type="float" office:value="6.39" calcext:value-type="float">
            <text:p><text:s text:c="3"/>6.39</text:p>
          </table:table-cell>
          <table:table-cell table:style-name="ce75" office:value-type="float" office:value="211" calcext:value-type="float">
            <text:p><text:s text:c="3"/>211</text:p>
          </table:table-cell>
          <table:table-cell table:style-name="ce83" office:value-type="float" office:value="1.04" calcext:value-type="float">
            <text:p><text:s text:c="3"/>1.04</text:p>
          </table:table-cell>
          <table:table-cell table:style-name="ce75" office:value-type="float" office:value="1023" calcext:value-type="float">
            <text:p><text:s text:c="3"/>1,023</text:p>
          </table:table-cell>
          <table:table-cell table:style-name="ce83" office:value-type="float" office:value="5.03" calcext:value-type="float">
            <text:p><text:s text:c="3"/>5.03</text:p>
          </table:table-cell>
          <table:table-cell table:style-name="ce75" office:value-type="float" office:value="415" calcext:value-type="float">
            <text:p><text:s text:c="3"/>415</text:p>
          </table:table-cell>
          <table:table-cell table:style-name="ce83" office:value-type="float" office:value="2.04" calcext:value-type="float">
            <text:p><text:s text:c="3"/>2.04</text:p>
          </table:table-cell>
          <table:table-cell table:style-name="ce104" office:value-type="float" office:value="27935" calcext:value-type="float">
            <text:p><text:s text:c="3"/>27,935</text:p>
          </table:table-cell>
          <table:table-cell table:number-columns-repeated="1008"/>
        </table:table-row>
        <table:table-row table:style-name="ro3">
          <table:table-cell table:style-name="ce68" office:value-type="string" calcext:value-type="string">
            <text:p>臺 <text:s/>南 <text:s/>市</text:p>
          </table:table-cell>
          <table:table-cell table:style-name="ce75" office:value-type="float" office:value="640980" calcext:value-type="float">
            <text:p><text:s text:c="3"/>640,980</text:p>
          </table:table-cell>
          <table:table-cell table:style-name="ce75" office:value-type="float" office:value="1873176" calcext:value-type="float">
            <text:p><text:s text:c="3"/>1,873,176</text:p>
          </table:table-cell>
          <table:table-cell table:style-name="ce75" office:value-type="float" office:value="943486" calcext:value-type="float">
            <text:p><text:s text:c="3"/>943,486</text:p>
          </table:table-cell>
          <table:table-cell table:style-name="ce75" office:value-type="float" office:value="929690" calcext:value-type="float">
            <text:p><text:s text:c="3"/>929,690</text:p>
          </table:table-cell>
          <table:table-cell table:style-name="ce75" office:value-type="float" office:value="856" calcext:value-type="float">
            <text:p><text:s text:c="3"/>856</text:p>
          </table:table-cell>
          <table:table-cell table:style-name="ce83" office:value-type="float" office:value="5.96" calcext:value-type="float">
            <text:p><text:s text:c="3"/>5.96</text:p>
          </table:table-cell>
          <table:table-cell table:style-name="ce75" office:value-type="float" office:value="1202" calcext:value-type="float">
            <text:p><text:s text:c="3"/>1,202</text:p>
          </table:table-cell>
          <table:table-cell table:style-name="ce83" office:value-type="float" office:value="8.36" calcext:value-type="float">
            <text:p><text:s text:c="3"/>8.36</text:p>
          </table:table-cell>
          <table:table-cell table:style-name="ce88" office:value-type="float" office:value="-346" calcext:value-type="float">
            <text:p>－ <text:s/>346</text:p>
          </table:table-cell>
          <table:table-cell table:style-name="ce95" office:value-type="float" office:value="-2.41" calcext:value-type="float">
            <text:p>－ <text:s text:c="2"/>2.41</text:p>
          </table:table-cell>
          <table:table-cell table:style-name="ce75" office:value-type="float" office:value="770" calcext:value-type="float">
            <text:p><text:s text:c="3"/>770</text:p>
          </table:table-cell>
          <table:table-cell table:style-name="ce83" office:value-type="float" office:value="5.36" calcext:value-type="float">
            <text:p><text:s text:c="3"/>5.36</text:p>
          </table:table-cell>
          <table:table-cell table:style-name="ce75" office:value-type="float" office:value="258" calcext:value-type="float">
            <text:p><text:s text:c="3"/>258</text:p>
          </table:table-cell>
          <table:table-cell table:style-name="ce83" office:value-type="float" office:value="1.8" calcext:value-type="float">
            <text:p><text:s text:c="3"/>1.80</text:p>
          </table:table-cell>
          <table:table-cell table:style-name="ce104" office:value-type="float" office:value="5873" calcext:value-type="float">
            <text:p><text:s text:c="3"/>5,873</text:p>
          </table:table-cell>
          <table:table-cell table:number-columns-repeated="1008"/>
        </table:table-row>
        <table:table-row table:style-name="ro3">
          <table:table-cell table:style-name="ce68" office:value-type="string" calcext:value-type="string">
            <text:p>高 <text:s/>雄 <text:s/>市</text:p>
          </table:table-cell>
          <table:table-cell table:style-name="ce75" office:value-type="float" office:value="1023848" calcext:value-type="float">
            <text:p><text:s text:c="3"/>1,023,848</text:p>
          </table:table-cell>
          <table:table-cell table:style-name="ce75" office:value-type="float" office:value="2772929" calcext:value-type="float">
            <text:p><text:s text:c="3"/>2,772,929</text:p>
          </table:table-cell>
          <table:table-cell table:style-name="ce75" office:value-type="float" office:value="1390167" calcext:value-type="float">
            <text:p><text:s text:c="3"/>1,390,167</text:p>
          </table:table-cell>
          <table:table-cell table:style-name="ce75" office:value-type="float" office:value="1382762" calcext:value-type="float">
            <text:p><text:s text:c="3"/>1,382,762</text:p>
          </table:table-cell>
          <table:table-cell table:style-name="ce75" office:value-type="float" office:value="1354" calcext:value-type="float">
            <text:p><text:s text:c="3"/>1,354</text:p>
          </table:table-cell>
          <table:table-cell table:style-name="ce83" office:value-type="float" office:value="6.36" calcext:value-type="float">
            <text:p><text:s text:c="3"/>6.36</text:p>
          </table:table-cell>
          <table:table-cell table:style-name="ce75" office:value-type="float" office:value="1527" calcext:value-type="float">
            <text:p><text:s text:c="3"/>1,527</text:p>
          </table:table-cell>
          <table:table-cell table:style-name="ce83" office:value-type="float" office:value="7.18" calcext:value-type="float">
            <text:p><text:s text:c="3"/>7.18</text:p>
          </table:table-cell>
          <table:table-cell table:style-name="ce88" office:value-type="float" office:value="-173" calcext:value-type="float">
            <text:p>－ <text:s/>173</text:p>
          </table:table-cell>
          <table:table-cell table:style-name="ce95" office:value-type="float" office:value="-0.81" calcext:value-type="float">
            <text:p>－ <text:s text:c="2"/>0.81</text:p>
          </table:table-cell>
          <table:table-cell table:style-name="ce75" office:value-type="float" office:value="1191" calcext:value-type="float">
            <text:p><text:s text:c="3"/>1,191</text:p>
          </table:table-cell>
          <table:table-cell table:style-name="ce83" office:value-type="float" office:value="5.6" calcext:value-type="float">
            <text:p><text:s text:c="3"/>5.60</text:p>
          </table:table-cell>
          <table:table-cell table:style-name="ce75" office:value-type="float" office:value="454" calcext:value-type="float">
            <text:p><text:s text:c="3"/>454</text:p>
          </table:table-cell>
          <table:table-cell table:style-name="ce83" office:value-type="float" office:value="2.13" calcext:value-type="float">
            <text:p><text:s text:c="3"/>2.13</text:p>
          </table:table-cell>
          <table:table-cell table:style-name="ce104" office:value-type="float" office:value="29643" calcext:value-type="float">
            <text:p><text:s text:c="3"/>29,643</text:p>
          </table:table-cell>
          <table:table-cell table:number-columns-repeated="1008"/>
        </table:table-row>
        <table:table-row table:style-name="ro16">
          <table:table-cell table:style-name="ce68" office:value-type="string" calcext:value-type="string">
            <text:p><text:s/>臺 <text:s/>灣 <text:s/>省 </text:p>
          </table:table-cell>
          <table:table-cell table:style-name="ce75" office:value-type="float" office:value="3001966" calcext:value-type="float">
            <text:p><text:s text:c="3"/>3,001,966</text:p>
          </table:table-cell>
          <table:table-cell table:style-name="ce75" office:value-type="float" office:value="9237875" calcext:value-type="float">
            <text:p><text:s text:c="3"/>9,237,875</text:p>
          </table:table-cell>
          <table:table-cell table:style-name="ce75" office:value-type="float" office:value="4723686" calcext:value-type="float">
            <text:p><text:s text:c="3"/>4,723,686</text:p>
          </table:table-cell>
          <table:table-cell table:style-name="ce75" office:value-type="float" office:value="4514189" calcext:value-type="float">
            <text:p><text:s text:c="3"/>4,514,189</text:p>
          </table:table-cell>
          <table:table-cell table:style-name="ce75" office:value-type="float" office:value="4909" calcext:value-type="float">
            <text:p><text:s text:c="3"/>4,909</text:p>
          </table:table-cell>
          <table:table-cell table:style-name="ce83" office:value-type="float" office:value="6.93" calcext:value-type="float">
            <text:p><text:s text:c="3"/>6.93</text:p>
          </table:table-cell>
          <table:table-cell table:style-name="ce75" office:value-type="float" office:value="5654" calcext:value-type="float">
            <text:p><text:s text:c="3"/>5,654</text:p>
          </table:table-cell>
          <table:table-cell table:style-name="ce83" office:value-type="float" office:value="7.98" calcext:value-type="float">
            <text:p><text:s text:c="3"/>7.98</text:p>
          </table:table-cell>
          <table:table-cell table:style-name="ce88" office:value-type="float" office:value="-745" calcext:value-type="float">
            <text:p>－ <text:s/>745</text:p>
          </table:table-cell>
          <table:table-cell table:style-name="ce95" office:value-type="float" office:value="-1.05" calcext:value-type="float">
            <text:p>－ <text:s text:c="2"/>1.05</text:p>
          </table:table-cell>
          <table:table-cell table:style-name="ce75" office:value-type="float" office:value="3240" calcext:value-type="float">
            <text:p><text:s text:c="3"/>3,240</text:p>
          </table:table-cell>
          <table:table-cell table:style-name="ce83" office:value-type="float" office:value="4.57" calcext:value-type="float">
            <text:p><text:s text:c="3"/>4.57</text:p>
          </table:table-cell>
          <table:table-cell table:style-name="ce75" office:value-type="float" office:value="1462" calcext:value-type="float">
            <text:p><text:s text:c="3"/>1,462</text:p>
          </table:table-cell>
          <table:table-cell table:style-name="ce83" office:value-type="float" office:value="2.06" calcext:value-type="float">
            <text:p><text:s text:c="3"/>2.06</text:p>
          </table:table-cell>
          <table:table-cell table:style-name="ce104" office:value-type="float" office:value="386735" calcext:value-type="float">
            <text:p><text:s text:c="3"/>386,735</text:p>
          </table:table-cell>
          <table:table-cell table:number-columns-repeated="1008"/>
        </table:table-row>
        <table:table-row table:style-name="ro17">
          <table:table-cell table:style-name="ce69" office:value-type="string" calcext:value-type="string">
            <text:p>宜 蘭 縣</text:p>
          </table:table-cell>
          <table:table-cell table:style-name="ce76" office:value-type="float" office:value="154293" calcext:value-type="float">
            <text:p><text:s text:c="3"/>154,293</text:p>
          </table:table-cell>
          <table:table-cell table:style-name="ce76" office:value-type="float" office:value="460220" calcext:value-type="float">
            <text:p><text:s text:c="3"/>460,220</text:p>
          </table:table-cell>
          <table:table-cell table:style-name="ce76" office:value-type="float" office:value="234543" calcext:value-type="float">
            <text:p><text:s text:c="3"/>234,543</text:p>
          </table:table-cell>
          <table:table-cell table:style-name="ce76" office:value-type="float" office:value="225677" calcext:value-type="float">
            <text:p><text:s text:c="3"/>225,677</text:p>
          </table:table-cell>
          <table:table-cell table:style-name="ce76" office:value-type="float" office:value="237" calcext:value-type="float">
            <text:p><text:s text:c="3"/>237</text:p>
          </table:table-cell>
          <table:table-cell table:style-name="ce84" office:value-type="float" office:value="6.71" calcext:value-type="float">
            <text:p><text:s text:c="3"/>6.71</text:p>
          </table:table-cell>
          <table:table-cell table:style-name="ce76" office:value-type="float" office:value="294" calcext:value-type="float">
            <text:p><text:s text:c="3"/>294</text:p>
          </table:table-cell>
          <table:table-cell table:style-name="ce84" office:value-type="float" office:value="8.33" calcext:value-type="float">
            <text:p><text:s text:c="3"/>8.33</text:p>
          </table:table-cell>
          <table:table-cell table:style-name="ce89" office:value-type="float" office:value="-57" calcext:value-type="float">
            <text:p>－ <text:s text:c="3"/>57</text:p>
          </table:table-cell>
          <table:table-cell table:style-name="ce96" office:value-type="float" office:value="-1.61" calcext:value-type="float">
            <text:p>－ <text:s text:c="2"/>1.61</text:p>
          </table:table-cell>
          <table:table-cell table:style-name="ce76" office:value-type="float" office:value="133" calcext:value-type="float">
            <text:p><text:s text:c="3"/>133</text:p>
          </table:table-cell>
          <table:table-cell table:style-name="ce84" office:value-type="float" office:value="3.77" calcext:value-type="float">
            <text:p><text:s text:c="3"/>3.77</text:p>
          </table:table-cell>
          <table:table-cell table:style-name="ce76" office:value-type="float" office:value="79" calcext:value-type="float">
            <text:p><text:s text:c="3"/>79</text:p>
          </table:table-cell>
          <table:table-cell table:style-name="ce84" office:value-type="float" office:value="2.24" calcext:value-type="float">
            <text:p><text:s text:c="3"/>2.24</text:p>
          </table:table-cell>
          <table:table-cell table:style-name="ce105" office:value-type="float" office:value="15474" calcext:value-type="float">
            <text:p><text:s text:c="3"/>15,474</text:p>
          </table:table-cell>
          <table:table-cell table:number-columns-repeated="1008"/>
        </table:table-row>
        <table:table-row table:style-name="ro18">
          <table:table-cell table:style-name="ce69" office:value-type="string" calcext:value-type="string">
            <text:p>桃 園 縣</text:p>
          </table:table-cell>
          <table:table-cell table:style-name="ce76" office:value-type="float" office:value="674543" calcext:value-type="float">
            <text:p><text:s text:c="3"/>674,543</text:p>
          </table:table-cell>
          <table:table-cell table:style-name="ce76" office:value-type="float" office:value="2002480" calcext:value-type="float">
            <text:p><text:s text:c="3"/>2,002,480</text:p>
          </table:table-cell>
          <table:table-cell table:style-name="ce76" office:value-type="float" office:value="1009197" calcext:value-type="float">
            <text:p><text:s text:c="3"/>1,009,197</text:p>
          </table:table-cell>
          <table:table-cell table:style-name="ce76" office:value-type="float" office:value="993283" calcext:value-type="float">
            <text:p><text:s text:c="3"/>993,283</text:p>
          </table:table-cell>
          <table:table-cell table:style-name="ce76" office:value-type="float" office:value="1112" calcext:value-type="float">
            <text:p><text:s text:c="3"/>1,112</text:p>
          </table:table-cell>
          <table:table-cell table:style-name="ce84" office:value-type="float" office:value="7.24" calcext:value-type="float">
            <text:p><text:s text:c="3"/>7.24</text:p>
          </table:table-cell>
          <table:table-cell table:style-name="ce76" office:value-type="float" office:value="962" calcext:value-type="float">
            <text:p><text:s text:c="3"/>962</text:p>
          </table:table-cell>
          <table:table-cell table:style-name="ce84" office:value-type="float" office:value="6.26" calcext:value-type="float">
            <text:p><text:s text:c="3"/>6.26</text:p>
          </table:table-cell>
          <table:table-cell table:style-name="ce89" office:value-type="float" office:value="150" calcext:value-type="float">
            <text:p><text:s text:c="3"/>150</text:p>
          </table:table-cell>
          <table:table-cell table:style-name="ce96" office:value-type="float" office:value="0.98" calcext:value-type="float">
            <text:p><text:s text:c="4"/>0.98</text:p>
          </table:table-cell>
          <table:table-cell table:style-name="ce76" office:value-type="float" office:value="776" calcext:value-type="float">
            <text:p><text:s text:c="3"/>776</text:p>
          </table:table-cell>
          <table:table-cell table:style-name="ce84" office:value-type="float" office:value="5.05" calcext:value-type="float">
            <text:p><text:s text:c="3"/>5.05</text:p>
          </table:table-cell>
          <table:table-cell table:style-name="ce76" office:value-type="float" office:value="384" calcext:value-type="float">
            <text:p><text:s text:c="3"/>384</text:p>
          </table:table-cell>
          <table:table-cell table:style-name="ce84" office:value-type="float" office:value="2.5" calcext:value-type="float">
            <text:p><text:s text:c="3"/>2.50</text:p>
          </table:table-cell>
          <table:table-cell table:style-name="ce105" office:value-type="float" office:value="59534" calcext:value-type="float">
            <text:p><text:s text:c="3"/>59,534</text:p>
          </table:table-cell>
          <table:table-cell table:number-columns-repeated="1008"/>
        </table:table-row>
        <table:table-row table:style-name="ro19">
          <table:table-cell table:style-name="ce69" office:value-type="string" calcext:value-type="string">
            <text:p>新 竹 縣</text:p>
          </table:table-cell>
          <table:table-cell table:style-name="ce76" office:value-type="float" office:value="161666" calcext:value-type="float">
            <text:p><text:s text:c="3"/>161,666</text:p>
          </table:table-cell>
          <table:table-cell table:style-name="ce76" office:value-type="float" office:value="513513" calcext:value-type="float">
            <text:p><text:s text:c="3"/>513,513</text:p>
          </table:table-cell>
          <table:table-cell table:style-name="ce76" office:value-type="float" office:value="264139" calcext:value-type="float">
            <text:p><text:s text:c="3"/>264,139</text:p>
          </table:table-cell>
          <table:table-cell table:style-name="ce76" office:value-type="float" office:value="249374" calcext:value-type="float">
            <text:p><text:s text:c="3"/>249,374</text:p>
          </table:table-cell>
          <table:table-cell table:style-name="ce76" office:value-type="float" office:value="353" calcext:value-type="float">
            <text:p><text:s text:c="3"/>353</text:p>
          </table:table-cell>
          <table:table-cell table:style-name="ce84" office:value-type="float" office:value="8.96" calcext:value-type="float">
            <text:p><text:s text:c="3"/>8.96</text:p>
          </table:table-cell>
          <table:table-cell table:style-name="ce76" office:value-type="float" office:value="306" calcext:value-type="float">
            <text:p><text:s text:c="3"/>306</text:p>
          </table:table-cell>
          <table:table-cell table:style-name="ce84" office:value-type="float" office:value="7.77" calcext:value-type="float">
            <text:p><text:s text:c="3"/>7.77</text:p>
          </table:table-cell>
          <table:table-cell table:style-name="ce89" office:value-type="float" office:value="47" calcext:value-type="float">
            <text:p><text:s text:c="3"/>47</text:p>
          </table:table-cell>
          <table:table-cell table:style-name="ce96" office:value-type="float" office:value="1.19" calcext:value-type="float">
            <text:p><text:s text:c="4"/>1.19</text:p>
          </table:table-cell>
          <table:table-cell table:style-name="ce76" office:value-type="float" office:value="196" calcext:value-type="float">
            <text:p><text:s text:c="3"/>196</text:p>
          </table:table-cell>
          <table:table-cell table:style-name="ce84" office:value-type="float" office:value="4.98" calcext:value-type="float">
            <text:p><text:s text:c="3"/>4.98</text:p>
          </table:table-cell>
          <table:table-cell table:style-name="ce76" office:value-type="float" office:value="79" calcext:value-type="float">
            <text:p><text:s text:c="3"/>79</text:p>
          </table:table-cell>
          <table:table-cell table:style-name="ce84" office:value-type="float" office:value="2.01" calcext:value-type="float">
            <text:p><text:s text:c="3"/>2.01</text:p>
          </table:table-cell>
          <table:table-cell table:style-name="ce105" office:value-type="float" office:value="19629" calcext:value-type="float">
            <text:p><text:s text:c="3"/>19,629</text:p>
          </table:table-cell>
          <table:table-cell table:number-columns-repeated="1008"/>
        </table:table-row>
        <table:table-row table:style-name="ro19">
          <table:table-cell table:style-name="ce69" office:value-type="string" calcext:value-type="string">
            <text:p>苗 栗 縣</text:p>
          </table:table-cell>
          <table:table-cell table:style-name="ce76" office:value-type="float" office:value="172978" calcext:value-type="float">
            <text:p><text:s text:c="3"/>172,978</text:p>
          </table:table-cell>
          <table:table-cell table:style-name="ce76" office:value-type="float" office:value="560890" calcext:value-type="float">
            <text:p><text:s text:c="3"/>560,890</text:p>
          </table:table-cell>
          <table:table-cell table:style-name="ce76" office:value-type="float" office:value="291077" calcext:value-type="float">
            <text:p><text:s text:c="3"/>291,077</text:p>
          </table:table-cell>
          <table:table-cell table:style-name="ce76" office:value-type="float" office:value="269813" calcext:value-type="float">
            <text:p><text:s text:c="3"/>269,813</text:p>
          </table:table-cell>
          <table:table-cell table:style-name="ce76" office:value-type="float" office:value="300" calcext:value-type="float">
            <text:p><text:s text:c="3"/>300</text:p>
          </table:table-cell>
          <table:table-cell table:style-name="ce84" office:value-type="float" office:value="6.97" calcext:value-type="float">
            <text:p><text:s text:c="3"/>6.97</text:p>
          </table:table-cell>
          <table:table-cell table:style-name="ce76" office:value-type="float" office:value="403" calcext:value-type="float">
            <text:p><text:s text:c="3"/>403</text:p>
          </table:table-cell>
          <table:table-cell table:style-name="ce84" office:value-type="float" office:value="9.37" calcext:value-type="float">
            <text:p><text:s text:c="3"/>9.37</text:p>
          </table:table-cell>
          <table:table-cell table:style-name="ce90" office:value-type="float" office:value="-103" calcext:value-type="float">
            <text:p>－ <text:s/>103</text:p>
          </table:table-cell>
          <table:table-cell table:style-name="ce96" office:value-type="float" office:value="-2.39" calcext:value-type="float">
            <text:p>－ <text:s text:c="2"/>2.39</text:p>
          </table:table-cell>
          <table:table-cell table:style-name="ce76" office:value-type="float" office:value="170" calcext:value-type="float">
            <text:p><text:s text:c="3"/>170</text:p>
          </table:table-cell>
          <table:table-cell table:style-name="ce84" office:value-type="float" office:value="3.95" calcext:value-type="float">
            <text:p><text:s text:c="3"/>3.95</text:p>
          </table:table-cell>
          <table:table-cell table:style-name="ce76" office:value-type="float" office:value="92" calcext:value-type="float">
            <text:p><text:s text:c="3"/>92</text:p>
          </table:table-cell>
          <table:table-cell table:style-name="ce84" office:value-type="float" office:value="2.14" calcext:value-type="float">
            <text:p><text:s text:c="3"/>2.14</text:p>
          </table:table-cell>
          <table:table-cell table:style-name="ce105" office:value-type="float" office:value="10620" calcext:value-type="float">
            <text:p><text:s text:c="3"/>10,620</text:p>
          </table:table-cell>
          <table:table-cell table:number-columns-repeated="1008"/>
        </table:table-row>
        <table:table-row table:style-name="ro17">
          <table:table-cell table:style-name="ce69" office:value-type="string" calcext:value-type="string">
            <text:p>彰 化 縣</text:p>
          </table:table-cell>
          <table:table-cell table:style-name="ce76" office:value-type="float" office:value="363922" calcext:value-type="float">
            <text:p><text:s text:c="3"/>363,922</text:p>
          </table:table-cell>
          <table:table-cell table:style-name="ce76" office:value-type="float" office:value="1306423" calcext:value-type="float">
            <text:p><text:s text:c="3"/>1,306,423</text:p>
          </table:table-cell>
          <table:table-cell table:style-name="ce76" office:value-type="float" office:value="670259" calcext:value-type="float">
            <text:p><text:s text:c="3"/>670,259</text:p>
          </table:table-cell>
          <table:table-cell table:style-name="ce76" office:value-type="float" office:value="636164" calcext:value-type="float">
            <text:p><text:s text:c="3"/>636,164</text:p>
          </table:table-cell>
          <table:table-cell table:style-name="ce76" office:value-type="float" office:value="749" calcext:value-type="float">
            <text:p><text:s text:c="3"/>749</text:p>
          </table:table-cell>
          <table:table-cell table:style-name="ce84" office:value-type="float" office:value="7.47" calcext:value-type="float">
            <text:p><text:s text:c="3"/>7.47</text:p>
          </table:table-cell>
          <table:table-cell table:style-name="ce76" office:value-type="float" office:value="754" calcext:value-type="float">
            <text:p><text:s text:c="3"/>754</text:p>
          </table:table-cell>
          <table:table-cell table:style-name="ce84" office:value-type="float" office:value="7.52" calcext:value-type="float">
            <text:p><text:s text:c="3"/>7.52</text:p>
          </table:table-cell>
          <table:table-cell table:style-name="ce91" office:value-type="float" office:value="-5" calcext:value-type="float">
            <text:p>－ <text:s text:c="5"/>5</text:p>
          </table:table-cell>
          <table:table-cell table:style-name="ce96" office:value-type="float" office:value="-0.05" calcext:value-type="float">
            <text:p>－ <text:s text:c="2"/>0.05</text:p>
          </table:table-cell>
          <table:table-cell table:style-name="ce76" office:value-type="float" office:value="473" calcext:value-type="float">
            <text:p><text:s text:c="3"/>473</text:p>
          </table:table-cell>
          <table:table-cell table:style-name="ce84" office:value-type="float" office:value="4.72" calcext:value-type="float">
            <text:p><text:s text:c="3"/>4.72</text:p>
          </table:table-cell>
          <table:table-cell table:style-name="ce76" office:value-type="float" office:value="144" calcext:value-type="float">
            <text:p><text:s text:c="3"/>144</text:p>
          </table:table-cell>
          <table:table-cell table:style-name="ce84" office:value-type="float" office:value="1.44" calcext:value-type="float">
            <text:p><text:s text:c="3"/>1.44</text:p>
          </table:table-cell>
          <table:table-cell table:style-name="ce105" office:value-type="float" office:value="4951" calcext:value-type="float">
            <text:p><text:s text:c="3"/>4,951</text:p>
          </table:table-cell>
          <table:table-cell table:number-columns-repeated="1008"/>
        </table:table-row>
        <table:table-row table:style-name="ro18">
          <table:table-cell table:style-name="ce69" office:value-type="string" calcext:value-type="string">
            <text:p>南 投 縣</text:p>
          </table:table-cell>
          <table:table-cell table:style-name="ce76" office:value-type="float" office:value="170890" calcext:value-type="float">
            <text:p><text:s text:c="3"/>170,890</text:p>
          </table:table-cell>
          <table:table-cell table:style-name="ce76" office:value-type="float" office:value="525940" calcext:value-type="float">
            <text:p><text:s text:c="3"/>525,940</text:p>
          </table:table-cell>
          <table:table-cell table:style-name="ce76" office:value-type="float" office:value="270769" calcext:value-type="float">
            <text:p><text:s text:c="3"/>270,769</text:p>
          </table:table-cell>
          <table:table-cell table:style-name="ce76" office:value-type="float" office:value="255171" calcext:value-type="float">
            <text:p><text:s text:c="3"/>255,171</text:p>
          </table:table-cell>
          <table:table-cell table:style-name="ce76" office:value-type="float" office:value="241" calcext:value-type="float">
            <text:p><text:s text:c="3"/>241</text:p>
          </table:table-cell>
          <table:table-cell table:style-name="ce84" office:value-type="float" office:value="5.97" calcext:value-type="float">
            <text:p><text:s text:c="3"/>5.97</text:p>
          </table:table-cell>
          <table:table-cell table:style-name="ce76" office:value-type="float" office:value="388" calcext:value-type="float">
            <text:p><text:s text:c="3"/>388</text:p>
          </table:table-cell>
          <table:table-cell table:style-name="ce84" office:value-type="float" office:value="9.61" calcext:value-type="float">
            <text:p><text:s text:c="3"/>9.61</text:p>
          </table:table-cell>
          <table:table-cell table:style-name="ce90" office:value-type="float" office:value="-147" calcext:value-type="float">
            <text:p>－ <text:s/>147</text:p>
          </table:table-cell>
          <table:table-cell table:style-name="ce96" office:value-type="float" office:value="-3.64" calcext:value-type="float">
            <text:p>－ <text:s text:c="2"/>3.64</text:p>
          </table:table-cell>
          <table:table-cell table:style-name="ce76" office:value-type="float" office:value="165" calcext:value-type="float">
            <text:p><text:s text:c="3"/>165</text:p>
          </table:table-cell>
          <table:table-cell table:style-name="ce84" office:value-type="float" office:value="4.09" calcext:value-type="float">
            <text:p><text:s text:c="3"/>4.09</text:p>
          </table:table-cell>
          <table:table-cell table:style-name="ce76" office:value-type="float" office:value="77" calcext:value-type="float">
            <text:p><text:s text:c="3"/>77</text:p>
          </table:table-cell>
          <table:table-cell table:style-name="ce84" office:value-type="float" office:value="1.91" calcext:value-type="float">
            <text:p><text:s text:c="3"/>1.91</text:p>
          </table:table-cell>
          <table:table-cell table:style-name="ce105" office:value-type="float" office:value="28260" calcext:value-type="float">
            <text:p><text:s text:c="3"/>28,260</text:p>
          </table:table-cell>
          <table:table-cell table:number-columns-repeated="1008"/>
        </table:table-row>
        <table:table-row table:style-name="ro19">
          <table:table-cell table:style-name="ce69" office:value-type="string" calcext:value-type="string">
            <text:p>雲 林 縣</text:p>
          </table:table-cell>
          <table:table-cell table:style-name="ce76" office:value-type="float" office:value="229849" calcext:value-type="float">
            <text:p><text:s text:c="3"/>229,849</text:p>
          </table:table-cell>
          <table:table-cell table:style-name="ce76" office:value-type="float" office:value="716827" calcext:value-type="float">
            <text:p><text:s text:c="3"/>716,827</text:p>
          </table:table-cell>
          <table:table-cell table:style-name="ce76" office:value-type="float" office:value="374281" calcext:value-type="float">
            <text:p><text:s text:c="3"/>374,281</text:p>
          </table:table-cell>
          <table:table-cell table:style-name="ce76" office:value-type="float" office:value="342546" calcext:value-type="float">
            <text:p><text:s text:c="3"/>342,546</text:p>
          </table:table-cell>
          <table:table-cell table:style-name="ce76" office:value-type="float" office:value="358" calcext:value-type="float">
            <text:p><text:s text:c="3"/>358</text:p>
          </table:table-cell>
          <table:table-cell table:style-name="ce84" office:value-type="float" office:value="6.51" calcext:value-type="float">
            <text:p><text:s text:c="3"/>6.51</text:p>
          </table:table-cell>
          <table:table-cell table:style-name="ce76" office:value-type="float" office:value="483" calcext:value-type="float">
            <text:p><text:s text:c="3"/>483</text:p>
          </table:table-cell>
          <table:table-cell table:style-name="ce84" office:value-type="float" office:value="8.78" calcext:value-type="float">
            <text:p><text:s text:c="3"/>8.78</text:p>
          </table:table-cell>
          <table:table-cell table:style-name="ce90" office:value-type="float" office:value="-125" calcext:value-type="float">
            <text:p>－ <text:s/>125</text:p>
          </table:table-cell>
          <table:table-cell table:style-name="ce96" office:value-type="float" office:value="-2.27" calcext:value-type="float">
            <text:p>－ <text:s text:c="2"/>2.27</text:p>
          </table:table-cell>
          <table:table-cell table:style-name="ce76" office:value-type="float" office:value="236" calcext:value-type="float">
            <text:p><text:s text:c="3"/>236</text:p>
          </table:table-cell>
          <table:table-cell table:style-name="ce84" office:value-type="float" office:value="4.29" calcext:value-type="float">
            <text:p><text:s text:c="3"/>4.29</text:p>
          </table:table-cell>
          <table:table-cell table:style-name="ce76" office:value-type="float" office:value="99" calcext:value-type="float">
            <text:p><text:s text:c="3"/>99</text:p>
          </table:table-cell>
          <table:table-cell table:style-name="ce84" office:value-type="float" office:value="1.8" calcext:value-type="float">
            <text:p><text:s text:c="3"/>1.80</text:p>
          </table:table-cell>
          <table:table-cell table:style-name="ce105" office:value-type="float" office:value="1803" calcext:value-type="float">
            <text:p><text:s text:c="3"/>1,803</text:p>
          </table:table-cell>
          <table:table-cell table:number-columns-repeated="1008"/>
        </table:table-row>
        <table:table-row table:style-name="ro19">
          <table:table-cell table:style-name="ce69" office:value-type="string" calcext:value-type="string">
            <text:p>嘉 義 縣</text:p>
          </table:table-cell>
          <table:table-cell table:style-name="ce76" office:value-type="float" office:value="176550" calcext:value-type="float">
            <text:p><text:s text:c="3"/>176,550</text:p>
          </table:table-cell>
          <table:table-cell table:style-name="ce76" office:value-type="float" office:value="542288" calcext:value-type="float">
            <text:p><text:s text:c="3"/>542,288</text:p>
          </table:table-cell>
          <table:table-cell table:style-name="ce76" office:value-type="float" office:value="282775" calcext:value-type="float">
            <text:p><text:s text:c="3"/>282,775</text:p>
          </table:table-cell>
          <table:table-cell table:style-name="ce76" office:value-type="float" office:value="259513" calcext:value-type="float">
            <text:p><text:s text:c="3"/>259,513</text:p>
          </table:table-cell>
          <table:table-cell table:style-name="ce76" office:value-type="float" office:value="239" calcext:value-type="float">
            <text:p><text:s text:c="3"/>239</text:p>
          </table:table-cell>
          <table:table-cell table:style-name="ce84" office:value-type="float" office:value="5.74" calcext:value-type="float">
            <text:p><text:s text:c="3"/>5.74</text:p>
          </table:table-cell>
          <table:table-cell table:style-name="ce76" office:value-type="float" office:value="416" calcext:value-type="float">
            <text:p><text:s text:c="3"/>416</text:p>
          </table:table-cell>
          <table:table-cell table:style-name="ce84" office:value-type="float" office:value="9.99" calcext:value-type="float">
            <text:p><text:s text:c="3"/>9.99</text:p>
          </table:table-cell>
          <table:table-cell table:style-name="ce90" office:value-type="float" office:value="-177" calcext:value-type="float">
            <text:p>－ <text:s/>177</text:p>
          </table:table-cell>
          <table:table-cell table:style-name="ce96" office:value-type="float" office:value="-4.25" calcext:value-type="float">
            <text:p>－ <text:s text:c="2"/>4.25</text:p>
          </table:table-cell>
          <table:table-cell table:style-name="ce76" office:value-type="float" office:value="180" calcext:value-type="float">
            <text:p><text:s text:c="3"/>180</text:p>
          </table:table-cell>
          <table:table-cell table:style-name="ce84" office:value-type="float" office:value="4.32" calcext:value-type="float">
            <text:p><text:s text:c="3"/>4.32</text:p>
          </table:table-cell>
          <table:table-cell table:style-name="ce76" office:value-type="float" office:value="81" calcext:value-type="float">
            <text:p><text:s text:c="3"/>81</text:p>
          </table:table-cell>
          <table:table-cell table:style-name="ce84" office:value-type="float" office:value="1.95" calcext:value-type="float">
            <text:p><text:s text:c="3"/>1.95</text:p>
          </table:table-cell>
          <table:table-cell table:style-name="ce105" office:value-type="float" office:value="5482" calcext:value-type="float">
            <text:p><text:s text:c="3"/>5,482</text:p>
          </table:table-cell>
          <table:table-cell table:number-columns-repeated="1008"/>
        </table:table-row>
        <table:table-row table:style-name="ro17">
          <table:table-cell table:style-name="ce69" office:value-type="string" calcext:value-type="string">
            <text:p>屏 東 縣</text:p>
          </table:table-cell>
          <table:table-cell table:style-name="ce76" office:value-type="float" office:value="277049" calcext:value-type="float">
            <text:p><text:s text:c="3"/>277,049</text:p>
          </table:table-cell>
          <table:table-cell table:style-name="ce76" office:value-type="float" office:value="872262" calcext:value-type="float">
            <text:p><text:s text:c="3"/>872,262</text:p>
          </table:table-cell>
          <table:table-cell table:style-name="ce76" office:value-type="float" office:value="448582" calcext:value-type="float">
            <text:p><text:s text:c="3"/>448,582</text:p>
          </table:table-cell>
          <table:table-cell table:style-name="ce76" office:value-type="float" office:value="423680" calcext:value-type="float">
            <text:p><text:s text:c="3"/>423,680</text:p>
          </table:table-cell>
          <table:table-cell table:style-name="ce76" office:value-type="float" office:value="380" calcext:value-type="float">
            <text:p><text:s text:c="3"/>380</text:p>
          </table:table-cell>
          <table:table-cell table:style-name="ce84" office:value-type="float" office:value="5.68" calcext:value-type="float">
            <text:p><text:s text:c="3"/>5.68</text:p>
          </table:table-cell>
          <table:table-cell table:style-name="ce76" office:value-type="float" office:value="590" calcext:value-type="float">
            <text:p><text:s text:c="3"/>590</text:p>
          </table:table-cell>
          <table:table-cell table:style-name="ce84" office:value-type="float" office:value="8.81" calcext:value-type="float">
            <text:p><text:s text:c="3"/>8.81</text:p>
          </table:table-cell>
          <table:table-cell table:style-name="ce90" office:value-type="float" office:value="-210" calcext:value-type="float">
            <text:p>－ <text:s/>210</text:p>
          </table:table-cell>
          <table:table-cell table:style-name="ce96" office:value-type="float" office:value="-3.14" calcext:value-type="float">
            <text:p>－ <text:s text:c="2"/>3.14</text:p>
          </table:table-cell>
          <table:table-cell table:style-name="ce76" office:value-type="float" office:value="298" calcext:value-type="float">
            <text:p><text:s text:c="3"/>298</text:p>
          </table:table-cell>
          <table:table-cell table:style-name="ce84" office:value-type="float" office:value="4.45" calcext:value-type="float">
            <text:p><text:s text:c="3"/>4.45</text:p>
          </table:table-cell>
          <table:table-cell table:style-name="ce76" office:value-type="float" office:value="148" calcext:value-type="float">
            <text:p><text:s text:c="3"/>148</text:p>
          </table:table-cell>
          <table:table-cell table:style-name="ce84" office:value-type="float" office:value="2.21" calcext:value-type="float">
            <text:p><text:s text:c="3"/>2.21</text:p>
          </table:table-cell>
          <table:table-cell table:style-name="ce105" office:value-type="float" office:value="56977" calcext:value-type="float">
            <text:p><text:s text:c="3"/>56,977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8">
          <table:table-cell table:style-name="ce69" office:value-type="string" calcext:value-type="string">
            <text:p>臺 東 縣</text:p>
          </table:table-cell>
          <table:table-cell table:style-name="ce76" office:value-type="float" office:value="80435" calcext:value-type="float">
            <text:p><text:s text:c="3"/>80,435</text:p>
          </table:table-cell>
          <table:table-cell table:style-name="ce76" office:value-type="float" office:value="230314" calcext:value-type="float">
            <text:p><text:s text:c="3"/>230,314</text:p>
          </table:table-cell>
          <table:table-cell table:style-name="ce76" office:value-type="float" office:value="120498" calcext:value-type="float">
            <text:p><text:s text:c="3"/>120,498</text:p>
          </table:table-cell>
          <table:table-cell table:style-name="ce76" office:value-type="float" office:value="109816" calcext:value-type="float">
            <text:p><text:s text:c="3"/>109,816</text:p>
          </table:table-cell>
          <table:table-cell table:style-name="ce76" office:value-type="float" office:value="149" calcext:value-type="float">
            <text:p><text:s text:c="3"/>149</text:p>
          </table:table-cell>
          <table:table-cell table:style-name="ce84" office:value-type="float" office:value="8.43" calcext:value-type="float">
            <text:p><text:s text:c="3"/>8.43</text:p>
          </table:table-cell>
          <table:table-cell table:style-name="ce76" office:value-type="float" office:value="213" calcext:value-type="float">
            <text:p><text:s text:c="3"/>213</text:p>
          </table:table-cell>
          <table:table-cell table:style-name="ce84" office:value-type="float" office:value="12.05" calcext:value-type="float">
            <text:p><text:s text:c="3"/>12.05</text:p>
          </table:table-cell>
          <table:table-cell table:style-name="ce89" office:value-type="float" office:value="-64" calcext:value-type="float">
            <text:p>－ <text:s text:c="3"/>64</text:p>
          </table:table-cell>
          <table:table-cell table:style-name="ce96" office:value-type="float" office:value="-3.62" calcext:value-type="float">
            <text:p>－ <text:s text:c="2"/>3.62</text:p>
          </table:table-cell>
          <table:table-cell table:style-name="ce76" office:value-type="float" office:value="85" calcext:value-type="float">
            <text:p><text:s text:c="3"/>85</text:p>
          </table:table-cell>
          <table:table-cell table:style-name="ce84" office:value-type="float" office:value="4.81" calcext:value-type="float">
            <text:p><text:s text:c="3"/>4.81</text:p>
          </table:table-cell>
          <table:table-cell table:style-name="ce76" office:value-type="float" office:value="26" calcext:value-type="float">
            <text:p><text:s text:c="3"/>26</text:p>
          </table:table-cell>
          <table:table-cell table:style-name="ce84" office:value-type="float" office:value="1.47" calcext:value-type="float">
            <text:p><text:s text:c="3"/>1.47</text:p>
          </table:table-cell>
          <table:table-cell table:style-name="ce105" office:value-type="float" office:value="80157" calcext:value-type="float">
            <text:p><text:s text:c="3"/>80,157</text:p>
          </table:table-cell>
          <table:table-cell table:number-columns-repeated="1008"/>
        </table:table-row>
        <table:table-row table:style-name="ro19">
          <table:table-cell table:style-name="ce69" office:value-type="string" calcext:value-type="string">
            <text:p>花 蓮 縣</text:p>
          </table:table-cell>
          <table:table-cell table:style-name="ce76" office:value-type="float" office:value="120956" calcext:value-type="float">
            <text:p><text:s text:c="3"/>120,956</text:p>
          </table:table-cell>
          <table:table-cell table:style-name="ce76" office:value-type="float" office:value="338481" calcext:value-type="float">
            <text:p><text:s text:c="3"/>338,481</text:p>
          </table:table-cell>
          <table:table-cell table:style-name="ce76" office:value-type="float" office:value="174313" calcext:value-type="float">
            <text:p><text:s text:c="3"/>174,313</text:p>
          </table:table-cell>
          <table:table-cell table:style-name="ce76" office:value-type="float" office:value="164168" calcext:value-type="float">
            <text:p><text:s text:c="3"/>164,168</text:p>
          </table:table-cell>
          <table:table-cell table:style-name="ce76" office:value-type="float" office:value="174" calcext:value-type="float">
            <text:p><text:s text:c="3"/>174</text:p>
          </table:table-cell>
          <table:table-cell table:style-name="ce84" office:value-type="float" office:value="6.7" calcext:value-type="float">
            <text:p><text:s text:c="3"/>6.70</text:p>
          </table:table-cell>
          <table:table-cell table:style-name="ce76" office:value-type="float" office:value="247" calcext:value-type="float">
            <text:p><text:s text:c="3"/>247</text:p>
          </table:table-cell>
          <table:table-cell table:style-name="ce84" office:value-type="float" office:value="9.51" calcext:value-type="float">
            <text:p><text:s text:c="3"/>9.51</text:p>
          </table:table-cell>
          <table:table-cell table:style-name="ce89" office:value-type="float" office:value="-73" calcext:value-type="float">
            <text:p>－ <text:s text:c="3"/>73</text:p>
          </table:table-cell>
          <table:table-cell table:style-name="ce96" office:value-type="float" office:value="-2.81" calcext:value-type="float">
            <text:p>－ <text:s text:c="2"/>2.81</text:p>
          </table:table-cell>
          <table:table-cell table:style-name="ce76" office:value-type="float" office:value="120" calcext:value-type="float">
            <text:p><text:s text:c="3"/>120</text:p>
          </table:table-cell>
          <table:table-cell table:style-name="ce84" office:value-type="float" office:value="4.62" calcext:value-type="float">
            <text:p><text:s text:c="3"/>4.62</text:p>
          </table:table-cell>
          <table:table-cell table:style-name="ce76" office:value-type="float" office:value="68" calcext:value-type="float">
            <text:p><text:s text:c="3"/>68</text:p>
          </table:table-cell>
          <table:table-cell table:style-name="ce84" office:value-type="float" office:value="2.62" calcext:value-type="float">
            <text:p><text:s text:c="3"/>2.62</text:p>
          </table:table-cell>
          <table:table-cell table:style-name="ce105" office:value-type="float" office:value="90965" calcext:value-type="float">
            <text:p><text:s text:c="3"/>90,965</text:p>
          </table:table-cell>
          <table:table-cell table:number-columns-repeated="1008"/>
        </table:table-row>
        <table:table-row table:style-name="ro19">
          <table:table-cell table:style-name="ce69" office:value-type="string" calcext:value-type="string">
            <text:p>澎 湖 縣</text:p>
          </table:table-cell>
          <table:table-cell table:style-name="ce76" office:value-type="float" office:value="34233" calcext:value-type="float">
            <text:p><text:s text:c="3"/>34,233</text:p>
          </table:table-cell>
          <table:table-cell table:style-name="ce76" office:value-type="float" office:value="96854" calcext:value-type="float">
            <text:p><text:s text:c="3"/>96,854</text:p>
          </table:table-cell>
          <table:table-cell table:style-name="ce76" office:value-type="float" office:value="49721" calcext:value-type="float">
            <text:p><text:s text:c="3"/>49,721</text:p>
          </table:table-cell>
          <table:table-cell table:style-name="ce76" office:value-type="float" office:value="47133" calcext:value-type="float">
            <text:p><text:s text:c="3"/>47,133</text:p>
          </table:table-cell>
          <table:table-cell table:style-name="ce76" office:value-type="float" office:value="54" calcext:value-type="float">
            <text:p><text:s text:c="3"/>54</text:p>
          </table:table-cell>
          <table:table-cell table:style-name="ce84" office:value-type="float" office:value="7.27" calcext:value-type="float">
            <text:p><text:s text:c="3"/>7.27</text:p>
          </table:table-cell>
          <table:table-cell table:style-name="ce76" office:value-type="float" office:value="72" calcext:value-type="float">
            <text:p><text:s text:c="3"/>72</text:p>
          </table:table-cell>
          <table:table-cell table:style-name="ce84" office:value-type="float" office:value="9.69" calcext:value-type="float">
            <text:p><text:s text:c="3"/>9.69</text:p>
          </table:table-cell>
          <table:table-cell table:style-name="ce89" office:value-type="float" office:value="-18" calcext:value-type="float">
            <text:p>－ <text:s text:c="3"/>18</text:p>
          </table:table-cell>
          <table:table-cell table:style-name="ce96" office:value-type="float" office:value="-2.42" calcext:value-type="float">
            <text:p>－ <text:s text:c="2"/>2.42</text:p>
          </table:table-cell>
          <table:table-cell table:style-name="ce76" office:value-type="float" office:value="27" calcext:value-type="float">
            <text:p><text:s text:c="3"/>27</text:p>
          </table:table-cell>
          <table:table-cell table:style-name="ce84" office:value-type="float" office:value="3.63" calcext:value-type="float">
            <text:p><text:s text:c="3"/>3.63</text:p>
          </table:table-cell>
          <table:table-cell table:style-name="ce76" office:value-type="float" office:value="9" calcext:value-type="float">
            <text:p><text:s text:c="3"/>9</text:p>
          </table:table-cell>
          <table:table-cell table:style-name="ce84" office:value-type="float" office:value="1.21" calcext:value-type="float">
            <text:p><text:s text:c="3"/>1.21</text:p>
          </table:table-cell>
          <table:table-cell table:style-name="ce105" office:value-type="float" office:value="301" calcext:value-type="float">
            <text:p><text:s text:c="3"/>301</text:p>
          </table:table-cell>
          <table:table-cell table:number-columns-repeated="1008"/>
        </table:table-row>
        <table:table-row table:style-name="ro17">
          <table:table-cell table:style-name="ce69" office:value-type="string" calcext:value-type="string">
            <text:p>基 隆 市</text:p>
          </table:table-cell>
          <table:table-cell table:style-name="ce76" office:value-type="float" office:value="147152" calcext:value-type="float">
            <text:p><text:s text:c="3"/>147,152</text:p>
          </table:table-cell>
          <table:table-cell table:style-name="ce76" office:value-type="float" office:value="383352" calcext:value-type="float">
            <text:p><text:s text:c="3"/>383,352</text:p>
          </table:table-cell>
          <table:table-cell table:style-name="ce76" office:value-type="float" office:value="193173" calcext:value-type="float">
            <text:p><text:s text:c="3"/>193,173</text:p>
          </table:table-cell>
          <table:table-cell table:style-name="ce76" office:value-type="float" office:value="190179" calcext:value-type="float">
            <text:p><text:s text:c="3"/>190,179</text:p>
          </table:table-cell>
          <table:table-cell table:style-name="ce76" office:value-type="float" office:value="119" calcext:value-type="float">
            <text:p><text:s text:c="3"/>119</text:p>
          </table:table-cell>
          <table:table-cell table:style-name="ce84" office:value-type="float" office:value="4.04" calcext:value-type="float">
            <text:p><text:s text:c="3"/>4.04</text:p>
          </table:table-cell>
          <table:table-cell table:style-name="ce76" office:value-type="float" office:value="202" calcext:value-type="float">
            <text:p><text:s text:c="3"/>202</text:p>
          </table:table-cell>
          <table:table-cell table:style-name="ce84" office:value-type="float" office:value="6.87" calcext:value-type="float">
            <text:p><text:s text:c="3"/>6.87</text:p>
          </table:table-cell>
          <table:table-cell table:style-name="ce89" office:value-type="float" office:value="-83" calcext:value-type="float">
            <text:p>－ <text:s text:c="3"/>83</text:p>
          </table:table-cell>
          <table:table-cell table:style-name="ce96" office:value-type="float" office:value="-2.82" calcext:value-type="float">
            <text:p>－ <text:s text:c="2"/>2.82</text:p>
          </table:table-cell>
          <table:table-cell table:style-name="ce76" office:value-type="float" office:value="114" calcext:value-type="float">
            <text:p><text:s text:c="3"/>114</text:p>
          </table:table-cell>
          <table:table-cell table:style-name="ce84" office:value-type="float" office:value="3.87" calcext:value-type="float">
            <text:p><text:s text:c="3"/>3.87</text:p>
          </table:table-cell>
          <table:table-cell table:style-name="ce76" office:value-type="float" office:value="74" calcext:value-type="float">
            <text:p><text:s text:c="3"/>74</text:p>
          </table:table-cell>
          <table:table-cell table:style-name="ce84" office:value-type="float" office:value="2.52" calcext:value-type="float">
            <text:p><text:s text:c="3"/>2.52</text:p>
          </table:table-cell>
          <table:table-cell table:style-name="ce105" office:value-type="float" office:value="8702" calcext:value-type="float">
            <text:p><text:s text:c="3"/>8,702</text:p>
          </table:table-cell>
          <table:table-cell table:number-columns-repeated="1008"/>
        </table:table-row>
        <table:table-row table:style-name="ro18">
          <table:table-cell table:style-name="ce69" office:value-type="string" calcext:value-type="string">
            <text:p>新 竹 市</text:p>
          </table:table-cell>
          <table:table-cell table:style-name="ce76" office:value-type="float" office:value="142231" calcext:value-type="float">
            <text:p><text:s text:c="3"/>142,231</text:p>
          </table:table-cell>
          <table:table-cell table:style-name="ce76" office:value-type="float" office:value="415797" calcext:value-type="float">
            <text:p><text:s text:c="3"/>415,797</text:p>
          </table:table-cell>
          <table:table-cell table:style-name="ce76" office:value-type="float" office:value="206428" calcext:value-type="float">
            <text:p><text:s text:c="3"/>206,428</text:p>
          </table:table-cell>
          <table:table-cell table:style-name="ce76" office:value-type="float" office:value="209369" calcext:value-type="float">
            <text:p><text:s text:c="3"/>209,369</text:p>
          </table:table-cell>
          <table:table-cell table:style-name="ce76" office:value-type="float" office:value="325" calcext:value-type="float">
            <text:p><text:s text:c="3"/>325</text:p>
          </table:table-cell>
          <table:table-cell table:style-name="ce84" office:value-type="float" office:value="10.19" calcext:value-type="float">
            <text:p><text:s text:c="3"/>10.19</text:p>
          </table:table-cell>
          <table:table-cell table:style-name="ce76" office:value-type="float" office:value="179" calcext:value-type="float">
            <text:p><text:s text:c="3"/>179</text:p>
          </table:table-cell>
          <table:table-cell table:style-name="ce84" office:value-type="float" office:value="5.61" calcext:value-type="float">
            <text:p><text:s text:c="3"/>5.61</text:p>
          </table:table-cell>
          <table:table-cell table:style-name="ce89" office:value-type="float" office:value="146" calcext:value-type="float">
            <text:p><text:s text:c="3"/>146</text:p>
          </table:table-cell>
          <table:table-cell table:style-name="ce96" office:value-type="float" office:value="4.58" calcext:value-type="float">
            <text:p><text:s text:c="4"/>4.58</text:p>
          </table:table-cell>
          <table:table-cell table:style-name="ce76" office:value-type="float" office:value="156" calcext:value-type="float">
            <text:p><text:s text:c="3"/>156</text:p>
          </table:table-cell>
          <table:table-cell table:style-name="ce84" office:value-type="float" office:value="4.89" calcext:value-type="float">
            <text:p><text:s text:c="3"/>4.89</text:p>
          </table:table-cell>
          <table:table-cell table:style-name="ce76" office:value-type="float" office:value="58" calcext:value-type="float">
            <text:p><text:s text:c="3"/>58</text:p>
          </table:table-cell>
          <table:table-cell table:style-name="ce84" office:value-type="float" office:value="1.82" calcext:value-type="float">
            <text:p><text:s text:c="3"/>1.82</text:p>
          </table:table-cell>
          <table:table-cell table:style-name="ce105" office:value-type="float" office:value="3007" calcext:value-type="float">
            <text:p><text:s text:c="3"/>3,007</text:p>
          </table:table-cell>
          <table:table-cell table:number-columns-repeated="1008"/>
        </table:table-row>
        <table:table-row table:style-name="ro19">
          <table:table-cell table:style-name="ce69" office:value-type="string" calcext:value-type="string">
            <text:p>嘉 義 市</text:p>
          </table:table-cell>
          <table:table-cell table:style-name="ce76" office:value-type="float" office:value="95219" calcext:value-type="float">
            <text:p><text:s text:c="3"/>95,219</text:p>
          </table:table-cell>
          <table:table-cell table:style-name="ce76" office:value-type="float" office:value="272234" calcext:value-type="float">
            <text:p><text:s text:c="3"/>272,234</text:p>
          </table:table-cell>
          <table:table-cell table:style-name="ce76" office:value-type="float" office:value="133931" calcext:value-type="float">
            <text:p><text:s text:c="3"/>133,931</text:p>
          </table:table-cell>
          <table:table-cell table:style-name="ce76" office:value-type="float" office:value="138303" calcext:value-type="float">
            <text:p><text:s text:c="3"/>138,303</text:p>
          </table:table-cell>
          <table:table-cell table:style-name="ce76" office:value-type="float" office:value="119" calcext:value-type="float">
            <text:p><text:s text:c="3"/>119</text:p>
          </table:table-cell>
          <table:table-cell table:style-name="ce84" office:value-type="float" office:value="5.7" calcext:value-type="float">
            <text:p><text:s text:c="3"/>5.70</text:p>
          </table:table-cell>
          <table:table-cell table:style-name="ce76" office:value-type="float" office:value="145" calcext:value-type="float">
            <text:p><text:s text:c="3"/>145</text:p>
          </table:table-cell>
          <table:table-cell table:style-name="ce84" office:value-type="float" office:value="6.94" calcext:value-type="float">
            <text:p><text:s text:c="3"/>6.94</text:p>
          </table:table-cell>
          <table:table-cell table:style-name="ce89" office:value-type="float" office:value="-26" calcext:value-type="float">
            <text:p>－ <text:s text:c="3"/>26</text:p>
          </table:table-cell>
          <table:table-cell table:style-name="ce96" office:value-type="float" office:value="-1.24" calcext:value-type="float">
            <text:p>－ <text:s text:c="2"/>1.24</text:p>
          </table:table-cell>
          <table:table-cell table:style-name="ce76" office:value-type="float" office:value="111" calcext:value-type="float">
            <text:p><text:s text:c="3"/>111</text:p>
          </table:table-cell>
          <table:table-cell table:style-name="ce84" office:value-type="float" office:value="5.31" calcext:value-type="float">
            <text:p><text:s text:c="3"/>5.31</text:p>
          </table:table-cell>
          <table:table-cell table:style-name="ce76" office:value-type="float" office:value="44" calcext:value-type="float">
            <text:p><text:s text:c="3"/>44</text:p>
          </table:table-cell>
          <table:table-cell table:style-name="ce84" office:value-type="float" office:value="2.11" calcext:value-type="float">
            <text:p><text:s text:c="3"/>2.11</text:p>
          </table:table-cell>
          <table:table-cell table:style-name="ce105" office:value-type="float" office:value="873" calcext:value-type="float">
            <text:p><text:s text:c="3"/>873</text:p>
          </table:table-cell>
          <table:table-cell table:number-columns-repeated="1008"/>
        </table:table-row>
        <table:table-row table:style-name="ro20">
          <table:table-cell table:style-name="ce67" office:value-type="string" calcext:value-type="string">
            <text:p>福 <text:s/>建 <text:s/>省</text:p>
          </table:table-cell>
          <table:table-cell table:style-name="ce74" office:value-type="float" office:value="34726" calcext:value-type="float">
            <text:p><text:s text:c="3"/>34,726</text:p>
          </table:table-cell>
          <table:table-cell table:style-name="ce74" office:value-type="float" office:value="107906" calcext:value-type="float">
            <text:p><text:s text:c="3"/>107,906</text:p>
          </table:table-cell>
          <table:table-cell table:style-name="ce74" office:value-type="float" office:value="55855" calcext:value-type="float">
            <text:p><text:s text:c="3"/>55,855</text:p>
          </table:table-cell>
          <table:table-cell table:style-name="ce74" office:value-type="float" office:value="52051" calcext:value-type="float">
            <text:p><text:s text:c="3"/>52,051</text:p>
          </table:table-cell>
          <table:table-cell table:style-name="ce74" office:value-type="float" office:value="71" calcext:value-type="float">
            <text:p><text:s text:c="3"/>71</text:p>
          </table:table-cell>
          <table:table-cell table:style-name="ce82" office:value-type="float" office:value="8.59" calcext:value-type="float">
            <text:p><text:s text:c="3"/>8.59</text:p>
          </table:table-cell>
          <table:table-cell table:style-name="ce74" office:value-type="float" office:value="61" calcext:value-type="float">
            <text:p><text:s text:c="3"/>61</text:p>
          </table:table-cell>
          <table:table-cell table:style-name="ce82" office:value-type="float" office:value="7.38" calcext:value-type="float">
            <text:p><text:s text:c="3"/>7.38</text:p>
          </table:table-cell>
          <table:table-cell table:style-name="ce92" office:value-type="float" office:value="10" calcext:value-type="float">
            <text:p><text:s text:c="3"/>10</text:p>
          </table:table-cell>
          <table:table-cell table:style-name="ce94" office:value-type="float" office:value="1.21" calcext:value-type="float">
            <text:p><text:s text:c="4"/>1.21</text:p>
          </table:table-cell>
          <table:table-cell table:style-name="ce74" office:value-type="float" office:value="25" calcext:value-type="float">
            <text:p><text:s text:c="3"/>25</text:p>
          </table:table-cell>
          <table:table-cell table:style-name="ce82" office:value-type="float" office:value="3.02" calcext:value-type="float">
            <text:p><text:s text:c="3"/>3.02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82" office:value-type="float" office:value="0.6" calcext:value-type="float">
            <text:p><text:s text:c="3"/>0.60</text:p>
          </table:table-cell>
          <table:table-cell table:style-name="ce103" office:value-type="float" office:value="624" calcext:value-type="float">
            <text:p><text:s text:c="3"/>624</text:p>
          </table:table-cell>
          <table:table-cell table:style-name="ce111" table:number-columns-repeated="1008"/>
        </table:table-row>
        <table:table-row table:style-name="ro5">
          <table:table-cell table:style-name="ce69" office:value-type="string" calcext:value-type="string">
            <text:p>金 門 縣</text:p>
          </table:table-cell>
          <table:table-cell table:style-name="ce77" office:value-type="float" office:value="32601" calcext:value-type="float">
            <text:p><text:s text:c="3"/>32,601</text:p>
          </table:table-cell>
          <table:table-cell table:style-name="ce76" office:value-type="float" office:value="97969" calcext:value-type="float">
            <text:p><text:s text:c="3"/>97,969</text:p>
          </table:table-cell>
          <table:table-cell table:style-name="ce76" office:value-type="float" office:value="50109" calcext:value-type="float">
            <text:p><text:s text:c="3"/>50,109</text:p>
          </table:table-cell>
          <table:table-cell table:style-name="ce76" office:value-type="float" office:value="47860" calcext:value-type="float">
            <text:p><text:s text:c="3"/>47,860</text:p>
          </table:table-cell>
          <table:table-cell table:style-name="ce76" office:value-type="float" office:value="63" calcext:value-type="float">
            <text:p><text:s text:c="3"/>63</text:p>
          </table:table-cell>
          <table:table-cell table:style-name="ce84" office:value-type="float" office:value="8.39" calcext:value-type="float">
            <text:p><text:s text:c="3"/>8.39</text:p>
          </table:table-cell>
          <table:table-cell table:style-name="ce76" office:value-type="float" office:value="59" calcext:value-type="float">
            <text:p><text:s text:c="3"/>59</text:p>
          </table:table-cell>
          <table:table-cell table:style-name="ce84" office:value-type="float" office:value="7.86" calcext:value-type="float">
            <text:p><text:s text:c="3"/>7.86</text:p>
          </table:table-cell>
          <table:table-cell table:style-name="ce89" office:value-type="float" office:value="4" calcext:value-type="float">
            <text:p><text:s text:c="3"/>4</text:p>
          </table:table-cell>
          <table:table-cell table:style-name="ce96" office:value-type="float" office:value="0.53" calcext:value-type="float">
            <text:p><text:s text:c="4"/>0.53</text:p>
          </table:table-cell>
          <table:table-cell table:style-name="ce76" office:value-type="float" office:value="20" calcext:value-type="float">
            <text:p><text:s text:c="3"/>20</text:p>
          </table:table-cell>
          <table:table-cell table:style-name="ce84" office:value-type="float" office:value="2.66" calcext:value-type="float">
            <text:p><text:s text:c="3"/>2.66</text:p>
          </table:table-cell>
          <table:table-cell table:style-name="ce76" office:value-type="float" office:value="5" calcext:value-type="float">
            <text:p><text:s text:c="3"/>5</text:p>
          </table:table-cell>
          <table:table-cell table:style-name="ce84" office:value-type="float" office:value="0.67" calcext:value-type="float">
            <text:p><text:s text:c="3"/>0.67</text:p>
          </table:table-cell>
          <table:table-cell table:style-name="ce105" office:value-type="float" office:value="496" calcext:value-type="float">
            <text:p><text:s text:c="3"/>496</text:p>
          </table:table-cell>
          <table:table-cell table:number-columns-repeated="1008"/>
        </table:table-row>
        <table:table-row table:style-name="ro3">
          <table:table-cell table:style-name="ce69" office:value-type="string" calcext:value-type="string">
            <text:p>連 江 縣</text:p>
          </table:table-cell>
          <table:table-cell table:style-name="ce76" office:value-type="float" office:value="2125" calcext:value-type="float">
            <text:p><text:s text:c="3"/>2,125</text:p>
          </table:table-cell>
          <table:table-cell table:style-name="ce76" office:value-type="float" office:value="9937" calcext:value-type="float">
            <text:p><text:s text:c="3"/>9,937</text:p>
          </table:table-cell>
          <table:table-cell table:style-name="ce76" office:value-type="float" office:value="5746" calcext:value-type="float">
            <text:p><text:s text:c="3"/>5,746</text:p>
          </table:table-cell>
          <table:table-cell table:style-name="ce76" office:value-type="float" office:value="4191" calcext:value-type="float">
            <text:p><text:s text:c="3"/>4,191</text:p>
          </table:table-cell>
          <table:table-cell table:style-name="ce76" office:value-type="float" office:value="8" calcext:value-type="float">
            <text:p><text:s text:c="3"/>8</text:p>
          </table:table-cell>
          <table:table-cell table:style-name="ce84" office:value-type="float" office:value="10.48" calcext:value-type="float">
            <text:p><text:s text:c="3"/>10.48</text:p>
          </table:table-cell>
          <table:table-cell table:style-name="ce76" office:value-type="float" office:value="2" calcext:value-type="float">
            <text:p><text:s text:c="3"/>2</text:p>
          </table:table-cell>
          <table:table-cell table:style-name="ce84" office:value-type="float" office:value="2.62" calcext:value-type="float">
            <text:p><text:s text:c="3"/>2.62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96" office:value-type="float" office:value="7.86" calcext:value-type="float">
            <text:p><text:s text:c="4"/>7.86</text:p>
          </table:table-cell>
          <table:table-cell table:style-name="ce76" office:value-type="float" office:value="5" calcext:value-type="float">
            <text:p><text:s text:c="3"/>5</text:p>
          </table:table-cell>
          <table:table-cell table:style-name="ce84" office:value-type="float" office:value="6.55" calcext:value-type="float">
            <text:p><text:s text:c="3"/>6.55</text:p>
          </table:table-cell>
          <table:table-cell table:style-name="ce76" office:value-type="float" office:value="0" calcext:value-type="float">
            <text:p>—</text:p>
          </table:table-cell>
          <table:table-cell table:style-name="ce84" office:value-type="float" office:value="0" calcext:value-type="float">
            <text:p>—</text:p>
          </table:table-cell>
          <table:table-cell table:style-name="ce105" office:value-type="float" office:value="128" calcext:value-type="float">
            <text:p><text:s text:c="3"/>128</text:p>
          </table:table-cell>
          <table:table-cell table:number-columns-repeated="1008"/>
        </table:table-row>
        <table:table-row table:style-name="ro21">
          <table:table-cell table:style-name="ce70"/>
          <table:table-cell table:style-name="ce78" table:number-columns-repeated="5"/>
          <table:table-cell table:style-name="ce85"/>
          <table:table-cell table:style-name="ce78"/>
          <table:table-cell table:style-name="ce85"/>
          <table:table-cell table:style-name="ce78"/>
          <table:table-cell table:style-name="ce85"/>
          <table:table-cell table:style-name="ce78"/>
          <table:table-cell table:style-name="ce85"/>
          <table:table-cell table:style-name="ce100"/>
          <table:table-cell table:style-name="ce101"/>
          <table:table-cell table:style-name="ce106"/>
          <table:table-cell table:number-columns-repeated="1008"/>
        </table:table-row>
        <table:table-row table:style-name="ro22">
          <table:table-cell table:style-name="ce71" office:value-type="string" calcext:value-type="string">
            <text:p><text:s text:c="2"/>附 註 : 依據各直轄市及縣（市）政府月統計報表編製。</text:p>
          </table:table-cell>
          <table:table-cell table:style-name="ce24" table:number-columns-repeated="6"/>
          <table:table-cell/>
          <table:table-cell table:style-name="ce40"/>
          <table:table-cell table:style-name="ce48"/>
          <table:table-cell/>
          <table:table-cell table:style-name="ce48"/>
          <table:table-cell table:style-name="ce40" table:number-columns-repeated="2"/>
          <table:table-cell/>
          <table:table-cell table:style-name="ce107" office:value-type="string" calcext:value-type="string">
            <text:p>                <text:span text:style-name="T1">內</text:span><text:span text:style-name="T2"> </text:span><text:span text:style-name="T3">政</text:span><text:span text:style-name="T2"> </text:span><text:span text:style-name="T3">部</text:span><text:span text:style-name="T2"> </text:span><text:span text:style-name="T3">戶</text:span><text:span text:style-name="T2"> </text:span><text:span text:style-name="T3">政</text:span><text:span text:style-name="T2"> </text:span><text:span text:style-name="T3">司</text:span><text:span text:style-name="T2">  </text:span><text:span text:style-name="T3">民</text:span><text:span text:style-name="T2"> </text:span><text:span text:style-name="T3">國</text:span><text:span text:style-name="T2"> 100 </text:span><text:span text:style-name="T3">年</text:span><text:span text:style-name="T2"> 3 </text:span><text:span text:style-name="T3">月</text:span><text:span text:style-name="T2"> 7 </text:span><text:span text:style-name="T3">日</text:span><text:span text:style-name="T2"> </text:span><text:span text:style-name="T3">編製</text:span></text:p>
          </table:table-cell>
          <table:table-cell table:number-columns-repeated="1008"/>
        </table:table-row>
        <table:table-row table:style-name="ro23">
          <table:table-cell table:style-name="ce71"/>
          <table:table-cell table:number-columns-repeated="13"/>
          <table:table-cell table:style-name="ce102"/>
          <table:table-cell table:number-columns-repeated="1009"/>
        </table:table-row>
        <table:table-row table:style-name="ro23">
          <table:table-cell table:style-name="ce71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年月別 '.$A$1" table:cell-range-address="$縣市別.$A$2:.$P$35" table:range-usable-as="print-range"/>
        </table:named-expressions>
      </table:table>
      <table:table table:name="年齡結構" table:style-name="ta3">
        <table:table-column table:style-name="co16" table:default-cell-style-name="ce124"/>
        <table:table-column table:style-name="co17" table:number-columns-repeated="9" table:default-cell-style-name="ce124"/>
        <table:table-column table:style-name="co14" table:default-cell-style-name="ce124"/>
        <table:table-column table:style-name="co18" table:number-columns-repeated="246" table:default-cell-style-name="ce124"/>
        <table:table-column table:style-name="co18" table:number-columns-repeated="767" table:default-cell-style-name="Default"/>
        <table:table-row table:style-name="ro24">
          <table:table-cell table:style-name="ce112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25"/>
          <table:table-cell table:number-columns-repeated="1014"/>
        </table:table-row>
        <table:table-row table:style-name="ro25">
          <table:table-cell table:style-name="ce113"/>
          <table:table-cell table:style-name="ce126" table:number-columns-repeated="3"/>
          <table:table-cell table:style-name="ce147" office:value-type="string" calcext:value-type="string">
            <text:p><text:s text:c="8"/>中華民國 100 年 2 月底</text:p>
          </table:table-cell>
          <table:table-cell table:style-name="ce126" table:number-columns-repeated="3"/>
          <table:table-cell/>
          <table:table-cell table:style-name="ce150" office:value-type="string" calcext:value-type="string">
            <text:p>單位：人；％</text:p>
          </table:table-cell>
          <table:table-cell table:number-columns-repeated="1014"/>
        </table:table-row>
        <table:table-row table:style-name="ro26">
          <table:table-cell table:style-name="ce114" office:value-type="string" calcext:value-type="string" table:number-columns-spanned="1" table:number-rows-spanned="3">
            <text:p>區 域 別</text:p>
          </table:table-cell>
          <table:table-cell table:style-name="ce127" office:value-type="string" calcext:value-type="string" table:number-columns-spanned="1" table:number-rows-spanned="3">
            <text:p>總　　計</text:p>
          </table:table-cell>
          <table:table-cell table:style-name="ce137" office:value-type="string" calcext:value-type="string" table:number-columns-spanned="2" table:number-rows-spanned="2">
            <text:p>0 ～ 14歲</text:p>
          </table:table-cell>
          <table:covered-table-cell table:style-name="ce141"/>
          <table:table-cell table:style-name="ce137" office:value-type="string" calcext:value-type="string" table:number-columns-spanned="2" table:number-rows-spanned="2">
            <text:p>15 ～ 64歲</text:p>
          </table:table-cell>
          <table:covered-table-cell table:style-name="ce141"/>
          <table:table-cell table:style-name="ce137" office:value-type="string" calcext:value-type="string" table:number-columns-spanned="2" table:number-rows-spanned="2">
            <text:p>65歲以上</text:p>
          </table:table-cell>
          <table:covered-table-cell table:style-name="ce141"/>
          <table:table-cell table:style-name="ce148" office:value-type="string" calcext:value-type="string" table:number-columns-spanned="2" table:number-rows-spanned="2">
            <text:p>20歲以上</text:p>
          </table:table-cell>
          <table:covered-table-cell table:style-name="ce151"/>
          <table:table-cell table:style-name="ce160" table:number-columns-repeated="1014"/>
        </table:table-row>
        <table:table-row table:style-name="ro27">
          <table:covered-table-cell table:style-name="ce115"/>
          <table:covered-table-cell table:style-name="ce128"/>
          <table:covered-table-cell table:style-name="ce138"/>
          <table:covered-table-cell table:style-name="ce142"/>
          <table:covered-table-cell table:style-name="ce138"/>
          <table:covered-table-cell table:style-name="ce142"/>
          <table:covered-table-cell table:style-name="ce138"/>
          <table:covered-table-cell table:style-name="ce142"/>
          <table:covered-table-cell table:style-name="ce138"/>
          <table:covered-table-cell table:style-name="ce152"/>
          <table:table-cell table:style-name="ce160" table:number-columns-repeated="1014"/>
        </table:table-row>
        <table:table-row table:style-name="ro22">
          <table:covered-table-cell table:style-name="ce116"/>
          <table:covered-table-cell table:style-name="ce129"/>
          <table:table-cell table:style-name="ce139" office:value-type="string" calcext:value-type="string">
            <text:p>實　數</text:p>
          </table:table-cell>
          <table:table-cell table:style-name="ce139" office:value-type="string" calcext:value-type="string">
            <text:p>％</text:p>
          </table:table-cell>
          <table:table-cell table:style-name="ce139" office:value-type="string" calcext:value-type="string">
            <text:p>實　數</text:p>
          </table:table-cell>
          <table:table-cell table:style-name="ce139" office:value-type="string" calcext:value-type="string">
            <text:p>％</text:p>
          </table:table-cell>
          <table:table-cell table:style-name="ce139" office:value-type="string" calcext:value-type="string">
            <text:p>實　數</text:p>
          </table:table-cell>
          <table:table-cell table:style-name="ce139" office:value-type="string" calcext:value-type="string">
            <text:p>％</text:p>
          </table:table-cell>
          <table:table-cell table:style-name="ce139" office:value-type="string" calcext:value-type="string">
            <text:p>實　數</text:p>
          </table:table-cell>
          <table:table-cell table:style-name="ce153" office:value-type="string" calcext:value-type="string">
            <text:p>％</text:p>
          </table:table-cell>
          <table:table-cell table:style-name="ce160" table:number-columns-repeated="1014"/>
        </table:table-row>
        <table:table-row table:style-name="ro28">
          <table:table-cell table:style-name="ce117" office:value-type="string" office:string-value="總        計" calcext:value-type="string">
            <text:p><text:s/>總 <text:s text:c="7"/>計 </text:p>
          </table:table-cell>
          <table:table-cell table:style-name="ce130" office:value-type="float" office:value="23164457" calcext:value-type="float">
            <text:p><text:s text:c="3"/>23,164,457</text:p>
          </table:table-cell>
          <table:table-cell table:style-name="ce140" office:value-type="float" office:value="3600686" calcext:value-type="float">
            <text:p><text:s text:c="3"/>3,600,686</text:p>
          </table:table-cell>
          <table:table-cell table:style-name="ce143" office:value-type="float" office:value="15.54" calcext:value-type="float">
            <text:p><text:s text:c="3"/>15.54</text:p>
          </table:table-cell>
          <table:table-cell table:style-name="ce140" office:value-type="float" office:value="17073975" calcext:value-type="float">
            <text:p><text:s text:c="3"/>17,073,975</text:p>
          </table:table-cell>
          <table:table-cell table:style-name="ce143" office:value-type="float" office:value="73.71" calcext:value-type="float">
            <text:p><text:s text:c="3"/>73.71</text:p>
          </table:table-cell>
          <table:table-cell table:style-name="ce140" office:value-type="float" office:value="2489796" calcext:value-type="float">
            <text:p><text:s text:c="3"/>2,489,796</text:p>
          </table:table-cell>
          <table:table-cell table:style-name="ce143" office:value-type="float" office:value="10.75" calcext:value-type="float">
            <text:p><text:s text:c="3"/>10.75</text:p>
          </table:table-cell>
          <table:table-cell table:style-name="ce140" office:value-type="float" office:value="17954911" calcext:value-type="float">
            <text:p><text:s text:c="3"/>17,954,911</text:p>
          </table:table-cell>
          <table:table-cell table:style-name="ce154" office:value-type="float" office:value="77.51" calcext:value-type="float">
            <text:p><text:s text:c="3"/>77.51</text:p>
          </table:table-cell>
          <table:table-cell table:style-name="ce161"/>
          <table:table-cell table:style-name="ce162" table:number-columns-repeated="1013"/>
        </table:table-row>
        <table:table-row table:style-name="ro3">
          <table:table-cell table:style-name="ce118" office:value-type="string" calcext:value-type="string">
            <text:p>新 <text:s/>北 <text:s/>市</text:p>
          </table:table-cell>
          <table:table-cell table:style-name="ce131" office:value-type="float" office:value="3897888" calcext:value-type="float">
            <text:p><text:s text:c="3"/>3,897,888</text:p>
          </table:table-cell>
          <table:table-cell table:style-name="ce131" office:value-type="float" office:value="581943" calcext:value-type="float">
            <text:p><text:s text:c="3"/>581,943</text:p>
          </table:table-cell>
          <table:table-cell table:style-name="ce144" office:value-type="float" office:value="14.93" calcext:value-type="float">
            <text:p><text:s text:c="3"/>14.93</text:p>
          </table:table-cell>
          <table:table-cell table:style-name="ce131" office:value-type="float" office:value="2992321" calcext:value-type="float">
            <text:p><text:s text:c="3"/>2,992,321</text:p>
          </table:table-cell>
          <table:table-cell table:style-name="ce144" office:value-type="float" office:value="76.77" calcext:value-type="float">
            <text:p><text:s text:c="3"/>76.77</text:p>
          </table:table-cell>
          <table:table-cell table:style-name="ce131" office:value-type="float" office:value="323624" calcext:value-type="float">
            <text:p><text:s text:c="3"/>323,624</text:p>
          </table:table-cell>
          <table:table-cell table:style-name="ce144" office:value-type="float" office:value="8.3" calcext:value-type="float">
            <text:p><text:s text:c="3"/>8.30</text:p>
          </table:table-cell>
          <table:table-cell table:style-name="ce131" office:value-type="float" office:value="3044653" calcext:value-type="float">
            <text:p><text:s text:c="3"/>3,044,653</text:p>
          </table:table-cell>
          <table:table-cell table:style-name="ce155" office:value-type="float" office:value="78.11" calcext:value-type="float">
            <text:p><text:s text:c="3"/>78.11</text:p>
          </table:table-cell>
          <table:table-cell table:style-name="ce160" table:number-columns-repeated="1014"/>
        </table:table-row>
        <table:table-row table:style-name="ro6">
          <table:table-cell table:style-name="ce119" office:value-type="string" calcext:value-type="string">
            <text:p>臺 北 市</text:p>
          </table:table-cell>
          <table:table-cell table:style-name="ce131" office:value-type="float" office:value="2624791" calcext:value-type="float">
            <text:p><text:s text:c="3"/>2,624,791</text:p>
          </table:table-cell>
          <table:table-cell table:style-name="ce131" office:value-type="float" office:value="383617" calcext:value-type="float">
            <text:p><text:s text:c="3"/>383,617</text:p>
          </table:table-cell>
          <table:table-cell table:style-name="ce144" office:value-type="float" office:value="14.62" calcext:value-type="float">
            <text:p><text:s text:c="3"/>14.62</text:p>
          </table:table-cell>
          <table:table-cell table:style-name="ce131" office:value-type="float" office:value="1909044" calcext:value-type="float">
            <text:p><text:s text:c="3"/>1,909,044</text:p>
          </table:table-cell>
          <table:table-cell table:style-name="ce144" office:value-type="float" office:value="72.73" calcext:value-type="float">
            <text:p><text:s text:c="3"/>72.73</text:p>
          </table:table-cell>
          <table:table-cell table:style-name="ce131" office:value-type="float" office:value="332130" calcext:value-type="float">
            <text:p><text:s text:c="3"/>332,130</text:p>
          </table:table-cell>
          <table:table-cell table:style-name="ce144" office:value-type="float" office:value="12.65" calcext:value-type="float">
            <text:p><text:s text:c="3"/>12.65</text:p>
          </table:table-cell>
          <table:table-cell table:style-name="ce131" office:value-type="float" office:value="2081948" calcext:value-type="float">
            <text:p><text:s text:c="3"/>2,081,948</text:p>
          </table:table-cell>
          <table:table-cell table:style-name="ce155" office:value-type="float" office:value="79.32" calcext:value-type="float">
            <text:p><text:s text:c="3"/>79.32</text:p>
          </table:table-cell>
          <table:table-cell table:style-name="ce160" table:number-columns-repeated="1014"/>
        </table:table-row>
        <table:table-row table:style-name="ro6">
          <table:table-cell table:style-name="ce118" office:value-type="string" calcext:value-type="string">
            <text:p>臺 <text:s/>中 <text:s/>市</text:p>
          </table:table-cell>
          <table:table-cell table:style-name="ce131" office:value-type="float" office:value="2649892" calcext:value-type="float">
            <text:p><text:s text:c="3"/>2,649,892</text:p>
          </table:table-cell>
          <table:table-cell table:style-name="ce131" office:value-type="float" office:value="453494" calcext:value-type="float">
            <text:p><text:s text:c="3"/>453,494</text:p>
          </table:table-cell>
          <table:table-cell table:style-name="ce144" office:value-type="float" office:value="17.11" calcext:value-type="float">
            <text:p><text:s text:c="3"/>17.11</text:p>
          </table:table-cell>
          <table:table-cell table:style-name="ce131" office:value-type="float" office:value="1966083" calcext:value-type="float">
            <text:p><text:s text:c="3"/>1,966,083</text:p>
          </table:table-cell>
          <table:table-cell table:style-name="ce144" office:value-type="float" office:value="74.19" calcext:value-type="float">
            <text:p><text:s text:c="3"/>74.19</text:p>
          </table:table-cell>
          <table:table-cell table:style-name="ce131" office:value-type="float" office:value="230315" calcext:value-type="float">
            <text:p><text:s text:c="3"/>230,315</text:p>
          </table:table-cell>
          <table:table-cell table:style-name="ce144" office:value-type="float" office:value="8.69" calcext:value-type="float">
            <text:p><text:s text:c="3"/>8.69</text:p>
          </table:table-cell>
          <table:table-cell table:style-name="ce131" office:value-type="float" office:value="1995794" calcext:value-type="float">
            <text:p><text:s text:c="3"/>1,995,794</text:p>
          </table:table-cell>
          <table:table-cell table:style-name="ce155" office:value-type="float" office:value="75.32" calcext:value-type="float">
            <text:p><text:s text:c="3"/>75.32</text:p>
          </table:table-cell>
          <table:table-cell table:style-name="ce160" table:number-columns-repeated="1014"/>
        </table:table-row>
        <table:table-row table:style-name="ro6">
          <table:table-cell table:style-name="ce118" office:value-type="string" calcext:value-type="string">
            <text:p>臺 <text:s/>南 <text:s/>市</text:p>
          </table:table-cell>
          <table:table-cell table:style-name="ce131" office:value-type="float" office:value="1873176" calcext:value-type="float">
            <text:p><text:s text:c="3"/>1,873,176</text:p>
          </table:table-cell>
          <table:table-cell table:style-name="ce131" office:value-type="float" office:value="270384" calcext:value-type="float">
            <text:p><text:s text:c="3"/>270,384</text:p>
          </table:table-cell>
          <table:table-cell table:style-name="ce144" office:value-type="float" office:value="14.43" calcext:value-type="float">
            <text:p><text:s text:c="3"/>14.43</text:p>
          </table:table-cell>
          <table:table-cell table:style-name="ce131" office:value-type="float" office:value="1385479" calcext:value-type="float">
            <text:p><text:s text:c="3"/>1,385,479</text:p>
          </table:table-cell>
          <table:table-cell table:style-name="ce144" office:value-type="float" office:value="73.96" calcext:value-type="float">
            <text:p><text:s text:c="3"/>73.96</text:p>
          </table:table-cell>
          <table:table-cell table:style-name="ce131" office:value-type="float" office:value="217313" calcext:value-type="float">
            <text:p><text:s text:c="3"/>217,313</text:p>
          </table:table-cell>
          <table:table-cell table:style-name="ce144" office:value-type="float" office:value="11.6" calcext:value-type="float">
            <text:p><text:s text:c="3"/>11.60</text:p>
          </table:table-cell>
          <table:table-cell table:style-name="ce131" office:value-type="float" office:value="1475984" calcext:value-type="float">
            <text:p><text:s text:c="3"/>1,475,984</text:p>
          </table:table-cell>
          <table:table-cell table:style-name="ce155" office:value-type="float" office:value="78.8" calcext:value-type="float">
            <text:p><text:s text:c="3"/>78.80</text:p>
          </table:table-cell>
          <table:table-cell table:style-name="ce160" table:number-columns-repeated="1014"/>
        </table:table-row>
        <table:table-row table:style-name="ro6">
          <table:table-cell table:style-name="ce118" office:value-type="string" calcext:value-type="string">
            <text:p>高 <text:s/>雄 <text:s/>市</text:p>
          </table:table-cell>
          <table:table-cell table:style-name="ce131" office:value-type="float" office:value="2772929" calcext:value-type="float">
            <text:p><text:s text:c="3"/>2,772,929</text:p>
          </table:table-cell>
          <table:table-cell table:style-name="ce131" office:value-type="float" office:value="406152" calcext:value-type="float">
            <text:p><text:s text:c="3"/>406,152</text:p>
          </table:table-cell>
          <table:table-cell table:style-name="ce144" office:value-type="float" office:value="14.65" calcext:value-type="float">
            <text:p><text:s text:c="3"/>14.65</text:p>
          </table:table-cell>
          <table:table-cell table:style-name="ce131" office:value-type="float" office:value="2080792" calcext:value-type="float">
            <text:p><text:s text:c="3"/>2,080,792</text:p>
          </table:table-cell>
          <table:table-cell table:style-name="ce144" office:value-type="float" office:value="75.04" calcext:value-type="float">
            <text:p><text:s text:c="3"/>75.04</text:p>
          </table:table-cell>
          <table:table-cell table:style-name="ce131" office:value-type="float" office:value="285985" calcext:value-type="float">
            <text:p><text:s text:c="3"/>285,985</text:p>
          </table:table-cell>
          <table:table-cell table:style-name="ce144" office:value-type="float" office:value="10.31" calcext:value-type="float">
            <text:p><text:s text:c="3"/>10.31</text:p>
          </table:table-cell>
          <table:table-cell table:style-name="ce131" office:value-type="float" office:value="2179949" calcext:value-type="float">
            <text:p><text:s text:c="3"/>2,179,949</text:p>
          </table:table-cell>
          <table:table-cell table:style-name="ce155" office:value-type="float" office:value="78.62" calcext:value-type="float">
            <text:p><text:s text:c="3"/>78.62</text:p>
          </table:table-cell>
          <table:table-cell table:style-name="ce160" table:number-columns-repeated="1014"/>
        </table:table-row>
        <table:table-row table:style-name="ro28">
          <table:table-cell table:style-name="ce118" office:value-type="string" calcext:value-type="string">
            <text:p><text:s/>臺 <text:s/>灣 <text:s/>省 </text:p>
          </table:table-cell>
          <table:table-cell table:style-name="ce131" office:value-type="float" office:value="9237875" calcext:value-type="float">
            <text:p><text:s text:c="3"/>9,237,875</text:p>
          </table:table-cell>
          <table:table-cell table:style-name="ce131" office:value-type="float" office:value="1490887" calcext:value-type="float">
            <text:p><text:s text:c="3"/>1,490,887</text:p>
          </table:table-cell>
          <table:table-cell table:style-name="ce144" office:value-type="float" office:value="16.14" calcext:value-type="float">
            <text:p><text:s text:c="3"/>16.14</text:p>
          </table:table-cell>
          <table:table-cell table:style-name="ce131" office:value-type="float" office:value="6659230" calcext:value-type="float">
            <text:p><text:s text:c="3"/>6,659,230</text:p>
          </table:table-cell>
          <table:table-cell table:style-name="ce144" office:value-type="float" office:value="72.09" calcext:value-type="float">
            <text:p><text:s text:c="3"/>72.09</text:p>
          </table:table-cell>
          <table:table-cell table:style-name="ce131" office:value-type="float" office:value="1087758" calcext:value-type="float">
            <text:p><text:s text:c="3"/>1,087,758</text:p>
          </table:table-cell>
          <table:table-cell table:style-name="ce144" office:value-type="float" office:value="11.77" calcext:value-type="float">
            <text:p><text:s text:c="3"/>11.77</text:p>
          </table:table-cell>
          <table:table-cell table:style-name="ce131" office:value-type="float" office:value="7089935" calcext:value-type="float">
            <text:p><text:s text:c="3"/>7,089,935</text:p>
          </table:table-cell>
          <table:table-cell table:style-name="ce155" office:value-type="float" office:value="76.75" calcext:value-type="float">
            <text:p><text:s text:c="3"/>76.75</text:p>
          </table:table-cell>
          <table:table-cell table:style-name="ce160" table:number-columns-repeated="1014"/>
        </table:table-row>
        <table:table-row table:style-name="ro29">
          <table:table-cell table:style-name="ce120" office:value-type="string" calcext:value-type="string">
            <text:p>宜 蘭 縣</text:p>
          </table:table-cell>
          <table:table-cell table:style-name="ce132" office:value-type="float" office:value="460220" calcext:value-type="float">
            <text:p><text:s text:c="3"/>460,220</text:p>
          </table:table-cell>
          <table:table-cell table:style-name="ce132" office:value-type="float" office:value="69685" calcext:value-type="float">
            <text:p><text:s text:c="3"/>69,685</text:p>
          </table:table-cell>
          <table:table-cell table:style-name="ce145" office:value-type="float" office:value="15.14" calcext:value-type="float">
            <text:p><text:s text:c="3"/>15.14</text:p>
          </table:table-cell>
          <table:table-cell table:style-name="ce132" office:value-type="float" office:value="330333" calcext:value-type="float">
            <text:p><text:s text:c="3"/>330,333</text:p>
          </table:table-cell>
          <table:table-cell table:style-name="ce145" office:value-type="float" office:value="71.78" calcext:value-type="float">
            <text:p><text:s text:c="3"/>71.78</text:p>
          </table:table-cell>
          <table:table-cell table:style-name="ce132" office:value-type="float" office:value="60202" calcext:value-type="float">
            <text:p><text:s text:c="3"/>60,202</text:p>
          </table:table-cell>
          <table:table-cell table:style-name="ce145" office:value-type="float" office:value="13.08" calcext:value-type="float">
            <text:p><text:s text:c="3"/>13.08</text:p>
          </table:table-cell>
          <table:table-cell table:style-name="ce132" office:value-type="float" office:value="356758" calcext:value-type="float">
            <text:p><text:s text:c="3"/>356,758</text:p>
          </table:table-cell>
          <table:table-cell table:style-name="ce156" office:value-type="float" office:value="77.52" calcext:value-type="float">
            <text:p><text:s text:c="3"/>77.52</text:p>
          </table:table-cell>
          <table:table-cell table:style-name="ce160" table:number-columns-repeated="1014"/>
        </table:table-row>
        <table:table-row table:style-name="ro4">
          <table:table-cell table:style-name="ce120" office:value-type="string" calcext:value-type="string">
            <text:p>桃 園 縣</text:p>
          </table:table-cell>
          <table:table-cell table:style-name="ce132" office:value-type="float" office:value="2002480" calcext:value-type="float">
            <text:p><text:s text:c="3"/>2,002,480</text:p>
          </table:table-cell>
          <table:table-cell table:style-name="ce132" office:value-type="float" office:value="360798" calcext:value-type="float">
            <text:p><text:s text:c="3"/>360,798</text:p>
          </table:table-cell>
          <table:table-cell table:style-name="ce145" office:value-type="float" office:value="18.02" calcext:value-type="float">
            <text:p><text:s text:c="3"/>18.02</text:p>
          </table:table-cell>
          <table:table-cell table:style-name="ce132" office:value-type="float" office:value="1476507" calcext:value-type="float">
            <text:p><text:s text:c="3"/>1,476,507</text:p>
          </table:table-cell>
          <table:table-cell table:style-name="ce145" office:value-type="float" office:value="73.73" calcext:value-type="float">
            <text:p><text:s text:c="3"/>73.73</text:p>
          </table:table-cell>
          <table:table-cell table:style-name="ce132" office:value-type="float" office:value="165175" calcext:value-type="float">
            <text:p><text:s text:c="3"/>165,175</text:p>
          </table:table-cell>
          <table:table-cell table:style-name="ce145" office:value-type="float" office:value="8.25" calcext:value-type="float">
            <text:p><text:s text:c="3"/>8.25</text:p>
          </table:table-cell>
          <table:table-cell table:style-name="ce132" office:value-type="float" office:value="1488986" calcext:value-type="float">
            <text:p><text:s text:c="3"/>1,488,986</text:p>
          </table:table-cell>
          <table:table-cell table:style-name="ce156" office:value-type="float" office:value="74.36" calcext:value-type="float">
            <text:p><text:s text:c="3"/>74.36</text:p>
          </table:table-cell>
          <table:table-cell table:style-name="ce160" table:number-columns-repeated="1014"/>
        </table:table-row>
        <table:table-row table:style-name="ro4">
          <table:table-cell table:style-name="ce120" office:value-type="string" calcext:value-type="string">
            <text:p>新 竹 縣</text:p>
          </table:table-cell>
          <table:table-cell table:style-name="ce132" office:value-type="float" office:value="513513" calcext:value-type="float">
            <text:p><text:s text:c="3"/>513,513</text:p>
          </table:table-cell>
          <table:table-cell table:style-name="ce132" office:value-type="float" office:value="96641" calcext:value-type="float">
            <text:p><text:s text:c="3"/>96,641</text:p>
          </table:table-cell>
          <table:table-cell table:style-name="ce145" office:value-type="float" office:value="18.82" calcext:value-type="float">
            <text:p><text:s text:c="3"/>18.82</text:p>
          </table:table-cell>
          <table:table-cell table:style-name="ce132" office:value-type="float" office:value="359718" calcext:value-type="float">
            <text:p><text:s text:c="3"/>359,718</text:p>
          </table:table-cell>
          <table:table-cell table:style-name="ce145" office:value-type="float" office:value="70.05" calcext:value-type="float">
            <text:p><text:s text:c="3"/>70.05</text:p>
          </table:table-cell>
          <table:table-cell table:style-name="ce132" office:value-type="float" office:value="57154" calcext:value-type="float">
            <text:p><text:s text:c="3"/>57,154</text:p>
          </table:table-cell>
          <table:table-cell table:style-name="ce145" office:value-type="float" office:value="11.13" calcext:value-type="float">
            <text:p><text:s text:c="3"/>11.13</text:p>
          </table:table-cell>
          <table:table-cell table:style-name="ce132" office:value-type="float" office:value="379404" calcext:value-type="float">
            <text:p><text:s text:c="3"/>379,404</text:p>
          </table:table-cell>
          <table:table-cell table:style-name="ce156" office:value-type="float" office:value="73.88" calcext:value-type="float">
            <text:p><text:s text:c="3"/>73.88</text:p>
          </table:table-cell>
          <table:table-cell table:style-name="ce160" table:number-columns-repeated="1014"/>
        </table:table-row>
        <table:table-row table:style-name="ro4">
          <table:table-cell table:style-name="ce120" office:value-type="string" calcext:value-type="string">
            <text:p>苗 栗 縣</text:p>
          </table:table-cell>
          <table:table-cell table:style-name="ce132" office:value-type="float" office:value="560890" calcext:value-type="float">
            <text:p><text:s text:c="3"/>560,890</text:p>
          </table:table-cell>
          <table:table-cell table:style-name="ce132" office:value-type="float" office:value="87670" calcext:value-type="float">
            <text:p><text:s text:c="3"/>87,670</text:p>
          </table:table-cell>
          <table:table-cell table:style-name="ce145" office:value-type="float" office:value="15.63" calcext:value-type="float">
            <text:p><text:s text:c="3"/>15.63</text:p>
          </table:table-cell>
          <table:table-cell table:style-name="ce132" office:value-type="float" office:value="398171" calcext:value-type="float">
            <text:p><text:s text:c="3"/>398,171</text:p>
          </table:table-cell>
          <table:table-cell table:style-name="ce145" office:value-type="float" office:value="70.99" calcext:value-type="float">
            <text:p><text:s text:c="3"/>70.99</text:p>
          </table:table-cell>
          <table:table-cell table:style-name="ce132" office:value-type="float" office:value="75049" calcext:value-type="float">
            <text:p><text:s text:c="3"/>75,049</text:p>
          </table:table-cell>
          <table:table-cell table:style-name="ce145" office:value-type="float" office:value="13.38" calcext:value-type="float">
            <text:p><text:s text:c="3"/>13.38</text:p>
          </table:table-cell>
          <table:table-cell table:style-name="ce132" office:value-type="float" office:value="433146" calcext:value-type="float">
            <text:p><text:s text:c="3"/>433,146</text:p>
          </table:table-cell>
          <table:table-cell table:style-name="ce156" office:value-type="float" office:value="77.22" calcext:value-type="float">
            <text:p><text:s text:c="3"/>77.22</text:p>
          </table:table-cell>
          <table:table-cell table:style-name="ce160" table:number-columns-repeated="1014"/>
        </table:table-row>
        <table:table-row table:style-name="ro29">
          <table:table-cell table:style-name="ce120" office:value-type="string" calcext:value-type="string">
            <text:p>彰 化 縣</text:p>
          </table:table-cell>
          <table:table-cell table:style-name="ce132" office:value-type="float" office:value="1306423" calcext:value-type="float">
            <text:p><text:s text:c="3"/>1,306,423</text:p>
          </table:table-cell>
          <table:table-cell table:style-name="ce132" office:value-type="float" office:value="211160" calcext:value-type="float">
            <text:p><text:s text:c="3"/>211,160</text:p>
          </table:table-cell>
          <table:table-cell table:style-name="ce145" office:value-type="float" office:value="16.16" calcext:value-type="float">
            <text:p><text:s text:c="3"/>16.16</text:p>
          </table:table-cell>
          <table:table-cell table:style-name="ce132" office:value-type="float" office:value="937376" calcext:value-type="float">
            <text:p><text:s text:c="3"/>937,376</text:p>
          </table:table-cell>
          <table:table-cell table:style-name="ce145" office:value-type="float" office:value="71.75" calcext:value-type="float">
            <text:p><text:s text:c="3"/>71.75</text:p>
          </table:table-cell>
          <table:table-cell table:style-name="ce132" office:value-type="float" office:value="157887" calcext:value-type="float">
            <text:p><text:s text:c="3"/>157,887</text:p>
          </table:table-cell>
          <table:table-cell table:style-name="ce145" office:value-type="float" office:value="12.09" calcext:value-type="float">
            <text:p><text:s text:c="3"/>12.09</text:p>
          </table:table-cell>
          <table:table-cell table:style-name="ce132" office:value-type="float" office:value="1002696" calcext:value-type="float">
            <text:p><text:s text:c="3"/>1,002,696</text:p>
          </table:table-cell>
          <table:table-cell table:style-name="ce156" office:value-type="float" office:value="76.75" calcext:value-type="float">
            <text:p><text:s text:c="3"/>76.75</text:p>
          </table:table-cell>
          <table:table-cell table:style-name="ce160" table:number-columns-repeated="1014"/>
        </table:table-row>
        <table:table-row table:style-name="ro4">
          <table:table-cell table:style-name="ce120" office:value-type="string" calcext:value-type="string">
            <text:p>南 投 縣</text:p>
          </table:table-cell>
          <table:table-cell table:style-name="ce132" office:value-type="float" office:value="525940" calcext:value-type="float">
            <text:p><text:s text:c="3"/>525,940</text:p>
          </table:table-cell>
          <table:table-cell table:style-name="ce132" office:value-type="float" office:value="77341" calcext:value-type="float">
            <text:p><text:s text:c="3"/>77,341</text:p>
          </table:table-cell>
          <table:table-cell table:style-name="ce145" office:value-type="float" office:value="14.71" calcext:value-type="float">
            <text:p><text:s text:c="3"/>14.71</text:p>
          </table:table-cell>
          <table:table-cell table:style-name="ce132" office:value-type="float" office:value="377240" calcext:value-type="float">
            <text:p><text:s text:c="3"/>377,240</text:p>
          </table:table-cell>
          <table:table-cell table:style-name="ce145" office:value-type="float" office:value="71.73" calcext:value-type="float">
            <text:p><text:s text:c="3"/>71.73</text:p>
          </table:table-cell>
          <table:table-cell table:style-name="ce132" office:value-type="float" office:value="71359" calcext:value-type="float">
            <text:p><text:s text:c="3"/>71,359</text:p>
          </table:table-cell>
          <table:table-cell table:style-name="ce145" office:value-type="float" office:value="13.57" calcext:value-type="float">
            <text:p><text:s text:c="3"/>13.57</text:p>
          </table:table-cell>
          <table:table-cell table:style-name="ce132" office:value-type="float" office:value="411304" calcext:value-type="float">
            <text:p><text:s text:c="3"/>411,304</text:p>
          </table:table-cell>
          <table:table-cell table:style-name="ce156" office:value-type="float" office:value="78.2" calcext:value-type="float">
            <text:p><text:s text:c="3"/>78.20</text:p>
          </table:table-cell>
          <table:table-cell table:style-name="ce160" table:number-columns-repeated="1014"/>
        </table:table-row>
        <table:table-row table:style-name="ro4">
          <table:table-cell table:style-name="ce120" office:value-type="string" calcext:value-type="string">
            <text:p>雲 林 縣</text:p>
          </table:table-cell>
          <table:table-cell table:style-name="ce132" office:value-type="float" office:value="716827" calcext:value-type="float">
            <text:p><text:s text:c="3"/>716,827</text:p>
          </table:table-cell>
          <table:table-cell table:style-name="ce132" office:value-type="float" office:value="108048" calcext:value-type="float">
            <text:p><text:s text:c="3"/>108,048</text:p>
          </table:table-cell>
          <table:table-cell table:style-name="ce145" office:value-type="float" office:value="15.07" calcext:value-type="float">
            <text:p><text:s text:c="3"/>15.07</text:p>
          </table:table-cell>
          <table:table-cell table:style-name="ce132" office:value-type="float" office:value="500879" calcext:value-type="float">
            <text:p><text:s text:c="3"/>500,879</text:p>
          </table:table-cell>
          <table:table-cell table:style-name="ce145" office:value-type="float" office:value="69.87" calcext:value-type="float">
            <text:p><text:s text:c="3"/>69.87</text:p>
          </table:table-cell>
          <table:table-cell table:style-name="ce132" office:value-type="float" office:value="107900" calcext:value-type="float">
            <text:p><text:s text:c="3"/>107,900</text:p>
          </table:table-cell>
          <table:table-cell table:style-name="ce145" office:value-type="float" office:value="15.05" calcext:value-type="float">
            <text:p><text:s text:c="3"/>15.05</text:p>
          </table:table-cell>
          <table:table-cell table:style-name="ce132" office:value-type="float" office:value="563336" calcext:value-type="float">
            <text:p><text:s text:c="3"/>563,336</text:p>
          </table:table-cell>
          <table:table-cell table:style-name="ce156" office:value-type="float" office:value="78.59" calcext:value-type="float">
            <text:p><text:s text:c="3"/>78.59</text:p>
          </table:table-cell>
          <table:table-cell table:style-name="ce160" table:number-columns-repeated="1014"/>
        </table:table-row>
        <table:table-row table:style-name="ro4">
          <table:table-cell table:style-name="ce120" office:value-type="string" calcext:value-type="string">
            <text:p>嘉 義 縣</text:p>
          </table:table-cell>
          <table:table-cell table:style-name="ce132" office:value-type="float" office:value="542288" calcext:value-type="float">
            <text:p><text:s text:c="3"/>542,288</text:p>
          </table:table-cell>
          <table:table-cell table:style-name="ce132" office:value-type="float" office:value="75199" calcext:value-type="float">
            <text:p><text:s text:c="3"/>75,199</text:p>
          </table:table-cell>
          <table:table-cell table:style-name="ce145" office:value-type="float" office:value="13.87" calcext:value-type="float">
            <text:p><text:s text:c="3"/>13.87</text:p>
          </table:table-cell>
          <table:table-cell table:style-name="ce132" office:value-type="float" office:value="382115" calcext:value-type="float">
            <text:p><text:s text:c="3"/>382,115</text:p>
          </table:table-cell>
          <table:table-cell table:style-name="ce145" office:value-type="float" office:value="70.46" calcext:value-type="float">
            <text:p><text:s text:c="3"/>70.46</text:p>
          </table:table-cell>
          <table:table-cell table:style-name="ce132" office:value-type="float" office:value="84974" calcext:value-type="float">
            <text:p><text:s text:c="3"/>84,974</text:p>
          </table:table-cell>
          <table:table-cell table:style-name="ce145" office:value-type="float" office:value="15.67" calcext:value-type="float">
            <text:p><text:s text:c="3"/>15.67</text:p>
          </table:table-cell>
          <table:table-cell table:style-name="ce132" office:value-type="float" office:value="432094" calcext:value-type="float">
            <text:p><text:s text:c="3"/>432,094</text:p>
          </table:table-cell>
          <table:table-cell table:style-name="ce156" office:value-type="float" office:value="79.68" calcext:value-type="float">
            <text:p><text:s text:c="3"/>79.68</text:p>
          </table:table-cell>
          <table:table-cell table:style-name="ce160" table:number-columns-repeated="1014"/>
        </table:table-row>
        <table:table-row table:style-name="ro29">
          <table:table-cell table:style-name="ce120" office:value-type="string" calcext:value-type="string">
            <text:p>屏 東 縣</text:p>
          </table:table-cell>
          <table:table-cell table:style-name="ce132" office:value-type="float" office:value="872262" calcext:value-type="float">
            <text:p><text:s text:c="3"/>872,262</text:p>
          </table:table-cell>
          <table:table-cell table:style-name="ce132" office:value-type="float" office:value="125547" calcext:value-type="float">
            <text:p><text:s text:c="3"/>125,547</text:p>
          </table:table-cell>
          <table:table-cell table:style-name="ce145" office:value-type="float" office:value="14.39" calcext:value-type="float">
            <text:p><text:s text:c="3"/>14.39</text:p>
          </table:table-cell>
          <table:table-cell table:style-name="ce132" office:value-type="float" office:value="636410" calcext:value-type="float">
            <text:p><text:s text:c="3"/>636,410</text:p>
          </table:table-cell>
          <table:table-cell table:style-name="ce145" office:value-type="float" office:value="72.96" calcext:value-type="float">
            <text:p><text:s text:c="3"/>72.96</text:p>
          </table:table-cell>
          <table:table-cell table:style-name="ce132" office:value-type="float" office:value="110305" calcext:value-type="float">
            <text:p><text:s text:c="3"/>110,305</text:p>
          </table:table-cell>
          <table:table-cell table:style-name="ce145" office:value-type="float" office:value="12.65" calcext:value-type="float">
            <text:p><text:s text:c="3"/>12.65</text:p>
          </table:table-cell>
          <table:table-cell table:style-name="ce132" office:value-type="float" office:value="685910" calcext:value-type="float">
            <text:p><text:s text:c="3"/>685,910</text:p>
          </table:table-cell>
          <table:table-cell table:style-name="ce156" office:value-type="float" office:value="78.64" calcext:value-type="float">
            <text:p><text:s text:c="3"/>78.64</text:p>
          </table:table-cell>
          <table:table-cell table:style-name="ce160" table:number-columns-repeated="1014"/>
        </table:table-row>
        <table:table-row table:style-name="ro4">
          <table:table-cell table:style-name="ce120" office:value-type="string" calcext:value-type="string">
            <text:p>臺 東 縣</text:p>
          </table:table-cell>
          <table:table-cell table:style-name="ce132" office:value-type="float" office:value="230314" calcext:value-type="float">
            <text:p><text:s text:c="3"/>230,314</text:p>
          </table:table-cell>
          <table:table-cell table:style-name="ce132" office:value-type="float" office:value="35135" calcext:value-type="float">
            <text:p><text:s text:c="3"/>35,135</text:p>
          </table:table-cell>
          <table:table-cell table:style-name="ce145" office:value-type="float" office:value="15.26" calcext:value-type="float">
            <text:p><text:s text:c="3"/>15.26</text:p>
          </table:table-cell>
          <table:table-cell table:style-name="ce132" office:value-type="float" office:value="165104" calcext:value-type="float">
            <text:p><text:s text:c="3"/>165,104</text:p>
          </table:table-cell>
          <table:table-cell table:style-name="ce145" office:value-type="float" office:value="71.69" calcext:value-type="float">
            <text:p><text:s text:c="3"/>71.69</text:p>
          </table:table-cell>
          <table:table-cell table:style-name="ce132" office:value-type="float" office:value="30075" calcext:value-type="float">
            <text:p><text:s text:c="3"/>30,075</text:p>
          </table:table-cell>
          <table:table-cell table:style-name="ce145" office:value-type="float" office:value="13.06" calcext:value-type="float">
            <text:p><text:s text:c="3"/>13.06</text:p>
          </table:table-cell>
          <table:table-cell table:style-name="ce132" office:value-type="float" office:value="179468" calcext:value-type="float">
            <text:p><text:s text:c="3"/>179,468</text:p>
          </table:table-cell>
          <table:table-cell table:style-name="ce156" office:value-type="float" office:value="77.92" calcext:value-type="float">
            <text:p><text:s text:c="3"/>77.92</text:p>
          </table:table-cell>
          <table:table-cell table:style-name="ce160" table:number-columns-repeated="1014"/>
        </table:table-row>
        <table:table-row table:style-name="ro4">
          <table:table-cell table:style-name="ce120" office:value-type="string" calcext:value-type="string">
            <text:p>花 蓮 縣</text:p>
          </table:table-cell>
          <table:table-cell table:style-name="ce132" office:value-type="float" office:value="338481" calcext:value-type="float">
            <text:p><text:s text:c="3"/>338,481</text:p>
          </table:table-cell>
          <table:table-cell table:style-name="ce132" office:value-type="float" office:value="50564" calcext:value-type="float">
            <text:p><text:s text:c="3"/>50,564</text:p>
          </table:table-cell>
          <table:table-cell table:style-name="ce145" office:value-type="float" office:value="14.94" calcext:value-type="float">
            <text:p><text:s text:c="3"/>14.94</text:p>
          </table:table-cell>
          <table:table-cell table:style-name="ce132" office:value-type="float" office:value="245503" calcext:value-type="float">
            <text:p><text:s text:c="3"/>245,503</text:p>
          </table:table-cell>
          <table:table-cell table:style-name="ce145" office:value-type="float" office:value="72.53" calcext:value-type="float">
            <text:p><text:s text:c="3"/>72.53</text:p>
          </table:table-cell>
          <table:table-cell table:style-name="ce132" office:value-type="float" office:value="42414" calcext:value-type="float">
            <text:p><text:s text:c="3"/>42,414</text:p>
          </table:table-cell>
          <table:table-cell table:style-name="ce145" office:value-type="float" office:value="12.53" calcext:value-type="float">
            <text:p><text:s text:c="3"/>12.53</text:p>
          </table:table-cell>
          <table:table-cell table:style-name="ce132" office:value-type="float" office:value="263883" calcext:value-type="float">
            <text:p><text:s text:c="3"/>263,883</text:p>
          </table:table-cell>
          <table:table-cell table:style-name="ce156" office:value-type="float" office:value="77.96" calcext:value-type="float">
            <text:p><text:s text:c="3"/>77.96</text:p>
          </table:table-cell>
          <table:table-cell table:style-name="ce160" table:number-columns-repeated="1014"/>
        </table:table-row>
        <table:table-row table:style-name="ro4">
          <table:table-cell table:style-name="ce120" office:value-type="string" calcext:value-type="string">
            <text:p>澎 湖 縣</text:p>
          </table:table-cell>
          <table:table-cell table:style-name="ce132" office:value-type="float" office:value="96854" calcext:value-type="float">
            <text:p><text:s text:c="3"/>96,854</text:p>
          </table:table-cell>
          <table:table-cell table:style-name="ce132" office:value-type="float" office:value="13080" calcext:value-type="float">
            <text:p><text:s text:c="3"/>13,080</text:p>
          </table:table-cell>
          <table:table-cell table:style-name="ce145" office:value-type="float" office:value="13.5" calcext:value-type="float">
            <text:p><text:s text:c="3"/>13.50</text:p>
          </table:table-cell>
          <table:table-cell table:style-name="ce132" office:value-type="float" office:value="69767" calcext:value-type="float">
            <text:p><text:s text:c="3"/>69,767</text:p>
          </table:table-cell>
          <table:table-cell table:style-name="ce145" office:value-type="float" office:value="72.03" calcext:value-type="float">
            <text:p><text:s text:c="3"/>72.03</text:p>
          </table:table-cell>
          <table:table-cell table:style-name="ce132" office:value-type="float" office:value="14007" calcext:value-type="float">
            <text:p><text:s text:c="3"/>14,007</text:p>
          </table:table-cell>
          <table:table-cell table:style-name="ce145" office:value-type="float" office:value="14.46" calcext:value-type="float">
            <text:p><text:s text:c="3"/>14.46</text:p>
          </table:table-cell>
          <table:table-cell table:style-name="ce132" office:value-type="float" office:value="77352" calcext:value-type="float">
            <text:p><text:s text:c="3"/>77,352</text:p>
          </table:table-cell>
          <table:table-cell table:style-name="ce156" office:value-type="float" office:value="79.86" calcext:value-type="float">
            <text:p><text:s text:c="3"/>79.86</text:p>
          </table:table-cell>
          <table:table-cell table:style-name="ce160" table:number-columns-repeated="1014"/>
        </table:table-row>
        <table:table-row table:style-name="ro29">
          <table:table-cell table:style-name="ce120" office:value-type="string" calcext:value-type="string">
            <text:p>基 隆 市</text:p>
          </table:table-cell>
          <table:table-cell table:style-name="ce132" office:value-type="float" office:value="383352" calcext:value-type="float">
            <text:p><text:s text:c="3"/>383,352</text:p>
          </table:table-cell>
          <table:table-cell table:style-name="ce132" office:value-type="float" office:value="53725" calcext:value-type="float">
            <text:p><text:s text:c="3"/>53,725</text:p>
          </table:table-cell>
          <table:table-cell table:style-name="ce145" office:value-type="float" office:value="14.01" calcext:value-type="float">
            <text:p><text:s text:c="3"/>14.01</text:p>
          </table:table-cell>
          <table:table-cell table:style-name="ce132" office:value-type="float" office:value="287337" calcext:value-type="float">
            <text:p><text:s text:c="3"/>287,337</text:p>
          </table:table-cell>
          <table:table-cell table:style-name="ce145" office:value-type="float" office:value="74.95" calcext:value-type="float">
            <text:p><text:s text:c="3"/>74.95</text:p>
          </table:table-cell>
          <table:table-cell table:style-name="ce132" office:value-type="float" office:value="42290" calcext:value-type="float">
            <text:p><text:s text:c="3"/>42,290</text:p>
          </table:table-cell>
          <table:table-cell table:style-name="ce145" office:value-type="float" office:value="11.03" calcext:value-type="float">
            <text:p><text:s text:c="3"/>11.03</text:p>
          </table:table-cell>
          <table:table-cell table:style-name="ce132" office:value-type="float" office:value="302217" calcext:value-type="float">
            <text:p><text:s text:c="3"/>302,217</text:p>
          </table:table-cell>
          <table:table-cell table:style-name="ce156" office:value-type="float" office:value="78.84" calcext:value-type="float">
            <text:p><text:s text:c="3"/>78.84</text:p>
          </table:table-cell>
          <table:table-cell table:style-name="ce160" table:number-columns-repeated="1014"/>
        </table:table-row>
        <table:table-row table:style-name="ro4">
          <table:table-cell table:style-name="ce120" office:value-type="string" calcext:value-type="string">
            <text:p>新 竹 市</text:p>
          </table:table-cell>
          <table:table-cell table:style-name="ce132" office:value-type="float" office:value="415797" calcext:value-type="float">
            <text:p><text:s text:c="3"/>415,797</text:p>
          </table:table-cell>
          <table:table-cell table:style-name="ce132" office:value-type="float" office:value="79166" calcext:value-type="float">
            <text:p><text:s text:c="3"/>79,166</text:p>
          </table:table-cell>
          <table:table-cell table:style-name="ce145" office:value-type="float" office:value="19.04" calcext:value-type="float">
            <text:p><text:s text:c="3"/>19.04</text:p>
          </table:table-cell>
          <table:table-cell table:style-name="ce132" office:value-type="float" office:value="297578" calcext:value-type="float">
            <text:p><text:s text:c="3"/>297,578</text:p>
          </table:table-cell>
          <table:table-cell table:style-name="ce145" office:value-type="float" office:value="71.57" calcext:value-type="float">
            <text:p><text:s text:c="3"/>71.57</text:p>
          </table:table-cell>
          <table:table-cell table:style-name="ce132" office:value-type="float" office:value="39053" calcext:value-type="float">
            <text:p><text:s text:c="3"/>39,053</text:p>
          </table:table-cell>
          <table:table-cell table:style-name="ce145" office:value-type="float" office:value="9.39" calcext:value-type="float">
            <text:p><text:s text:c="3"/>9.39</text:p>
          </table:table-cell>
          <table:table-cell table:style-name="ce132" office:value-type="float" office:value="308191" calcext:value-type="float">
            <text:p><text:s text:c="3"/>308,191</text:p>
          </table:table-cell>
          <table:table-cell table:style-name="ce156" office:value-type="float" office:value="74.12" calcext:value-type="float">
            <text:p><text:s text:c="3"/>74.12</text:p>
          </table:table-cell>
          <table:table-cell table:style-name="ce160" table:number-columns-repeated="1014"/>
        </table:table-row>
        <table:table-row table:style-name="ro4">
          <table:table-cell table:style-name="ce120" office:value-type="string" calcext:value-type="string">
            <text:p>嘉 義 市</text:p>
          </table:table-cell>
          <table:table-cell table:style-name="ce132" office:value-type="float" office:value="272234" calcext:value-type="float">
            <text:p><text:s text:c="3"/>272,234</text:p>
          </table:table-cell>
          <table:table-cell table:style-name="ce132" office:value-type="float" office:value="47128" calcext:value-type="float">
            <text:p><text:s text:c="3"/>47,128</text:p>
          </table:table-cell>
          <table:table-cell table:style-name="ce145" office:value-type="float" office:value="17.31" calcext:value-type="float">
            <text:p><text:s text:c="3"/>17.31</text:p>
          </table:table-cell>
          <table:table-cell table:style-name="ce132" office:value-type="float" office:value="195192" calcext:value-type="float">
            <text:p><text:s text:c="3"/>195,192</text:p>
          </table:table-cell>
          <table:table-cell table:style-name="ce145" office:value-type="float" office:value="71.7" calcext:value-type="float">
            <text:p><text:s text:c="3"/>71.70</text:p>
          </table:table-cell>
          <table:table-cell table:style-name="ce132" office:value-type="float" office:value="29914" calcext:value-type="float">
            <text:p><text:s text:c="3"/>29,914</text:p>
          </table:table-cell>
          <table:table-cell table:style-name="ce145" office:value-type="float" office:value="10.99" calcext:value-type="float">
            <text:p><text:s text:c="3"/>10.99</text:p>
          </table:table-cell>
          <table:table-cell table:style-name="ce132" office:value-type="float" office:value="205190" calcext:value-type="float">
            <text:p><text:s text:c="3"/>205,190</text:p>
          </table:table-cell>
          <table:table-cell table:style-name="ce156" office:value-type="float" office:value="75.37" calcext:value-type="float">
            <text:p><text:s text:c="3"/>75.37</text:p>
          </table:table-cell>
          <table:table-cell table:style-name="ce160" table:number-columns-repeated="1014"/>
        </table:table-row>
        <table:table-row table:style-name="ro20">
          <table:table-cell table:style-name="ce118" office:value-type="string" calcext:value-type="string">
            <text:p>福 <text:s/>建 <text:s/>省</text:p>
          </table:table-cell>
          <table:table-cell table:style-name="ce131" office:value-type="float" office:value="107906" calcext:value-type="float">
            <text:p><text:s text:c="3"/>107,906</text:p>
          </table:table-cell>
          <table:table-cell table:style-name="ce131" office:value-type="float" office:value="14209" calcext:value-type="float">
            <text:p><text:s text:c="3"/>14,209</text:p>
          </table:table-cell>
          <table:table-cell table:style-name="ce144" office:value-type="float" office:value="13.17" calcext:value-type="float">
            <text:p><text:s text:c="3"/>13.17</text:p>
          </table:table-cell>
          <table:table-cell table:style-name="ce131" office:value-type="float" office:value="81026" calcext:value-type="float">
            <text:p><text:s text:c="3"/>81,026</text:p>
          </table:table-cell>
          <table:table-cell table:style-name="ce144" office:value-type="float" office:value="75.09" calcext:value-type="float">
            <text:p><text:s text:c="3"/>75.09</text:p>
          </table:table-cell>
          <table:table-cell table:style-name="ce131" office:value-type="float" office:value="12671" calcext:value-type="float">
            <text:p><text:s text:c="3"/>12,671</text:p>
          </table:table-cell>
          <table:table-cell table:style-name="ce144" office:value-type="float" office:value="11.74" calcext:value-type="float">
            <text:p><text:s text:c="3"/>11.74</text:p>
          </table:table-cell>
          <table:table-cell table:style-name="ce131" office:value-type="float" office:value="86648" calcext:value-type="float">
            <text:p><text:s text:c="3"/>86,648</text:p>
          </table:table-cell>
          <table:table-cell table:style-name="ce155" office:value-type="float" office:value="80.3" calcext:value-type="float">
            <text:p><text:s text:c="3"/>80.30</text:p>
          </table:table-cell>
          <table:table-cell table:style-name="ce160" table:number-columns-repeated="1014"/>
        </table:table-row>
        <table:table-row table:style-name="ro7">
          <table:table-cell table:style-name="ce120" office:value-type="string" calcext:value-type="string">
            <text:p>金 門 縣</text:p>
          </table:table-cell>
          <table:table-cell table:style-name="ce132" office:value-type="float" office:value="97969" calcext:value-type="float">
            <text:p><text:s text:c="3"/>97,969</text:p>
          </table:table-cell>
          <table:table-cell table:style-name="ce132" office:value-type="float" office:value="12795" calcext:value-type="float">
            <text:p><text:s text:c="3"/>12,795</text:p>
          </table:table-cell>
          <table:table-cell table:style-name="ce145" office:value-type="float" office:value="13.06" calcext:value-type="float">
            <text:p><text:s text:c="3"/>13.06</text:p>
          </table:table-cell>
          <table:table-cell table:style-name="ce132" office:value-type="float" office:value="73441" calcext:value-type="float">
            <text:p><text:s text:c="3"/>73,441</text:p>
          </table:table-cell>
          <table:table-cell table:style-name="ce145" office:value-type="float" office:value="74.96" calcext:value-type="float">
            <text:p><text:s text:c="3"/>74.96</text:p>
          </table:table-cell>
          <table:table-cell table:style-name="ce132" office:value-type="float" office:value="11733" calcext:value-type="float">
            <text:p><text:s text:c="3"/>11,733</text:p>
          </table:table-cell>
          <table:table-cell table:style-name="ce145" office:value-type="float" office:value="11.98" calcext:value-type="float">
            <text:p><text:s text:c="3"/>11.98</text:p>
          </table:table-cell>
          <table:table-cell table:style-name="ce132" office:value-type="float" office:value="78764" calcext:value-type="float">
            <text:p><text:s text:c="3"/>78,764</text:p>
          </table:table-cell>
          <table:table-cell table:style-name="ce156" office:value-type="float" office:value="80.4" calcext:value-type="float">
            <text:p><text:s text:c="3"/>80.40</text:p>
          </table:table-cell>
          <table:table-cell table:style-name="ce160" table:number-columns-repeated="1014"/>
        </table:table-row>
        <table:table-row table:style-name="ro18">
          <table:table-cell table:style-name="ce120" office:value-type="string" calcext:value-type="string">
            <text:p>連 江 縣</text:p>
          </table:table-cell>
          <table:table-cell table:style-name="ce133" office:value-type="float" office:value="9937" calcext:value-type="float">
            <text:p><text:s text:c="3"/>9,937</text:p>
          </table:table-cell>
          <table:table-cell table:style-name="ce133" office:value-type="float" office:value="1414" calcext:value-type="float">
            <text:p><text:s text:c="3"/>1,414</text:p>
          </table:table-cell>
          <table:table-cell table:style-name="ce146" office:value-type="float" office:value="14.23" calcext:value-type="float">
            <text:p><text:s text:c="3"/>14.23</text:p>
          </table:table-cell>
          <table:table-cell table:style-name="ce133" office:value-type="float" office:value="7585" calcext:value-type="float">
            <text:p><text:s text:c="3"/>7,585</text:p>
          </table:table-cell>
          <table:table-cell table:style-name="ce146" office:value-type="float" office:value="76.33" calcext:value-type="float">
            <text:p><text:s text:c="3"/>76.33</text:p>
          </table:table-cell>
          <table:table-cell table:style-name="ce133" office:value-type="float" office:value="938" calcext:value-type="float">
            <text:p><text:s text:c="3"/>938</text:p>
          </table:table-cell>
          <table:table-cell table:style-name="ce146" office:value-type="float" office:value="9.44" calcext:value-type="float">
            <text:p><text:s text:c="3"/>9.44</text:p>
          </table:table-cell>
          <table:table-cell table:style-name="ce133" office:value-type="float" office:value="7884" calcext:value-type="float">
            <text:p><text:s text:c="3"/>7,884</text:p>
          </table:table-cell>
          <table:table-cell table:style-name="ce157" office:value-type="float" office:value="79.34" calcext:value-type="float">
            <text:p><text:s text:c="3"/>79.34</text:p>
          </table:table-cell>
          <table:table-cell table:style-name="ce160" table:number-columns-repeated="1014"/>
        </table:table-row>
        <table:table-row table:style-name="ro30">
          <table:table-cell table:style-name="ce121"/>
          <table:table-cell table:style-name="ce134" table:number-columns-repeated="7"/>
          <table:table-cell table:style-name="ce149"/>
          <table:table-cell table:style-name="ce158"/>
          <table:table-cell table:style-name="ce135" table:number-columns-repeated="1014"/>
        </table:table-row>
        <table:table-row table:style-name="ro10">
          <table:table-cell table:style-name="ce122"/>
          <table:table-cell table:style-name="ce135" table:number-columns-repeated="8"/>
          <table:table-cell table:style-name="ce159" office:value-type="string" calcext:value-type="string">
            <text:p>                <text:span text:style-name="T4">內</text:span><text:span text:style-name="T5"> </text:span><text:span text:style-name="T6">政</text:span><text:span text:style-name="T5"> </text:span><text:span text:style-name="T6">部</text:span><text:span text:style-name="T5"> </text:span><text:span text:style-name="T6">戶</text:span><text:span text:style-name="T5"> </text:span><text:span text:style-name="T6">政</text:span><text:span text:style-name="T5"> </text:span><text:span text:style-name="T6">司</text:span><text:span text:style-name="T5">  </text:span><text:span text:style-name="T6">民</text:span><text:span text:style-name="T5"> </text:span><text:span text:style-name="T6">國</text:span><text:span text:style-name="T5"> 100 </text:span><text:span text:style-name="T6">年</text:span><text:span text:style-name="T5"> 3 </text:span><text:span text:style-name="T6">月</text:span><text:span text:style-name="T5"> 7 </text:span><text:span text:style-name="T6">日</text:span><text:span text:style-name="T5"> </text:span><text:span text:style-name="T6">編製</text:span></text:p>
          </table:table-cell>
          <table:table-cell table:style-name="ce135" table:number-columns-repeated="1014"/>
        </table:table-row>
        <table:table-row table:style-name="ro10">
          <table:table-cell table:style-name="ce123"/>
          <table:table-cell table:style-name="ce136" table:number-columns-repeated="1023"/>
        </table:table-row>
        <table:table-row table:style-name="ro10" table:number-rows-repeated="1048542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資料分析" table:style-name="ta4">
        <table:table-column table:style-name="co19" table:number-columns-repeated="1024" table:default-cell-style-name="Default"/>
        <table:table-row table:style-name="ro1">
          <table:table-cell>
            <draw:frame table:end-cell-address="資料分析.H45" table:end-x="20.36mm" table:end-y="4.88mm" draw:z-index="0" draw:name="Picture 1" draw:style-name="gr1" draw:text-style-name="P1" svg:width="165.56mm" svg:height="237.71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4">
          <table:table-cell table:number-columns-repeated="1024"/>
        </table:table-row>
        <table:table-row table:style-name="ro1">
          <table:table-cell>
            <draw:frame table:end-cell-address="資料分析.H86" table:end-x="14.59mm" table:end-y="2.11mm" draw:z-index="1" draw:name="Picture 2" draw:style-name="gr1" draw:text-style-name="P1" svg:width="159.79mm" svg:height="213.77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xcel_BuiltIn_Print_Area" table:base-cell-address="$'年月別 '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'年月別 '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'年月別 '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'年月別 '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'年月別 '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'年月別 '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'年月別 '.$A$1" table:cell-range-address="#REF!"/>
        <table:named-range table:name="rd_rg_f_84y_97y_data" table:base-cell-address="$'年月別 '.$A$1" table:cell-range-address="#REF!"/>
        <table:named-range table:name="rd_rg_f_9805_data" table:base-cell-address="$'年月別 '.$A$1" table:cell-range-address="#REF!"/>
        <table:named-range table:name="rd_rg_f_9806_data" table:base-cell-address="$'年月別 '.$A$1" table:cell-range-address="#REF!"/>
        <table:named-range table:name="rd_rg_f_9807_data" table:base-cell-address="$'年月別 '.$A$1" table:cell-range-address="#REF!"/>
        <table:named-range table:name="rd_rg_f_9808_data" table:base-cell-address="$'年月別 '.$A$1" table:cell-range-address="#REF!"/>
        <table:named-range table:name="rd_rg_f_98y_9803_data" table:base-cell-address="$'年月別 '.$A$1" table:cell-range-address="#REF!"/>
        <table:named-range table:name="rd_rg_f_98y_9804_data" table:base-cell-address="$'年月別 '.$A$1" table:cell-range-address="#REF!"/>
        <table:named-range table:name="rd_rg_q9607" table:base-cell-address="$'年月別 '.$A$1" table:cell-range-address="#REF!"/>
        <table:named-range table:name="rd_rg_q_84y_97y_data" table:base-cell-address="$'年月別 '.$A$1" table:cell-range-address="#REF!"/>
        <table:named-range table:name="rd_rg_q_97y_9802_data" table:base-cell-address="$'年月別 '.$A$1" table:cell-range-address="#REF!"/>
        <table:named-range table:name="rd_rg_q_9805_data" table:base-cell-address="$'年月別 '.$A$1" table:cell-range-address="#REF!"/>
        <table:named-range table:name="rd_rg_q_9806_data" table:base-cell-address="$'年月別 '.$A$1" table:cell-range-address="#REF!"/>
        <table:named-range table:name="rd_rg_q_9807_data" table:base-cell-address="$'年月別 '.$A$1" table:cell-range-address="#REF!"/>
        <table:named-range table:name="rd_rg_q_9808_data" table:base-cell-address="$'年月別 '.$A$1" table:cell-range-address="#REF!"/>
        <table:named-range table:name="rd_rg_q_98y_9803_data" table:base-cell-address="$'年月別 '.$A$1" table:cell-range-address="#REF!"/>
        <table:named-range table:name="rd_rg_q_98y_9804_data" table:base-cell-address="$'年月別 '.$A$1" table:cell-range-address="#REF!"/>
        <table:named-range table:name="rd_t9607" table:base-cell-address="$'年月別 '.$A$1" table:cell-range-address="#REF!"/>
        <table:named-range table:name="rd_t_84y_97y_data" table:base-cell-address="$'年月別 '.$A$1" table:cell-range-address="#REF!"/>
        <table:named-range table:name="rd_t_97y_9802_data" table:base-cell-address="$'年月別 '.$A$1" table:cell-range-address="#REF!"/>
        <table:named-range table:name="rd_t_9805_data" table:base-cell-address="$'年月別 '.$A$1" table:cell-range-address="#REF!"/>
        <table:named-range table:name="rd_t_9806_data" table:base-cell-address="$'年月別 '.$A$1" table:cell-range-address="#REF!"/>
        <table:named-range table:name="rd_t_9807_data" table:base-cell-address="$'年月別 '.$A$1" table:cell-range-address="#REF!"/>
        <table:named-range table:name="rd_t_9808_data" table:base-cell-address="$'年月別 '.$A$1" table:cell-range-address="#REF!"/>
        <table:named-range table:name="rd_t_98y_9803_data" table:base-cell-address="$'年月別 '.$A$1" table:cell-range-address="#REF!"/>
        <table:named-range table:name="rd_t_98y_9804_data" table:base-cell-address="$'年月別 '.$A$1" table:cell-range-address="#REF!"/>
        <table:named-expression table:name="_a" table:base-cell-address="$'年月別 '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'年月別 '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Order1" table:base-cell-address="$'年月別 '.$A$1" table:expression="0"/>
        <table:named-expression table:name="_Order2" table:base-cell-address="$'年月別 '.$A$1" table:expression="0"/>
        <table:named-expression table:name="出生" table:base-cell-address="$'年月別 '.$A$1" table:expression="['file:///C:/Documents%20and%20Settings/Administrator/%E6%A1%8C%E9%9D%A2/95-08.xls'#$''.$V$14:.$V$34]"/>
        <table:named-expression table:name="月底人口數" table:base-cell-address="$'年月別 '.$A$1" table:expression="['file:///C:/Documents%20and%20Settings/Administrator/%E6%A1%8C%E9%9D%A2/95-08.xls'#$''.$AT$14:.$AU$34]"/>
        <table:named-expression table:name="死亡" table:base-cell-address="$'年月別 '.$A$1" table:expression="['file:///C:/Documents%20and%20Settings/Administrator/%E6%A1%8C%E9%9D%A2/95-08.xls'#$''.$Y$14:.$Y$34]"/>
        <table:named-expression table:name="結婚" table:base-cell-address="$'年月別 '.$A$1" table:expression="['file:///C:/Documents%20and%20Settings/Administrator/%E6%A1%8C%E9%9D%A2/95-08.xls'#$''.$L$14:.$L$34]"/>
        <table:named-expression table:name="鄰數戶數" table:base-cell-address="$'年月別 '.$A$1" table:expression="['file:///C:/Documents%20and%20Settings/Administrator/%E6%A1%8C%E9%9D%A2/95-08.xls'#$''.$AQ$14:.$AR$34]"/>
        <table:named-expression table:name="離婚" table:base-cell-address="$'年月別 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  </number:text>
      <number:number number:decimal-places="2" loext:min-decimal-places="2" number:min-integer-digits="1" number:grouping="true"/>
    </number:number-style>
    <number:number-style style:name="N184P1" style:volatile="true">
      <number:text>－ </number:text>
      <number:number number:decimal-places="2" loext:min-decimal-places="2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   </number:text>
      <number:number number:decimal-places="2" loext:min-decimal-places="2" number:min-integer-digits="1" number:grouping="true"/>
    </number:number-style>
    <number:number-style style:name="N185P1" style:volatile="true">
      <number:text>－   </number:text>
      <number:number number:decimal-places="2" loext:min-decimal-places="2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6P1" style:volatile="true">
      <number:text>－ 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number:text>－   </number:text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9P1" style:volatile="true">
      <number:text>－    </number:text>
      <number:number number:decimal-places="0" loext:min-decimal-places="0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0P1" style:volatile="true">
      <number:text>－   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    </number:text>
      <number:number number:decimal-places="2" loext:min-decimal-places="2" number:min-integer-digits="1" number:grouping="true"/>
    </number:number-style>
    <number:number-style style:name="N191P1" style:volatile="true">
      <number:text>－   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4P1" style:volatile="true">
      <number:text>－    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-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2" loext:min-decimal-places="2" number:min-integer-digits="1" number:grouping="true"/>
    </number:number-style>
    <number:number-style style:name="N198P1" style:volatile="true">
      <number:text>－   </number:text>
      <number:number number:decimal-places="2" loext:min-decimal-places="2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 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P1" style:volatile="true">
      <number:text>－ </number:text>
      <number:number number:decimal-places="2" loext:min-decimal-places="2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2" loext:min-decimal-places="2" number:min-integer-digits="1" number:grouping="true"/>
    </number:number-style>
    <number:number-style style:name="N204P1" style:volatile="true">
      <number:text>－    </number:text>
      <number:number number:decimal-places="2" loext:min-decimal-places="2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5P1" style:volatile="true">
      <number:text> －  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number number:decimal-places="2" loext:min-decimal-places="2" number:min-integer-digits="1" number:grouping="true"/>
    </number:number-style>
    <number:number-style style:name="N206P1" style:volatile="true">
      <number:text>－     </number:text>
      <number:number number:decimal-places="2" loext:min-decimal-places="2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number number:decimal-places="0" loext:min-decimal-places="0" number:min-integer-digits="1" number:grouping="true"/>
    </number:number-style>
    <number:number-style style:name="N207P1" style:volatile="true">
      <number:text>–</number:text>
      <number:number number:decimal-places="0" loext:min-decimal-places="0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2" loext:min-decimal-places="2" number:min-integer-digits="1" number:grouping="true"/>
    </number:number-style>
    <number:number-style style:name="N208P1" style:volatile="true">
      <number:text>–</number:text>
      <number:number number:decimal-places="2" loext:min-decimal-places="2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號03_2c_04_2c_速報3階段年齡-公式100.02" style:display-name="一般_新表號03,04,速報3階段年齡-公式100.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7mm" fo:margin-bottom="0mm" fo:margin-left="8.01mm" fo:margin-right="8.01mm" style:first-page-number="continue" style:scale-to="75%" style:table-centering="both" style:writing-mode="lr-tb"/>
      <style:header-style>
        <style:header-footer-properties fo:min-height="7.5mm" fo:margin-left="10.99mm" fo:margin-right="10.99mm" fo:margin-bottom="0mm"/>
      </style:header-style>
      <style:footer-style>
        <style:header-footer-properties fo:min-height="7.5mm" fo:margin-left="10.99mm" fo:margin-right="10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4.99mm" fo:margin-bottom="0mm" fo:margin-left="10mm" fo:margin-right="9mm" style:first-page-number="continue" style:scale-to="76%" style:table-centering="both" style:writing-mode="lr-tb"/>
      <style:header-style>
        <style:header-footer-properties fo:min-height="7.5mm" fo:margin-left="9mm" fo:margin-right="10mm" fo:margin-bottom="0mm"/>
      </style:header-style>
      <style:footer-style>
        <style:header-footer-properties fo:min-height="7.5mm" fo:margin-left="9mm" fo:margin-right="10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5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_20_" style:display-name="PageStyle_年月別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年齡結構" style:display-name="PageStyle_年齡結構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3-07T16:15:26</meta:creation-date>
    <dc:creator>user</dc:creator>
    <dc:date>2011-03-07T16:23:08</dc:date>
    <meta:print-date>2011-03-07T16:22:14</meta:print-date>
    <meta:document-statistic meta:table-count="4" meta:cell-count="1224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6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49" chart:data-source-has-labels="both" svg:x="0.957cm" svg:y="2.318cm" svg:width="20.987cm" svg:height="11.318cm">
          <chartooo:coordinate-region svg:x="1.462cm" svg:y="2.318cm" svg:width="20.482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49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49" chart:label-cell-address="'data-1'.D3:'data-1'.D3" chart:class="chart:area">
            <chart:regression-curve chart:style-name="ch8"/>
            <chart:data-point chart:repeated="146"/>
          </chart:series>
          <chart:series chart:style-name="ch9" chart:values-cell-range-address="'data-1'.C4:'data-1'.C149" chart:label-cell-address="'data-1'.C3:'data-1'.C3" chart:class="chart:area">
            <chart:regression-curve chart:style-name="ch10"/>
            <chart:data-point chart:repeated="14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49</svg:desc>
                </draw:g>
              </table:table-cell>
              <table:table-cell office:value-type="float" office:value="5.74">
                <text:p>5.74</text:p>
                <draw:g>
                  <svg:desc>'data-1'.D4:'data-1'.D149</svg:desc>
                </draw:g>
              </table:table-cell>
              <table:table-cell office:value-type="float" office:value="11.71">
                <text:p>11.71</text:p>
                <draw:g>
                  <svg:desc>'data-1'.C4:'data-1'.C149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99.10</text:p>
              </table:table-cell>
              <table:table-cell office:value-type="float" office:value="5.83">
                <text:p>5.8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99.11">
                <text:p>100</text:p>
              </table:table-cell>
              <table:table-cell office:value-type="float" office:value="6.54">
                <text:p>6.5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99.12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7.28">
                <text:p>7.28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float" office:value="100.2">
                <text:p>100</text:p>
              </table:table-cell>
              <table:table-cell office:value-type="float" office:value="7.19">
                <text:p>7.19</text:p>
              </table:table-cell>
              <table:table-cell office:value-type="float" office:value="6.9">
                <text:p>6.9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8.5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74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5.8mm" fo:min-width="13.59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0" office:value-type="float" office:value="6.46" calcext:value-type="float">
            <text:p>6.46 </text:p>
          </table:table-cell>
          <table:table-cell table:style-name="ce10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0" office:value-type="float" office:value="8.32" calcext:value-type="float">
            <text:p>8.32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0" office:value-type="float" office:value="7.5" calcext:value-type="float">
            <text:p>7.50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0" office:value-type="float" office:value="8.96" calcext:value-type="float">
            <text:p>8.96 </text:p>
          </table:table-cell>
          <table:table-cell table:style-name="ce10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0" office:value-type="float" office:value="9.25" calcext:value-type="float">
            <text:p>9.25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0" office:value-type="float" office:value="9.28" calcext:value-type="float">
            <text:p>9.28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0" office:value-type="float" office:value="7.95" calcext:value-type="float">
            <text:p>7.95 </text:p>
          </table:table-cell>
          <table:table-cell table:style-name="ce10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0" office:value-type="float" office:value="6.97" calcext:value-type="float">
            <text:p>6.97 </text:p>
          </table:table-cell>
          <table:table-cell table:style-name="ce10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0" office:value-type="float" office:value="8.02" calcext:value-type="float">
            <text:p>8.02 </text:p>
          </table:table-cell>
          <table:table-cell table:style-name="ce10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0" office:value-type="float" office:value="7.03" calcext:value-type="float">
            <text:p>7.03 </text:p>
          </table:table-cell>
          <table:table-cell table:style-name="ce10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0" office:value-type="float" office:value="6.57" calcext:value-type="float">
            <text:p>6.57 </text:p>
          </table:table-cell>
          <table:table-cell table:style-name="ce10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0" office:value-type="float" office:value="6.69" calcext:value-type="float">
            <text:p>6.69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0" office:value-type="float" office:value="6.45" calcext:value-type="float">
            <text:p>6.45 </text:p>
          </table:table-cell>
          <table:table-cell table:style-name="ce10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0" office:value-type="float" office:value="7" calcext:value-type="float">
            <text:p>7.00 </text:p>
          </table:table-cell>
          <table:table-cell table:style-name="ce10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0" office:value-type="float" office:value="7.17" calcext:value-type="float">
            <text:p>7.17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9.10</text:p>
          </table:table-cell>
          <table:table-cell table:style-name="ce10" office:value-type="float" office:value="6.86" calcext:value-type="float">
            <text:p>6.86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1" calcext:value-type="float">
            <text:p>99.11</text:p>
          </table:table-cell>
          <table:table-cell table:style-name="ce10" office:value-type="float" office:value="8.1" calcext:value-type="float">
            <text:p>8.10 </text:p>
          </table:table-cell>
          <table:table-cell table:style-name="ce10" office:value-type="float" office:value="6.54" calcext:value-type="float">
            <text:p>6.5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2" calcext:value-type="float">
            <text:p>99.12</text:p>
          </table:table-cell>
          <table:table-cell table:style-name="ce10" office:value-type="float" office:value="7.74" calcext:value-type="float">
            <text:p>7.74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" calcext:value-type="float">
            <text:p>100.1</text:p>
          </table:table-cell>
          <table:table-cell table:style-name="ce10" office:value-type="float" office:value="7.47" calcext:value-type="float">
            <text:p>7.47 </text:p>
          </table:table-cell>
          <table:table-cell table:style-name="ce10" office:value-type="float" office:value="7.28" calcext:value-type="float">
            <text:p>7.2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2" calcext:value-type="float">
            <text:p>100.2</text:p>
          </table:table-cell>
          <table:table-cell table:style-name="ce10" office:value-type="float" office:value="6.9" calcext:value-type="float">
            <text:p>6.90 </text:p>
          </table:table-cell>
          <table:table-cell table:style-name="ce10" office:value-type="float" office:value="7.19" calcext:value-type="float">
            <text:p>7.19 </text:p>
          </table:table-cell>
          <table:table-cell table:number-columns-repeated="1020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49 'data-1'.D3:'data-1'.D3 'data-1'.D4:'data-1'.D149 'data-1'.C3:'data-1'.C3 'data-1'.C4:'data-1'.C1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E19" table:end-x="13.77mm" table:end-y="3.23mm" draw:z-index="3" draw:name="Text 3" draw:style-name="gr6" draw:text-style-name="P5" svg:width="39.62mm" svg:height="7.51mm" svg:x="19.31mm" svg:y="0.24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9.65mm" table:end-y="2.28mm" draw:z-index="5" draw:name="自動形狀 5" draw:style-name="gr7" draw:text-style-name="P6" svg:width="16.32mm" svg:height="10.44mm" svg:x="15.91mm" svg:y="0.87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26" table:end-x="1.6mm" table:end-y="2.74mm" draw:z-index="2" draw:name="Text 2" draw:style-name="gr8" draw:text-style-name="P3" svg:width="32.86mm" svg:height="7.11mm" svg:x="13.8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4.85mm" table:end-y="1.38mm" draw:z-index="8" draw:name="Text 15" draw:style-name="gr9" draw:text-style-name="P5" svg:width="14.71mm" svg:height="6.92mm" svg:x="12.71mm" svg:y="3.49mm">
              <text:p text:style-name="P1"><text:span text:style-name="T5">100.2</text:span></text:p>
              <text:p text:style-name="P1"><text:span text:style-name="T5"/></text:p>
              <text:p text:style-name="P1"><text:span text:style-name="T5">.1</text:span></text:p>
              <text:p text:style-name="P1"><text:span text:style-name="T5"/></text:p>
              <text:p text:style-name="P1"><text:span text:style-name="T5"/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423cm" fo:margin-bottom="0cm" loext:contextual-spacing="false" style:line-height-at-least="0.776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889cm" fo:margin-right="0cm" fo:margin-top="0.423cm" fo:margin-bottom="0cm" loext:contextual-spacing="false" style:line-height-at-least="0.776cm" fo:text-align="justify" style:justify-single-word="false" fo:text-indent="-0.889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423cm" fo:margin-bottom="0cm" loext:contextual-spacing="false" style:line-height-at-least="0.776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14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100年2月戶口統計資料分析</text:span></text:p>
      <text:p text:style-name="P2">內政部戶政司</text:p>
      <text:p text:style-name="P3"><text:span text:style-name="T5">100年3月7日</text:span></text:p>
      <text:p text:style-name="P4"><text:span text:style-name="T7">一、依據戶籍登記資料，截至</text:span><text:span text:style-name="T7">100年2月底</text:span><text:span text:style-name="T7">止，共有7</text:span><text:span text:style-name="T7">,</text:span><text:span text:style-name="T7">947,403戶，與上年同月比較增加</text:span><text:span text:style-name="T7">1</text:span><text:span text:style-name="T7">27,983戶</text:span><text:span text:style-name="T7">，</text:span><text:span text:style-name="T7">增加率為1.64%。就縣市別言，以新北市</text:span><text:span text:style-name="T7">1,</text:span><text:span text:style-name="T7">407,106戶最多，占總戶數</text:span><text:span text:style-name="T7">17.</text:span><text:span text:style-name="T7">71%</text:span><text:span text:style-name="T7">，</text:span><text:span text:style-name="T7">其次為高雄市1,023,848戶，占</text:span><text:span text:style-name="T7">1</text:span><text:span text:style-name="T7">2.88%，再其次為臺北市984,431戶，占12.39%。</text:span></text:p>
      <text:p text:style-name="P5"><text:span text:style-name="T7">二、</text:span><text:span text:style-name="T9">100年2月底</text:span><text:span text:style-name="T9">人口數為</text:span><text:span text:style-name="T9">2</text:span><text:span text:style-name="T9">3</text:span><text:span text:style-name="T9">,</text:span><text:span text:style-name="T9">164,457人，與上年同月比較增加36,612人</text:span><text:span text:style-name="T9">，</text:span><text:span text:style-name="T9">人口增加率為1.58</text:span><text:span text:style-name="T9">‰</text:span><text:span text:style-name="T9">，平均每天增加100人</text:span><text:span text:style-name="T9">。</text:span><text:span text:style-name="T9">就縣市別言</text:span><text:span text:style-name="T9">，</text:span><text:span text:style-name="T9">與上年同月比較人口增加率最高者為金門縣36.99</text:span><text:span text:style-name="T9">‰</text:span><text:span text:style-name="T9">，其次為桃園縣10.66</text:span><text:span text:style-name="T9">‰</text:span><text:span text:style-name="T9">，再其次為新竹市8.65</text:span><text:span text:style-name="T9">‰</text:span><text:span text:style-name="T9">；至於基隆市反而減少12.02</text:span><text:span text:style-name="T9">‰</text:span><text:span text:style-name="T9">，其次為屏東縣減少11.25</text:span><text:span text:style-name="T9">‰</text:span><text:span text:style-name="T9">，再其次為臺東縣減少11.16</text:span><text:span text:style-name="T9">‰</text:span><text:span text:style-name="T9">。</text:span></text:p>
      <text:p text:style-name="P6"><text:span text:style-name="T9">三</text:span><text:span text:style-name="T7">、</text:span><text:span text:style-name="T9">100年2月底</text:span><text:span text:style-name="T9">男性人口為</text:span><text:span text:style-name="T9">11,</text:span><text:span text:style-name="T9">632,909人，女性人口為</text:span><text:span text:style-name="T9">11,</text:span><text:span text:style-name="T9">531,548人，性比例為</text:span><text:span text:style-name="T9">10</text:span><text:span text:style-name="T9">1，也就是每一百個女性相對有</text:span><text:span text:style-name="T9">10</text:span><text:span text:style-name="T9">1個男性。就縣市別言，性比例最高者為連江縣</text:span><text:span text:style-name="T9">1</text:span><text:span text:style-name="T9">37，其次為臺東縣</text:span><text:span text:style-name="T9">11</text:span><text:span text:style-name="T9">0，再其次為雲林縣及嘉義縣</text:span><text:span text:style-name="T9">1</text:span><text:span text:style-name="T9">09；最低為臺北市93，其次為嘉義市97，再其次為</text:span><text:span text:style-name="T7">新北市、</text:span><text:span text:style-name="T9">臺中市及</text:span><text:span text:style-name="T14">新竹市</text:span><text:span text:style-name="T9">99。</text:span></text:p>
      <text:p text:style-name="P7"><draw:frame draw:style-name="fr1" draw:name="物件1" text:anchor-type="char" svg:x="5.715cm" svg:y="1.319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100年2月</text:span><text:span text:style-name="T9">嬰兒出生數為12,270人，平均約每3.3分鐘出生一個嬰兒；折合年粗出生率為6.90</text:span><text:span text:style-name="T9">‰</text:span><text:span text:style-name="T9">，較上年同月減少0.07個千分點。就縣市別言，</text:span><text:span text:style-name="T11">粗出生率最高為</text:span><text:span text:style-name="T14">連江縣</text:span><text:span text:style-name="T9">之10.48</text:span><text:span text:style-name="T9">‰</text:span><text:span text:style-name="T9">，</text:span><text:span text:style-name="T14">其次為新竹市</text:span><text:span text:style-name="T9">10.19</text:span><text:span text:style-name="T9">‰</text:span><text:span text:style-name="T9">，再其</text:span><text:span text:style-name="T11">次為新竹縣8.96</text:span><text:span text:style-name="T11">‰</text:span><text:span text:style-name="T11">；最低為</text:span><text:span text:style-name="T13">基隆市</text:span><text:span text:style-name="T11">4.04</text:span><text:span text:style-name="T11">‰</text:span><text:span text:style-name="T11">，</text:span><text:span text:style-name="T13">其次為屏東縣</text:span><text:span text:style-name="T11">5.68</text:span><text:span text:style-name="T11">‰</text:span><text:span text:style-name="T11">，再其次為</text:span><text:span text:style-name="T14">嘉義市</text:span><text:span text:style-name="T11">5.70</text:span><text:span text:style-name="T11">‰</text:span><text:span text:style-name="T11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, 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1.058cm" fo:margin-bottom="0cm" loext:contextual-spacing="false" style:line-height-at-least="0.776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font-name-asian="標楷體" style:font-name-complex="新細明體"/>
    </style:style>
    <style:style style:name="T4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5" style:family="text">
      <style:text-properties fo:font-size="14pt" style:font-size-asian="14pt"/>
    </style:style>
    <style:style style:name="T6" style:family="text">
      <style:text-properties style:font-name="標楷體" style:font-name-asian="標楷體" style:font-name-complex="標楷體" style:font-size-complex="14pt"/>
    </style:style>
    <style:style style:name="T7" style:family="text">
      <style:text-properties style:font-name="標楷體" style:letter-kerning="true" style:font-name-asian="標楷體" style:font-name-complex="標楷體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6"/><text:bookmark-start text:name="OLE_LINK5"/><text:span text:style-name="T1">五、</text:span><text:span text:style-name="T1">100年2月</text:span><text:span text:style-name="T1">人口死亡數為12,783人，平均約每3.2分鐘死亡一個人；折合年粗死亡率為7.19</text:span><text:span text:style-name="T1">‰</text:span><text:span text:style-name="T1">，較上年同月增加0.90個千分點。就縣市別言，粗死亡率最高為臺東縣之12.05</text:span><text:span text:style-name="T1">‰</text:span><text:span text:style-name="T1">，其次為嘉義縣9.99</text:span><text:span text:style-name="T1">‰</text:span><text:span text:style-name="T1">，再其次為澎湖縣9.69</text:span><text:span text:style-name="T1">‰</text:span><text:span text:style-name="T1">；最低為連江縣2.62</text:span><text:span text:style-name="T1">‰</text:span><text:span text:style-name="T1">，其次為</text:span><text:span text:style-name="T3">新北市</text:span><text:span text:style-name="T1">5.54</text:span><text:span text:style-name="T1">‰</text:span><text:span text:style-name="T1">，再其次為新竹市5.61</text:span><text:span text:style-name="T1">‰</text:span><text:span text:style-name="T1">。</text:span></text:p>
      <text:p text:style-name="P2"><text:span text:style-name="T1">六、</text:span><text:span text:style-name="T1">100年2月</text:span><text:span text:style-name="T1">結婚對數為</text:span><text:span text:style-name="T4">8,934</text:span><text:span text:style-name="T1">對，折合年粗結婚率為5.03</text:span><text:span text:style-name="T1">‰</text:span><text:span text:style-name="T1">，較上年同月減少0.06個千分點。就縣市別言，粗結婚率最高為連江縣6.55</text:span><text:span text:style-name="T1">‰</text:span><text:span text:style-name="T1">，其次為高雄市5.60</text:span><text:span text:style-name="T1">‰</text:span><text:span text:style-name="T1">，再其次為新北市5.40</text:span><text:span text:style-name="T1">‰</text:span><text:span text:style-name="T1">；最低為金門縣2.66</text:span><text:span text:style-name="T1">‰</text:span><text:span text:style-name="T1">，其次為澎湖縣3.63</text:span><text:span text:style-name="T1">‰</text:span><text:span text:style-name="T1">，再其次為宜蘭縣3.77</text:span><text:span text:style-name="T1">‰</text:span><text:span text:style-name="T1">。</text:span></text:p>
      <text:p text:style-name="P3"><text:span text:style-name="T1">七、</text:span><text:span text:style-name="T1">100年2月</text:span><text:span text:style-name="T1">離婚對數為3,659對，折合年粗離婚率為2.06</text:span><text:span text:style-name="T1">‰</text:span><text:span text:style-name="T1">，較上年同月增加0.08個千分點。就縣市別言，粗離婚率最高為花蓮縣2.62</text:span><text:span text:style-name="T1">‰</text:span><text:span text:style-name="T1">，其次為基隆市2.52</text:span><text:span text:style-name="T1">‰</text:span><text:span text:style-name="T1">，再其次為桃園縣2.50</text:span><text:span text:style-name="T1">‰</text:span><text:span text:style-name="T1">；最低為連江縣0</text:span><text:span text:style-name="T1">‰</text:span><text:span text:style-name="T1">，其次為金門縣0.67</text:span><text:span text:style-name="T1">‰</text:span><text:span text:style-name="T1">，再其次為澎湖縣1.21</text:span><text:span text:style-name="T1">‰</text:span><text:span text:style-name="T1">。</text:span></text:p>
      <text:p text:style-name="P3"><text:bookmark-end text:name="OLE_LINK4"/><text:bookmark-end text:name="OLE_LINK5"/><text:span text:style-name="T1">八、</text:span><text:span text:style-name="T1">100年2月底</text:span><text:span text:style-name="T1">原住民人口數為513,640人，較上年同月增加7,898人，占總人口比率2.22%。就縣市別言，原住民人口數最多為花蓮縣90</text:span><text:span text:style-name="T1">,</text:span><text:span text:style-name="T1">965人，占原住民總人口數17.71%，其次為臺東縣80,157人，占15.61%，再其次為桃園縣</text:span><text:span text:style-name="T1">5</text:span><text:span text:style-name="T1">9</text:span><text:span text:style-name="T1">,</text:span><text:span text:style-name="T1">534人，占</text:span><text:span text:style-name="T1">1</text:span><text:span text:style-name="T1">1</text:span><text:span text:style-name="T1">.</text:span><text:span text:style-name="T1">59%；最少為連江縣僅128人，其次為澎湖縣301人，再其次為金門縣496人。</text:span></text:p>
      <text:p text:style-name="P3"><text:span text:style-name="T1">九、</text:span><text:span text:style-name="T1">100年2月底</text:span><text:span text:style-name="T1">0</text:span><text:span text:style-name="T6">至</text:span><text:span text:style-name="T1">14歲人口數為3,600,686人，占總人口比率15.54%；15</text:span><text:span text:style-name="T6">至</text:span><text:span text:style-name="T1">64歲人口數為17,073,975人，占73.71</text:span><text:span text:style-name="T3">%</text:span><text:span text:style-name="T7">；</text:span><text:span text:style-name="T1">65歲以上人口數為2,489,796人，占10.75</text:span><text:span text:style-name="T3">%</text:span><text:span text:style-name="T7">；至於20歲以上</text:span><text:span text:style-name="T1">人口數則為17,954,911人，占77.51</text:span><text:span text:style-name="T3">%</text:span><text:span text:style-name="T7">。</text:span><text:span text:style-name="T1">就縣市別言，0</text:span><text:span text:style-name="T6">至</text:span><text:span text:style-name="T1">14歲人口比率最高為新竹市19.04</text:span><text:span text:style-name="T3">%</text:span><text:span text:style-name="T1">，最低為金門縣13.06</text:span><text:span text:style-name="T3">%</text:span><text:span text:style-name="T7">；</text:span><text:span text:style-name="T1">15</text:span><text:span text:style-name="T6">至</text:span><text:span text:style-name="T1">64歲人口比率最高為新北市76.77%</text:span><text:span text:style-name="T7">，</text:span><text:span text:style-name="T1">最低為雲林縣69.87</text:span><text:span text:style-name="T3">%</text:span><text:span text:style-name="T7">；</text:span><text:span text:style-name="T1">65歲以上人口比率最高為嘉義縣15.67</text:span><text:span text:style-name="T3">%</text:span><text:span text:style-name="T7">，</text:span><text:span text:style-name="T1">最低為桃園縣8.25</text:span><text:span text:style-name="T3">%</text:span><text:span text:style-name="T7">；至於20歲以上</text:span><text:span text:style-name="T1">人口比率最高則為金門縣80.40</text:span><text:span text:style-name="T3">%</text:span><text:span text:style-name="T7">，</text:span><text:span text:style-name="T1">最低為新竹縣73.88</text:span><text:span text:style-name="T3">%</text:span><text:span text:style-name="T1">。</text:span><text:bookmark-end text:name="OLE_LINK6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, 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